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7.71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7.43mm"/>
    </style:style>
    <style:style style:name="co14" style:family="table-column">
      <style:table-column-properties fo:break-before="auto" style:column-width="5.8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8.26mm"/>
    </style:style>
    <style:style style:name="co17" style:family="table-column">
      <style:table-column-properties fo:break-before="auto" style:column-width="33.85mm"/>
    </style:style>
    <style:style style:name="co18" style:family="table-column">
      <style:table-column-properties fo:break-before="auto" style:column-width="31.94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ogad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apelido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clube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variacao_pr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media_pt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proximo_adversario</text:p>
          </table:table-cell>
          <table:table-cell office:value-type="string" calcext:value-type="string">
            <text:p>proxima_em_casa</text:p>
          </table:table-cell>
          <table:table-cell office:value-type="string" calcext:value-type="string">
            <text:p>media/preco</text:p>
          </table:table-cell>
        </table:table-row>
        <table:table-row table:style-name="ro1">
          <table:table-cell office:value-type="string" calcext:value-type="string">
            <text:p>Jordi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v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ável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" calcext:value-type="float">
            <text:p>-4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2]= &quot;True&quot;; [.I2] / [.F2] * 2.15; [.I2]/[.F2])" office:value-type="float" office:value="-11.9444444444444" calcext:value-type="float">
            <text:p>-11,9444444444</text:p>
          </table:table-cell>
        </table:table-row>
        <table:table-row table:style-name="ro1">
          <table:table-cell office:value-type="string" calcext:value-type="string">
            <text:p>Gustavo Henriqu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" calcext:value-type="float">
            <text:p>-6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3]= &quot;True&quot;; [.I3] / [.F3] * 2.15; [.I3]/[.F3])" office:value-type="float" office:value="-8.35443037974683" calcext:value-type="float">
            <text:p>-8,3544303797</text:p>
          </table:table-cell>
        </table:table-row>
        <table:table-row table:style-name="ro1">
          <table:table-cell office:value-type="string" calcext:value-type="string">
            <text:p>Eltinh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4]= &quot;True&quot;; [.I4] / [.F4] * 2.15; [.I4]/[.F4])" office:value-type="float" office:value="-5.71518987341772" calcext:value-type="float">
            <text:p>-5,7151898734</text:p>
          </table:table-cell>
        </table:table-row>
        <table:table-row table:style-name="ro1">
          <table:table-cell office:value-type="string" calcext:value-type="string">
            <text:p>Pedro Botelh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5]= &quot;True&quot;; [.I5] / [.F5] * 2.15; [.I5]/[.F5])" office:value-type="float" office:value="-5.71518987341772" calcext:value-type="float">
            <text:p>-5,7151898734</text:p>
          </table:table-cell>
        </table:table-row>
        <table:table-row table:style-name="ro1">
          <table:table-cell office:value-type="string" calcext:value-type="string">
            <text:p>Fabrício Baian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0.82" calcext:value-type="float">
            <text:p>0,82</text:p>
          </table:table-cell>
          <table:table-cell office:value-type="float" office:value="-0.76" calcext:value-type="float">
            <text:p>-0,76</text:p>
          </table:table-cell>
          <table:table-cell office:value-type="float" office:value="-3.3" calcext:value-type="float">
            <text:p>-3,3</text:p>
          </table:table-cell>
          <table:table-cell office:value-type="float" office:value="-1.65" calcext:value-type="float">
            <text:p>-1,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6]= &quot;True&quot;; [.I6] / [.F6] * 2.15; [.I6]/[.F6])" office:value-type="float" office:value="-4.32621951219512" calcext:value-type="float">
            <text:p>-4,3262195122</text:p>
          </table:table-cell>
        </table:table-row>
        <table:table-row table:style-name="ro1">
          <table:table-cell office:value-type="string" calcext:value-type="string">
            <text:p>Ygo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" calcext:value-type="float">
            <text:p>-4,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7]= &quot;True&quot;; [.I7] / [.F7] * 2.15; [.I7]/[.F7])" office:value-type="float" office:value="-4.14414414414414" calcext:value-type="float">
            <text:p>-4,1441441441</text:p>
          </table:table-cell>
        </table:table-row>
        <table:table-row table:style-name="ro1">
          <table:table-cell office:value-type="string" calcext:value-type="string">
            <text:p>Victor Ramo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almei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úvida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3" calcext:value-type="float">
            <text:p>-1,9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8]= &quot;True&quot;; [.I8] / [.F8] * 2.15; [.I8]/[.F8])" office:value-type="float" office:value="-4.02864077669903" calcext:value-type="float">
            <text:p>-4,0286407767</text:p>
          </table:table-cell>
        </table:table-row>
        <table:table-row table:style-name="ro1">
          <table:table-cell office:value-type="string" calcext:value-type="string">
            <text:p>Jarl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0.82" calcext:value-type="float">
            <text:p>0,82</text:p>
          </table:table-cell>
          <table:table-cell office:value-type="float" office:value="-0.18" calcext:value-type="float">
            <text:p>-0,18</text:p>
          </table:table-cell>
          <table:table-cell table:number-columns-repeated="2" office:value-type="float" office:value="-3.3" calcext:value-type="float">
            <text:p>-3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9]= &quot;True&quot;; [.I9] / [.F9] * 2.15; [.I9]/[.F9])" office:value-type="float" office:value="-4.02439024390244" calcext:value-type="float">
            <text:p>-4,0243902439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ti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0.82" calcext:value-type="float">
            <text:p>0,82</text:p>
          </table:table-cell>
          <table:table-cell office:value-type="float" office:value="-0.66" calcext:value-type="float">
            <text:p>-0,66</text:p>
          </table:table-cell>
          <table:table-cell office:value-type="float" office:value="-4.8" calcext:value-type="float">
            <text:p>-4,8</text:p>
          </table:table-cell>
          <table:table-cell office:value-type="float" office:value="-1.5" calcext:value-type="float">
            <text:p>-1,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0]= &quot;True&quot;; [.I10] / [.F10] * 2.15; [.I10]/[.F10])" office:value-type="float" office:value="-3.93292682926829" calcext:value-type="float">
            <text:p>-3,9329268293</text:p>
          </table:table-cell>
        </table:table-row>
        <table:table-row table:style-name="ro1">
          <table:table-cell office:value-type="string" calcext:value-type="string">
            <text:p>Lucas Mug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11]= &quot;True&quot;; [.I11] / [.F11] * 2.15; [.I11]/[.F11])" office:value-type="float" office:value="-2.91139240506329" calcext:value-type="float">
            <text:p>-2,9113924051</text:p>
          </table:table-cell>
        </table:table-row>
        <table:table-row table:style-name="ro1">
          <table:table-cell office:value-type="string" calcext:value-type="string">
            <text:p>Danilo Pir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12]= &quot;True&quot;; [.I12] / [.F12] * 2.15; [.I12]/[.F12])" office:value-type="float" office:value="-2.17721518987342" calcext:value-type="float">
            <text:p>-2,1772151899</text:p>
          </table:table-cell>
        </table:table-row>
        <table:table-row table:style-name="ro1">
          <table:table-cell office:value-type="string" calcext:value-type="string">
            <text:p>Nal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úvida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5" calcext:value-type="float">
            <text:p>-1,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13]= &quot;True&quot;; [.I13] / [.F13] * 2.15; [.I13]/[.F13])" office:value-type="float" office:value="-2.03703703703704" calcext:value-type="float">
            <text:p>-2,037037037</text:p>
          </table:table-cell>
        </table:table-row>
        <table:table-row table:style-name="ro1">
          <table:table-cell office:value-type="string" calcext:value-type="string">
            <text:p>Marron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4]= &quot;True&quot;; [.I14] / [.F14] * 2.15; [.I14]/[.F14])" office:value-type="float" office:value="-1.73387096774194" calcext:value-type="float">
            <text:p>-1,7338709677</text:p>
          </table:table-cell>
        </table:table-row>
        <table:table-row table:style-name="ro1">
          <table:table-cell office:value-type="string" calcext:value-type="string">
            <text:p>William Kozlowsk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" calcext:value-type="float">
            <text:p>-1,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15]= &quot;True&quot;; [.I15] / [.F15] * 2.15; [.I15]/[.F15])" office:value-type="float" office:value="-1.5679012345679" calcext:value-type="float">
            <text:p>-1,5679012346</text:p>
          </table:table-cell>
        </table:table-row>
        <table:table-row table:style-name="ro1">
          <table:table-cell office:value-type="string" calcext:value-type="string">
            <text:p>Wesley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0.82" calcext:value-type="float">
            <text:p>0,82</text:p>
          </table:table-cell>
          <table:table-cell office:value-type="float" office:value="0.01" calcext:value-type="float">
            <text:p>0,01</text:p>
          </table:table-cell>
          <table:table-cell office:value-type="float" office:value="1.4" calcext:value-type="float">
            <text:p>1,4</text:p>
          </table:table-cell>
          <table:table-cell office:value-type="float" office:value="-1.25" calcext:value-type="float">
            <text:p>-1,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16]= &quot;True&quot;; [.I16] / [.F16] * 2.15; [.I16]/[.F16])" office:value-type="float" office:value="-1.52439024390244" calcext:value-type="float">
            <text:p>-1,5243902439</text:p>
          </table:table-cell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17]= &quot;True&quot;; [.I17] / [.F17] * 2.15; [.I17]/[.F17])" office:value-type="float" office:value="-1.51898734177215" calcext:value-type="float">
            <text:p>-1,5189873418</text:p>
          </table:table-cell>
        </table:table-row>
        <table:table-row table:style-name="ro1">
          <table:table-cell office:value-type="string" calcext:value-type="string">
            <text:p>Den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0.93" calcext:value-type="float">
            <text:p>0,93</text:p>
          </table:table-cell>
          <table:table-cell office:value-type="float" office:value="-0.73" calcext:value-type="float">
            <text:p>-0,73</text:p>
          </table:table-cell>
          <table:table-cell office:value-type="float" office:value="-0.8" calcext:value-type="float">
            <text:p>-0,8</text:p>
          </table:table-cell>
          <table:table-cell office:value-type="float" office:value="-1.35" calcext:value-type="float">
            <text:p>-1,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8]= &quot;True&quot;; [.I18] / [.F18] * 2.15; [.I18]/[.F18])" office:value-type="float" office:value="-1.45161290322581" calcext:value-type="float">
            <text:p>-1,4516129032</text:p>
          </table:table-cell>
        </table:table-row>
        <table:table-row table:style-name="ro1">
          <table:table-cell office:value-type="string" calcext:value-type="string">
            <text:p>Bruno Alve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0.82" calcext:value-type="float">
            <text:p>0,82</text:p>
          </table:table-cell>
          <table:table-cell office:value-type="float" office:value="0.01" calcext:value-type="float">
            <text:p>0,01</text:p>
          </table:table-cell>
          <table:table-cell office:value-type="float" office:value="-0.5" calcext:value-type="float">
            <text:p>-0,5</text:p>
          </table:table-cell>
          <table:table-cell office:value-type="float" office:value="-1.14" calcext:value-type="float">
            <text:p>-1,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9]= &quot;True&quot;; [.I19] / [.F19] * 2.15; [.I19]/[.F19])" office:value-type="float" office:value="-1.39024390243902" calcext:value-type="float">
            <text:p>-1,3902439024</text:p>
          </table:table-cell>
        </table:table-row>
        <table:table-row table:style-name="ro1">
          <table:table-cell office:value-type="string" calcext:value-type="string">
            <text:p>Nirley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2.29" calcext:value-type="float">
            <text:p>2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20]= &quot;True&quot;; [.I20] / [.F20] * 2.15; [.I20]/[.F20])" office:value-type="float" office:value="-0.91703056768559" calcext:value-type="float">
            <text:p>-0,9170305677</text:p>
          </table:table-cell>
        </table:table-row>
        <table:table-row table:style-name="ro1">
          <table:table-cell office:value-type="string" calcext:value-type="string">
            <text:p>Cicinh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2.37" calcext:value-type="float">
            <text:p>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1]= &quot;True&quot;; [.I21] / [.F21] * 2.15; [.I21]/[.F21])" office:value-type="float" office:value="-0.843881856540084" calcext:value-type="float">
            <text:p>-0,8438818565</text:p>
          </table:table-cell>
        </table:table-row>
        <table:table-row table:style-name="ro1">
          <table:table-cell office:value-type="string" calcext:value-type="string">
            <text:p>Marquinhos Gabri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75" calcext:value-type="float">
            <text:p>6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" calcext:value-type="float">
            <text:p>-4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2]= &quot;True&quot;; [.I22] / [.F22] * 2.15; [.I22]/[.F22])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27" calcext:value-type="float">
            <text:p>3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23]= &quot;True&quot;; [.I23] / [.F23] * 2.15; [.I23]/[.F23])" office:value-type="float" office:value="-0.657492354740061" calcext:value-type="float">
            <text:p>-0,6574923547</text:p>
          </table:table-cell>
        </table:table-row>
        <table:table-row table:style-name="ro1">
          <table:table-cell office:value-type="string" calcext:value-type="string">
            <text:p>Kemp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úvida</text:p>
          </table:table-cell>
          <table:table-cell office:value-type="float" office:value="1.87" calcext:value-type="float">
            <text:p>1,87</text:p>
          </table:table-cell>
          <table:table-cell office:value-type="float" office:value="0.36" calcext:value-type="float">
            <text:p>0,36</text:p>
          </table:table-cell>
          <table:table-cell office:value-type="float" office:value="0.7" calcext:value-type="float">
            <text:p>0,7</text:p>
          </table:table-cell>
          <table:table-cell office:value-type="float" office:value="-1.16" calcext:value-type="float">
            <text:p>-1,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24]= &quot;True&quot;; [.I24] / [.F24] * 2.15; [.I24]/[.F24])" office:value-type="float" office:value="-0.620320855614973" calcext:value-type="float">
            <text:p>-0,6203208556</text:p>
          </table:table-cell>
        </table:table-row>
        <table:table-row table:style-name="ro1">
          <table:table-cell office:value-type="string" calcext:value-type="string">
            <text:p>Bruno Edga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25]= &quot;True&quot;; [.I25] / [.F25] * 2.15; [.I25]/[.F25])" office:value-type="float" office:value="-0.617283950617284" calcext:value-type="float">
            <text:p>-0,6172839506</text:p>
          </table:table-cell>
        </table:table-row>
        <table:table-row table:style-name="ro1">
          <table:table-cell office:value-type="string" calcext:value-type="string">
            <text:p>Leandro Pereir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32" calcext:value-type="float">
            <text:p>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26]= &quot;True&quot;; [.I26] / [.F26] * 2.15; [.I26]/[.F26])" office:value-type="float" office:value="-0.606203007518797" calcext:value-type="float">
            <text:p>-0,6062030075</text:p>
          </table:table-cell>
        </table:table-row>
        <table:table-row table:style-name="ro1">
          <table:table-cell office:value-type="string" calcext:value-type="string">
            <text:p>Paulo André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ável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" calcext:value-type="float">
            <text:p>-4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27]= &quot;True&quot;; [.I27] / [.F27] * 2.15; [.I27]/[.F27])" office:value-type="float" office:value="-0.575342465753425" calcext:value-type="float">
            <text:p>-0,5753424658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2.62" calcext:value-type="float">
            <text:p>2,62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-0.63" calcext:value-type="float">
            <text:p>-0,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8]= &quot;True&quot;; [.I28] / [.F28] * 2.15; [.I28]/[.F28])" office:value-type="float" office:value="-0.516984732824427" calcext:value-type="float">
            <text:p>-0,5169847328</text:p>
          </table:table-cell>
        </table:table-row>
        <table:table-row table:style-name="ro1">
          <table:table-cell office:value-type="string" calcext:value-type="string">
            <text:p>Oswal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29]= &quot;True&quot;; [.I29] / [.F29] * 2.15; [.I29]/[.F29])" office:value-type="float" office:value="-0.479553903345725" calcext:value-type="float">
            <text:p>-0,4795539033</text:p>
          </table:table-cell>
        </table:table-row>
        <table:table-row table:style-name="ro1">
          <table:table-cell office:value-type="string" calcext:value-type="string">
            <text:p>Ícar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31" calcext:value-type="float">
            <text:p>2,31</text:p>
          </table:table-cell>
          <table:table-cell office:value-type="float" office:value="-0.69" calcext:value-type="float">
            <text:p>-0,69</text:p>
          </table:table-cell>
          <table:table-cell table:number-columns-repeated="2" office:value-type="float" office:value="-0.5" calcext:value-type="float">
            <text:p>-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30]= &quot;True&quot;; [.I30] / [.F30] * 2.15; [.I30]/[.F30])" office:value-type="float" office:value="-0.465367965367965" calcext:value-type="float">
            <text:p>-0,4653679654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13" calcext:value-type="float">
            <text:p>4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31]= &quot;True&quot;; [.I31] / [.F31] * 2.15; [.I31]/[.F31])" office:value-type="float" office:value="-0.460048426150121" calcext:value-type="float">
            <text:p>-0,4600484262</text:p>
          </table:table-cell>
        </table:table-row>
        <table:table-row table:style-name="ro1">
          <table:table-cell office:value-type="string" calcext:value-type="string">
            <text:p>Tobi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almei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úvida</text:p>
          </table:table-cell>
          <table:table-cell office:value-type="float" office:value="6.17" calcext:value-type="float">
            <text:p>6,17</text:p>
          </table:table-cell>
          <table:table-cell office:value-type="float" office:value="-1.83" calcext:value-type="float">
            <text:p>-1,83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32]= &quot;True&quot;; [.I32] / [.F32] * 2.15; [.I32]/[.F32])" office:value-type="float" office:value="-0.452998379254457" calcext:value-type="float">
            <text:p>-0,4529983793</text:p>
          </table:table-cell>
        </table:table-row>
        <table:table-row table:style-name="ro1">
          <table:table-cell office:value-type="string" calcext:value-type="string">
            <text:p>Net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hapeco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ável</text:p>
          </table:table-cell>
          <table:table-cell office:value-type="float" office:value="3.86" calcext:value-type="float">
            <text:p>3,86</text:p>
          </table:table-cell>
          <table:table-cell office:value-type="float" office:value="-1.14" calcext:value-type="float">
            <text:p>-1,14</text:p>
          </table:table-cell>
          <table:table-cell table:number-columns-repeated="2" office:value-type="float" office:value="-0.8" calcext:value-type="float">
            <text:p>-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33]= &quot;True&quot;; [.I33] / [.F33] * 2.15; [.I33]/[.F33])" office:value-type="float" office:value="-0.44559585492228" calcext:value-type="float">
            <text:p>-0,4455958549</text:p>
          </table:table-cell>
        </table:table-row>
        <table:table-row table:style-name="ro1">
          <table:table-cell office:value-type="string" calcext:value-type="string">
            <text:p>Júnio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rê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.69" calcext:value-type="float">
            <text:p>1,69</text:p>
          </table:table-cell>
          <table:table-cell office:value-type="float" office:value="-0.16" calcext:value-type="float">
            <text:p>-0,16</text:p>
          </table:table-cell>
          <table:table-cell office:value-type="float" office:value="0.4" calcext:value-type="float">
            <text:p>0,4</text:p>
          </table:table-cell>
          <table:table-cell office:value-type="float" office:value="-0.35" calcext:value-type="float">
            <text:p>-0,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34]= &quot;True&quot;; [.I34] / [.F34] * 2.15; [.I34]/[.F34])" office:value-type="float" office:value="-0.445266272189349" calcext:value-type="float">
            <text:p>-0,4452662722</text:p>
          </table:table-cell>
        </table:table-row>
        <table:table-row table:style-name="ro1">
          <table:table-cell office:value-type="string" calcext:value-type="string">
            <text:p>Jad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2.77" calcext:value-type="float">
            <text:p>2,77</text:p>
          </table:table-cell>
          <table:table-cell office:value-type="float" office:value="0.83" calcext:value-type="float">
            <text:p>0,83</text:p>
          </table:table-cell>
          <table:table-cell office:value-type="float" office:value="1.7" calcext:value-type="float">
            <text:p>1,7</text:p>
          </table:table-cell>
          <table:table-cell office:value-type="float" office:value="-1.12" calcext:value-type="float">
            <text:p>-1,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5]= &quot;True&quot;; [.I35] / [.F35] * 2.15; [.I35]/[.F35])" office:value-type="float" office:value="-0.404332129963899" calcext:value-type="float">
            <text:p>-0,40433213</text:p>
          </table:table-cell>
        </table:table-row>
        <table:table-row table:style-name="ro1">
          <table:table-cell office:value-type="string" calcext:value-type="string">
            <text:p>Vanderlei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0.84" calcext:value-type="float">
            <text:p>10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" calcext:value-type="float">
            <text:p>-4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36]= &quot;True&quot;; [.I36] / [.F36] * 2.15; [.I36]/[.F36])" office:value-type="float" office:value="-0.396678966789668" calcext:value-type="float">
            <text:p>-0,3966789668</text:p>
          </table:table-cell>
        </table:table-row>
        <table:table-row table:style-name="ro1">
          <table:table-cell office:value-type="string" calcext:value-type="string">
            <text:p>Everton Silv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77" calcext:value-type="float">
            <text:p>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37]= &quot;True&quot;; [.I37] / [.F37] * 2.15; [.I37]/[.F37])" office:value-type="float" office:value="-0.388086642599278" calcext:value-type="float">
            <text:p>-0,3880866426</text:p>
          </table:table-cell>
        </table:table-row>
        <table:table-row table:style-name="ro1">
          <table:table-cell office:value-type="string" calcext:value-type="string">
            <text:p>Amara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4.27" calcext:value-type="float">
            <text:p>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38]= &quot;True&quot;; [.I38] / [.F38] * 2.15; [.I38]/[.F38])" office:value-type="float" office:value="-0.377634660421546" calcext:value-type="float">
            <text:p>-0,3776346604</text:p>
          </table:table-cell>
        </table:table-row>
        <table:table-row table:style-name="ro1">
          <table:table-cell office:value-type="string" calcext:value-type="string">
            <text:p>Maic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3.62" calcext:value-type="float">
            <text:p>3,62</text:p>
          </table:table-cell>
          <table:table-cell office:value-type="float" office:value="-0.56" calcext:value-type="float">
            <text:p>-0,56</text:p>
          </table:table-cell>
          <table:table-cell office:value-type="float" office:value="-0.1" calcext:value-type="float">
            <text:p>-0,1</text:p>
          </table:table-cell>
          <table:table-cell office:value-type="float" office:value="-0.62" calcext:value-type="float">
            <text:p>-0,6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39]= &quot;True&quot;; [.I39] / [.F39] * 2.15; [.I39]/[.F39])" office:value-type="float" office:value="-0.368232044198895" calcext:value-type="float">
            <text:p>-0,3682320442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.63" calcext:value-type="float">
            <text:p>2,6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-0.45" calcext:value-type="float">
            <text:p>-0,4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40]= &quot;True&quot;; [.I40] / [.F40] * 2.15; [.I40]/[.F40])" office:value-type="float" office:value="-0.36787072243346" calcext:value-type="float">
            <text:p>-0,3678707224</text:p>
          </table:table-cell>
        </table:table-row>
        <table:table-row table:style-name="ro1">
          <table:table-cell office:value-type="string" calcext:value-type="string">
            <text:p>Thiago Ma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0.82" calcext:value-type="float">
            <text:p>0,82</text:p>
          </table:table-cell>
          <table:table-cell office:value-type="float" office:value="0.03" calcext:value-type="float">
            <text:p>0,03</text:p>
          </table:table-cell>
          <table:table-cell office:value-type="float" office:value="-0.1" calcext:value-type="float">
            <text:p>-0,1</text:p>
          </table:table-cell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41]= &quot;True&quot;; [.I41] / [.F41] * 2.15; [.I41]/[.F41])" office:value-type="float" office:value="-0.365853658536585" calcext:value-type="float">
            <text:p>-0,3658536585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9.12" calcext:value-type="float">
            <text:p>9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,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42]= &quot;True&quot;; [.I42] / [.F42] * 2.15; [.I42]/[.F42])" office:value-type="float" office:value="-0.330043859649123" calcext:value-type="float">
            <text:p>-0,3300438596</text:p>
          </table:table-cell>
        </table:table-row>
        <table:table-row table:style-name="ro1">
          <table:table-cell office:value-type="string" calcext:value-type="string">
            <text:p>Luccas Clar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ti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5.2" calcext:value-type="float">
            <text:p>5,2</text:p>
          </table:table-cell>
          <table:table-cell office:value-type="float" office:value="0.02" calcext:value-type="float">
            <text:p>0,02</text:p>
          </table:table-cell>
          <table:table-cell office:value-type="float" office:value="-0.3" calcext:value-type="float">
            <text:p>-0,3</text:p>
          </table:table-cell>
          <table:table-cell office:value-type="float" office:value="-0.73" calcext:value-type="float">
            <text:p>-0,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43]= &quot;True&quot;; [.I43] / [.F43] * 2.15; [.I43]/[.F43])" office:value-type="float" office:value="-0.301826923076923" calcext:value-type="float">
            <text:p>-0,3018269231</text:p>
          </table:table-cell>
        </table:table-row>
        <table:table-row table:style-name="ro1">
          <table:table-cell office:value-type="string" calcext:value-type="string">
            <text:p>Vagner Lov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úvida</text:p>
          </table:table-cell>
          <table:table-cell office:value-type="float" office:value="6.87" calcext:value-type="float">
            <text:p>6,8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9" calcext:value-type="float">
            <text:p>-0,9</text:p>
          </table:table-cell>
          <table:table-cell office:value-type="float" office:value="-0.93" calcext:value-type="float">
            <text:p>-0,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44]= &quot;True&quot;; [.I44] / [.F44] * 2.15; [.I44]/[.F44])" office:value-type="float" office:value="-0.291048034934498" calcext:value-type="float">
            <text:p>-0,2910480349</text:p>
          </table:table-cell>
        </table:table-row>
        <table:table-row table:style-name="ro1">
          <table:table-cell office:value-type="string" calcext:value-type="string">
            <text:p>Jean Derett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88" calcext:value-type="float">
            <text:p>3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45]= &quot;True&quot;; [.I45] / [.F45] * 2.15; [.I45]/[.F45])" office:value-type="float" office:value="-0.283505154639175" calcext:value-type="float">
            <text:p>-0,2835051546</text:p>
          </table:table-cell>
        </table:table-row>
        <table:table-row table:style-name="ro1">
          <table:table-cell office:value-type="string" calcext:value-type="string">
            <text:p>Wander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66" calcext:value-type="float">
            <text:p>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46]= &quot;True&quot;; [.I46] / [.F46] * 2.15; [.I46]/[.F46])" office:value-type="float" office:value="-0.276824034334764" calcext:value-type="float">
            <text:p>-0,2768240343</text:p>
          </table:table-cell>
        </table:table-row>
        <table:table-row table:style-name="ro1">
          <table:table-cell office:value-type="string" calcext:value-type="string">
            <text:p>Antônio Carlos 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va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spenso</text:p>
          </table:table-cell>
          <table:table-cell office:value-type="float" office:value="2.53" calcext:value-type="float">
            <text:p>2,53</text:p>
          </table:table-cell>
          <table:table-cell office:value-type="float" office:value="1.72" calcext:value-type="float">
            <text:p>1,72</text:p>
          </table:table-cell>
          <table:table-cell office:value-type="float" office:value="5.3" calcext:value-type="float">
            <text:p>5,3</text:p>
          </table:table-cell>
          <table:table-cell office:value-type="float" office:value="-0.26" calcext:value-type="float">
            <text:p>-0,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47]= &quot;True&quot;; [.I47] / [.F47] * 2.15; [.I47]/[.F47])" office:value-type="float" office:value="-0.22094861660079" calcext:value-type="float">
            <text:p>-0,2209486166</text:p>
          </table:table-cell>
        </table:table-row>
        <table:table-row table:style-name="ro1">
          <table:table-cell office:value-type="string" calcext:value-type="string">
            <text:p>Julio Cesa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v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18" calcext:value-type="float">
            <text:p>3,18</text:p>
          </table:table-cell>
          <table:table-cell office:value-type="float" office:value="-0.82" calcext:value-type="float">
            <text:p>-0,82</text:p>
          </table:table-cell>
          <table:table-cell table:number-columns-repeated="2" office:value-type="float" office:value="-0.3" calcext:value-type="float">
            <text:p>-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48]= &quot;True&quot;; [.I48] / [.F48] * 2.15; [.I48]/[.F48])" office:value-type="float" office:value="-0.202830188679245" calcext:value-type="float">
            <text:p>-0,2028301887</text:p>
          </table:table-cell>
        </table:table-row>
        <table:table-row table:style-name="ro1">
          <table:table-cell office:value-type="string" calcext:value-type="string">
            <text:p>Gabriel Jesu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43" calcext:value-type="float">
            <text:p>4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49]= &quot;True&quot;; [.I49] / [.F49] * 2.15; [.I49]/[.F49])" office:value-type="float" office:value="-0.194130925507901" calcext:value-type="float">
            <text:p>-0,1941309255</text:p>
          </table:table-cell>
        </table:table-row>
        <table:table-row table:style-name="ro1">
          <table:table-cell office:value-type="string" calcext:value-type="string">
            <text:p>Dagobert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7.79" calcext:value-type="float">
            <text:p>7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50]= &quot;True&quot;; [.I50] / [.F50] * 2.15; [.I50]/[.F50])" office:value-type="float" office:value="-0.193196405648267" calcext:value-type="float">
            <text:p>-0,1931964056</text:p>
          </table:table-cell>
        </table:table-row>
        <table:table-row table:style-name="ro1">
          <table:table-cell office:value-type="string" calcext:value-type="string">
            <text:p>Dudu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" calcext:value-type="float">
            <text:p>-0,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51]= &quot;True&quot;; [.I51] / [.F51] * 2.15; [.I51]/[.F51])" office:value-type="float" office:value="-0.183333333333333" calcext:value-type="float">
            <text:p>-0,1833333333</text:p>
          </table:table-cell>
        </table:table-row>
        <table:table-row table:style-name="ro1">
          <table:table-cell office:value-type="string" calcext:value-type="string">
            <text:p>Judivan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77" calcext:value-type="float">
            <text:p>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52]= &quot;True&quot;; [.I52] / [.F52] * 2.15; [.I52]/[.F52])" office:value-type="float" office:value="-0.180505415162455" calcext:value-type="float">
            <text:p>-0,1805054152</text:p>
          </table:table-cell>
        </table:table-row>
        <table:table-row table:style-name="ro1">
          <table:table-cell office:value-type="string" calcext:value-type="string">
            <text:p>Fabríci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ruz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undido</text:p>
          </table:table-cell>
          <table:table-cell office:value-type="float" office:value="8.34" calcext:value-type="float">
            <text:p>8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5" calcext:value-type="float">
            <text:p>-1,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53]= &quot;True&quot;; [.I53] / [.F53] * 2.15; [.I53]/[.F53])" office:value-type="float" office:value="-0.173860911270983" calcext:value-type="float">
            <text:p>-0,1738609113</text:p>
          </table:table-cell>
        </table:table-row>
        <table:table-row table:style-name="ro1">
          <table:table-cell office:value-type="string" calcext:value-type="string">
            <text:p>Giv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96" calcext:value-type="float">
            <text:p>3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4]= &quot;True&quot;; [.I54] / [.F54] * 2.15; [.I54]/[.F54])" office:value-type="float" office:value="-0.162878787878788" calcext:value-type="float">
            <text:p>-0,1628787879</text:p>
          </table:table-cell>
        </table:table-row>
        <table:table-row table:style-name="ro1">
          <table:table-cell office:value-type="string" calcext:value-type="string">
            <text:p>Esquerdinh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5]= &quot;True&quot;; [.I55] / [.F55] * 2.15; [.I55]/[.F55])" office:value-type="float" office:value="-0.159970238095238" calcext:value-type="float">
            <text:p>-0,1599702381</text:p>
          </table:table-cell>
        </table:table-row>
        <table:table-row table:style-name="ro1">
          <table:table-cell office:value-type="string" calcext:value-type="string">
            <text:p>Lisandro López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enso</text:p>
          </table:table-cell>
          <table:table-cell office:value-type="float" office:value="11.22" calcext:value-type="float">
            <text:p>11,22</text:p>
          </table:table-cell>
          <table:table-cell office:value-type="float" office:value="-1.19" calcext:value-type="float">
            <text:p>-1,19</text:p>
          </table:table-cell>
          <table:table-cell office:value-type="float" office:value="-1.7" calcext:value-type="float">
            <text:p>-1,7</text:p>
          </table:table-cell>
          <table:table-cell office:value-type="float" office:value="-1.75" calcext:value-type="float">
            <text:p>-1,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56]= &quot;True&quot;; [.I56] / [.F56] * 2.15; [.I56]/[.F56])" office:value-type="float" office:value="-0.155971479500891" calcext:value-type="float">
            <text:p>-0,1559714795</text:p>
          </table:table-cell>
        </table:table-row>
        <table:table-row table:style-name="ro1">
          <table:table-cell office:value-type="string" calcext:value-type="string">
            <text:p>Magrã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undido</text:p>
          </table:table-cell>
          <table:table-cell office:value-type="float" office:value="9.09" calcext:value-type="float">
            <text:p>9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,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57]= &quot;True&quot;; [.I57] / [.F57] * 2.15; [.I57]/[.F57])" office:value-type="float" office:value="-0.153740374037404" calcext:value-type="float">
            <text:p>-0,153740374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enso</text:p>
          </table:table-cell>
          <table:table-cell office:value-type="float" office:value="4.23" calcext:value-type="float">
            <text:p>4,23</text:p>
          </table:table-cell>
          <table:table-cell office:value-type="float" office:value="-1.48" calcext:value-type="float">
            <text:p>-1,48</text:p>
          </table:table-cell>
          <table:table-cell office:value-type="float" office:value="-4.3" calcext:value-type="float">
            <text:p>-4,3</text:p>
          </table:table-cell>
          <table:table-cell office:value-type="float" office:value="-0.63" calcext:value-type="float">
            <text:p>-0,6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8]= &quot;True&quot;; [.I58] / [.F58] * 2.15; [.I58]/[.F58])" office:value-type="float" office:value="-0.148936170212766" calcext:value-type="float">
            <text:p>-0,1489361702</text:p>
          </table:table-cell>
        </table:table-row>
        <table:table-row table:style-name="ro1">
          <table:table-cell office:value-type="string" calcext:value-type="string">
            <text:p>Paulo Victo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amen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.78" calcext:value-type="float">
            <text:p>2,78</text:p>
          </table:table-cell>
          <table:table-cell office:value-type="float" office:value="1.62" calcext:value-type="float">
            <text:p>1,62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59]= &quot;True&quot;; [.I59] / [.F59] * 2.15; [.I59]/[.F59])" office:value-type="float" office:value="-0.143884892086331" calcext:value-type="float">
            <text:p>-0,1438848921</text:p>
          </table:table-cell>
        </table:table-row>
        <table:table-row table:style-name="ro1">
          <table:table-cell office:value-type="string" calcext:value-type="string">
            <text:p>Ru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24" calcext:value-type="float">
            <text:p>6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60]= &quot;True&quot;; [.I60] / [.F60] * 2.15; [.I60]/[.F60])" office:value-type="float" office:value="-0.128205128205128" calcext:value-type="float">
            <text:p>-0,1282051282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7.73" calcext:value-type="float">
            <text:p>7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" calcext:value-type="float">
            <text:p>-0,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1]= &quot;True&quot;; [.I61] / [.F61] * 2.15; [.I61]/[.F61])" office:value-type="float" office:value="-0.1251617076326" calcext:value-type="float">
            <text:p>-0,1251617076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ão pau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62]= &quot;True&quot;; [.I62] / [.F62] * 2.15; [.I62]/[.F62])" office:value-type="float" office:value="-0.111940298507463" calcext:value-type="float">
            <text:p>-0,1119402985</text:p>
          </table:table-cell>
        </table:table-row>
        <table:table-row table:style-name="ro1">
          <table:table-cell office:value-type="string" calcext:value-type="string">
            <text:p>Eraz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rê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63]= &quot;True&quot;; [.I63] / [.F63] * 2.15; [.I63]/[.F63])" office:value-type="float" office:value="-0.0974320241691843" calcext:value-type="float">
            <text:p>-0,0974320242</text:p>
          </table:table-cell>
        </table:table-row>
        <table:table-row table:style-name="ro1">
          <table:table-cell office:value-type="string" calcext:value-type="string">
            <text:p>Dellatorr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24" calcext:value-type="float">
            <text:p>6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4]= &quot;True&quot;; [.I64] / [.F64] * 2.15; [.I64]/[.F64])" office:value-type="float" office:value="-0.0961538461538462" calcext:value-type="float">
            <text:p>-0,0961538462</text:p>
          </table:table-cell>
        </table:table-row>
        <table:table-row table:style-name="ro1">
          <table:table-cell office:value-type="string" calcext:value-type="string">
            <text:p>Bernar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5]= &quot;True&quot;; [.I65] / [.F65] * 2.15; [.I65]/[.F65])" office:value-type="float" office:value="-0.0920770877944326" calcext:value-type="float">
            <text:p>-0,0920770878</text:p>
          </table:table-cell>
        </table:table-row>
        <table:table-row table:style-name="ro1">
          <table:table-cell office:value-type="string" calcext:value-type="string">
            <text:p>Bady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56" calcext:value-type="float">
            <text:p>4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6]= &quot;True&quot;; [.I66] / [.F66] * 2.15; [.I66]/[.F66])" office:value-type="float" office:value="-0.087719298245614" calcext:value-type="float">
            <text:p>-0,0877192982</text:p>
          </table:table-cell>
        </table:table-row>
        <table:table-row table:style-name="ro1">
          <table:table-cell office:value-type="string" calcext:value-type="string">
            <text:p>Vit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rê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87" calcext:value-type="float">
            <text:p>3,87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67]= &quot;True&quot;; [.I67] / [.F67] * 2.15; [.I67]/[.F67])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10.46" calcext:value-type="float">
            <text:p>1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8]= &quot;True&quot;; [.I68] / [.F68] * 2.15; [.I68]/[.F68])" office:value-type="float" office:value="-0.0822179732313576" calcext:value-type="float">
            <text:p>-0,0822179732</text:p>
          </table:table-cell>
        </table:table-row>
        <table:table-row table:style-name="ro1">
          <table:table-cell office:value-type="string" calcext:value-type="string">
            <text:p>Marcã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6.97" calcext:value-type="float">
            <text:p>6,97</text:p>
          </table:table-cell>
          <table:table-cell office:value-type="float" office:value="-1.37" calcext:value-type="float">
            <text:p>-1,37</text:p>
          </table:table-cell>
          <table:table-cell office:value-type="float" office:value="-2.9" calcext:value-type="float">
            <text:p>-2,9</text:p>
          </table:table-cell>
          <table:table-cell office:value-type="float" office:value="-0.57" calcext:value-type="float">
            <text:p>-0,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9]= &quot;True&quot;; [.I69] / [.F69] * 2.15; [.I69]/[.F69])" office:value-type="float" office:value="-0.0817790530846485" calcext:value-type="float">
            <text:p>-0,0817790531</text:p>
          </table:table-cell>
        </table:table-row>
        <table:table-row table:style-name="ro1">
          <table:table-cell office:value-type="string" calcext:value-type="string">
            <text:p>Léo Lisbo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72" calcext:value-type="float">
            <text:p>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70]= &quot;True&quot;; [.I70] / [.F70] * 2.15; [.I70]/[.F70])" office:value-type="float" office:value="-0.0806451612903226" calcext:value-type="float">
            <text:p>-0,0806451613</text:p>
          </table:table-cell>
        </table:table-row>
        <table:table-row table:style-name="ro1">
          <table:table-cell office:value-type="string" calcext:value-type="string">
            <text:p>Luiz Antonio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3.92" calcext:value-type="float">
            <text:p>3,92</text:p>
          </table:table-cell>
          <table:table-cell office:value-type="float" office:value="-0.29" calcext:value-type="float">
            <text:p>-0,29</text:p>
          </table:table-cell>
          <table:table-cell table:number-columns-repeated="2" office:value-type="float" office:value="-0.3" calcext:value-type="float">
            <text:p>-0,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71]= &quot;True&quot;; [.I71] / [.F71] * 2.15; [.I71]/[.F71])" office:value-type="float" office:value="-0.076530612244898" calcext:value-type="float">
            <text:p>-0,0765306122</text:p>
          </table:table-cell>
        </table:table-row>
        <table:table-row table:style-name="ro1">
          <table:table-cell office:value-type="string" calcext:value-type="string">
            <text:p>Lucas Gom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4.14" calcext:value-type="float">
            <text:p>4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72]= &quot;True&quot;; [.I72] / [.F72] * 2.15; [.I72]/[.F72])" office:value-type="float" office:value="-0.072463768115942" calcext:value-type="float">
            <text:p>-0,0724637681</text:p>
          </table:table-cell>
        </table:table-row>
        <table:table-row table:style-name="ro1">
          <table:table-cell office:value-type="string" calcext:value-type="string">
            <text:p>Leandro Donizet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3]= &quot;True&quot;; [.I73] / [.F73] * 2.15; [.I73]/[.F73])" office:value-type="float" office:value="-0.0708791208791209" calcext:value-type="float">
            <text:p>-0,0708791209</text:p>
          </table:table-cell>
        </table:table-row>
        <table:table-row table:style-name="ro1">
          <table:table-cell office:value-type="string" calcext:value-type="string">
            <text:p>Paulinho Di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73" calcext:value-type="float">
            <text:p>4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74]= &quot;True&quot;; [.I74] / [.F74] * 2.15; [.I74]/[.F74])" office:value-type="float" office:value="-0.0634249471458774" calcext:value-type="float">
            <text:p>-0,0634249471</text:p>
          </table:table-cell>
        </table:table-row>
        <table:table-row table:style-name="ro1">
          <table:table-cell office:value-type="string" calcext:value-type="string">
            <text:p>Emanuel Biancucch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ável</text:p>
          </table:table-cell>
          <table:table-cell office:value-type="float" office:value="7.29" calcext:value-type="float">
            <text:p>7,29</text:p>
          </table:table-cell>
          <table:table-cell office:value-type="float" office:value="-1.71" calcext:value-type="float">
            <text:p>-1,71</text:p>
          </table:table-cell>
          <table:table-cell table:number-columns-repeated="2" office:value-type="float" office:value="-0.2" calcext:value-type="float">
            <text:p>-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75]= &quot;True&quot;; [.I75] / [.F75] * 2.15; [.I75]/[.F75])" office:value-type="float" office:value="-0.0589849108367627" calcext:value-type="float">
            <text:p>-0,0589849108</text:p>
          </table:table-cell>
        </table:table-row>
        <table:table-row table:style-name="ro1">
          <table:table-cell office:value-type="string" calcext:value-type="string">
            <text:p>Tiago Lui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5.82" calcext:value-type="float">
            <text:p>5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76]= &quot;True&quot;; [.I76] / [.F76] * 2.15; [.I76]/[.F76])" office:value-type="float" office:value="-0.0515463917525773" calcext:value-type="float">
            <text:p>-0,0515463918</text:p>
          </table:table-cell>
        </table:table-row>
        <table:table-row table:style-name="ro1">
          <table:table-cell office:value-type="string" calcext:value-type="string">
            <text:p>Paul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amen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8.84" calcext:value-type="float">
            <text:p>8,84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,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77]= &quot;True&quot;; [.I77] / [.F77] * 2.15; [.I77]/[.F77])" office:value-type="float" office:value="-0.0361990950226244" calcext:value-type="float">
            <text:p>-0,036199095</text:p>
          </table:table-cell>
        </table:table-row>
        <table:table-row table:style-name="ro1">
          <table:table-cell office:value-type="string" calcext:value-type="string">
            <text:p>Rafael Toloi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1.74" calcext:value-type="float">
            <text:p>11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78]= &quot;True&quot;; [.I78] / [.F78] * 2.15; [.I78]/[.F78])" office:value-type="float" office:value="-0.0255536626916525" calcext:value-type="float">
            <text:p>-0,0255536627</text:p>
          </table:table-cell>
        </table:table-row>
        <table:table-row table:style-name="ro1">
          <table:table-cell office:value-type="string" calcext:value-type="string">
            <text:p>Euric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2.16" calcext:value-type="float">
            <text:p>2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79]= &quot;True&quot;; [.I79] / [.F79] * 2.15; [.I79]/[.F79])" office:value-type="float" office:value="-0.0231481481481481" calcext:value-type="float">
            <text:p>-0,0231481481</text:p>
          </table:table-cell>
        </table:table-row>
        <table:table-row table:style-name="ro1">
          <table:table-cell office:value-type="string" calcext:value-type="string">
            <text:p>Bruno Rodrig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4.37" calcext:value-type="float">
            <text:p>4,37</text:p>
          </table:table-cell>
          <table:table-cell office:value-type="float" office:value="-0.4" calcext:value-type="float">
            <text:p>-0,4</text:p>
          </table:table-cell>
          <table:table-cell table:number-columns-repeated="2" office:value-type="float" office:value="-0.1" calcext:value-type="float">
            <text:p>-0,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80]= &quot;True&quot;; [.I80] / [.F80] * 2.15; [.I80]/[.F80])" office:value-type="float" office:value="-0.022883295194508" calcext:value-type="float">
            <text:p>-0,0228832952</text:p>
          </table:table-cell>
        </table:table-row>
        <table:table-row table:style-name="ro1">
          <table:table-cell office:value-type="string" calcext:value-type="string">
            <text:p>Gilbert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4.01" calcext:value-type="float">
            <text:p>4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81]= &quot;True&quot;; [.I81] / [.F81] * 2.15; [.I81]/[.F81])" office:value-type="float" office:value="-0.0214463840399002" calcext:value-type="float">
            <text:p>-0,021446384</text:p>
          </table:table-cell>
        </table:table-row>
        <table:table-row table:style-name="ro1">
          <table:table-cell office:value-type="string" calcext:value-type="string">
            <text:p>Willian Fari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undido</text:p>
          </table:table-cell>
          <table:table-cell office:value-type="float" office:value="3.57" calcext:value-type="float">
            <text:p>3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82]= &quot;True&quot;; [.I82] / [.F82] * 2.15; [.I82]/[.F82])" office:value-type="float" office:value="-0.0140056022408964" calcext:value-type="float">
            <text:p>-0,0140056022</text:p>
          </table:table-cell>
        </table:table-row>
        <table:table-row table:style-name="ro1">
          <table:table-cell office:value-type="string" calcext:value-type="string">
            <text:p>Ro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5.86" calcext:value-type="float">
            <text:p>5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83]= &quot;True&quot;; [.I83] / [.F83] * 2.15; [.I83]/[.F83])" office:value-type="float" office:value="-0.0110068259385666" calcext:value-type="float">
            <text:p>-0,0110068259</text:p>
          </table:table-cell>
        </table:table-row>
        <table:table-row table:style-name="ro1">
          <table:table-cell office:value-type="string" calcext:value-type="string">
            <text:p>Lucas Coel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4.68" calcext:value-type="float">
            <text:p>4,68</text:p>
          </table:table-cell>
          <table:table-cell office:value-type="float" office:value="-1.17" calcext:value-type="float">
            <text:p>-1,17</text:p>
          </table:table-cell>
          <table:table-cell office:value-type="float" office:value="-0.5" calcext:value-type="float">
            <text:p>-0,5</text:p>
          </table:table-cell>
          <table:table-cell office:value-type="float" office:value="-0.05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84]= &quot;True&quot;; [.I84] / [.F84] * 2.15; [.I84]/[.F84])" office:value-type="float" office:value="-0.0106837606837607" calcext:value-type="float">
            <text:p>-0,0106837607</text:p>
          </table:table-cell>
        </table:table-row>
        <table:table-row table:style-name="ro1">
          <table:table-cell office:value-type="string" calcext:value-type="string">
            <text:p>Leandro Almeid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ti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91" calcext:value-type="float">
            <text:p>6,91</text:p>
          </table:table-cell>
          <table:table-cell office:value-type="float" office:value="-0.13" calcext:value-type="float">
            <text:p>-0,13</text:p>
          </table:table-cell>
          <table:table-cell office:value-type="float" office:value="-0.7" calcext:value-type="float">
            <text:p>-0,7</text:p>
          </table:table-cell>
          <table:table-cell office:value-type="float" office:value="-0.02" calcext:value-type="float">
            <text:p>-0,0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85]= &quot;True&quot;; [.I85] / [.F85] * 2.15; [.I85]/[.F85])" office:value-type="float" office:value="-0.00622286541244573" calcext:value-type="float">
            <text:p>-0,0062228654</text:p>
          </table:table-cell>
        </table:table-row>
        <table:table-row table:style-name="ro1">
          <table:table-cell office:value-type="string" calcext:value-type="string">
            <text:p>D'Alessandr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27" calcext:value-type="float">
            <text:p>2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86]= &quot;True&quot;; [.I86] / [.F86] * 2.15; [.I86]/[.F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ánguiz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9" calcext:value-type="float">
            <text:p>1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87]= &quot;True&quot;; [.I87] / [.F87] * 2.15; [.I87]/[.F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Roch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88]= &quot;True&quot;; [.I88] / [.F88] * 2.15; [.I88]/[.F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Sash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89]= &quot;True&quot;; [.I89] / [.F89] * 2.15; [.I89]/[.F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nan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90]= &quot;True&quot;; [.I90] / [.F90] * 2.15; [.I90]/[.F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dé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12" calcext:value-type="float">
            <text:p>1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91]= &quot;True&quot;; [.I91] / [.F91] * 2.15; [.I91]/[.F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0.88" calcext:value-type="float">
            <text:p>10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92]= &quot;True&quot;; [.I92] / [.F92] * 2.15; [.I92]/[.F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93]= &quot;True&quot;; [.I93] / [.F93] * 2.15; [.I93]/[.F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úlio Baptist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94]= &quot;True&quot;; [.I94] / [.F94] * 2.15; [.I94]/[.F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95]= &quot;True&quot;; [.I95] / [.F95] * 2.15; [.I95]/[.F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arly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96]= &quot;True&quot;; [.I96] / [.F96] * 2.15; [.I96]/[.F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97]= &quot;True&quot;; [.I97] / [.F97] * 2.15; [.I97]/[.F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lype Gabri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98]= &quot;True&quot;; [.I98] / [.F98] * 2.15; [.I98]/[.F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ge Henriqu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úvida</text:p>
          </table:table-cell>
          <table:table-cell office:value-type="float" office:value="9" calcext:value-type="float">
            <text:p>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99]= &quot;True&quot;; [.I99] / [.F99] * 2.15; [.I99]/[.F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 Kardec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9" calcext:value-type="float">
            <text:p>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100]= &quot;True&quot;; [.I100] / [.F100] * 2.15; [.I100]/[.F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ável</text:p>
          </table:table-cell>
          <table:table-cell office:value-type="float" office:value="9" calcext:value-type="float">
            <text:p>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01]= &quot;True&quot;; [.I101] / [.F101] * 2.15; [.I101]/[.F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rri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9" calcext:value-type="float">
            <text:p>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02]= &quot;True&quot;; [.I102] / [.F102] * 2.15; [.I102]/[.F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lington Paulist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8.31" calcext:value-type="float">
            <text:p>8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03]= &quot;True&quot;; [.I103] / [.F103] * 2.15; [.I103]/[.F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 Sant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04]= &quot;True&quot;; [.I104] / [.F104] * 2.15; [.I104]/[.F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Auréli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05]= &quot;True&quot;; [.I105] / [.F105] * 2.15; [.I105]/[.F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ion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106]= &quot;True&quot;; [.I106] / [.F106] * 2.15; [.I106]/[.F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che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07]= &quot;True&quot;; [.I107] / [.F107] * 2.15; [.I107]/[.F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108]= &quot;True&quot;; [.I108] / [.F108] * 2.15; [.I108]/[.F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ir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109]= &quot;True&quot;; [.I109] / [.F109] * 2.15; [.I109]/[.F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ymou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110]= &quot;True&quot;; [.I110] / [.F110] * 2.15; [.I110]/[.F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Cost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pens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11]= &quot;True&quot;; [.I111] / [.F111] * 2.15; [.I111]/[.F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ber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12]= &quot;True&quot;; [.I112] / [.F112] * 2.15; [.I112]/[.F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ilo Henriqu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113]= &quot;True&quot;; [.I113] / [.F113] * 2.15; [.I113]/[.F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14]= &quot;True&quot;; [.I114] / [.F114] * 2.15; [.I114]/[.F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werton Páscoa 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115]= &quot;True&quot;; [.I115] / [.F115] * 2.15; [.I115]/[.F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116]= &quot;True&quot;; [.I116] / [.F116] * 2.15; [.I116]/[.F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117]= &quot;True&quot;; [.I117] / [.F117] * 2.15; [.I117]/[.F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g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18]= &quot;True&quot;; [.I118] / [.F118] * 2.15; [.I118]/[.F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nho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119]= &quot;True&quot;; [.I119] / [.F119] * 2.15; [.I119]/[.F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mir Luca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120]= &quot;True&quot;; [.I120] / [.F120] * 2.15; [.I120]/[.F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121]= &quot;True&quot;; [.I121] / [.F121] * 2.15; [.I121]/[.F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122]= &quot;True&quot;; [.I122] / [.F122] * 2.15; [.I122]/[.F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123]= &quot;True&quot;; [.I123] / [.F123] * 2.15; [.I123]/[.F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124]= &quot;True&quot;; [.I124] / [.F124] * 2.15; [.I124]/[.F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ássi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25]= &quot;True&quot;; [.I125] / [.F125] * 2.15; [.I125]/[.F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126]= &quot;True&quot;; [.I126] / [.F126] * 2.15; [.I126]/[.F1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l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27]= &quot;True&quot;; [.I127] / [.F127] * 2.15; [.I127]/[.F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 Salle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úvida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128]= &quot;True&quot;; [.I128] / [.F128] * 2.15; [.I128]/[.F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ian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129]= &quot;True&quot;; [.I129] / [.F129] * 2.15; [.I129]/[.F1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nha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130]= &quot;True&quot;; [.I130] / [.F130] * 2.15; [.I130]/[.F1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Silv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131]= &quot;True&quot;; [.I131] / [.F131] * 2.15; [.I131]/[.F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 Patrick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132]= &quot;True&quot;; [.I132] / [.F132] * 2.15; [.I132]/[.F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133]= &quot;True&quot;; [.I133] / [.F133] * 2.15; [.I133]/[.F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x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134]= &quot;True&quot;; [.I134] / [.F134] * 2.15; [.I134]/[.F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135]= &quot;True&quot;; [.I135] / [.F135] * 2.15; [.I135]/[.F1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136]= &quot;True&quot;; [.I136] / [.F136] * 2.15; [.I136]/[.F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andr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137]= &quot;True&quot;; [.I137] / [.F137] * 2.15; [.I137]/[.F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138]= &quot;True&quot;; [.I138] / [.F138] * 2.15; [.I138]/[.F1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Filip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139]= &quot;True&quot;; [.I139] / [.F139] * 2.15; [.I139]/[.F1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y Franco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ável</text:p>
          </table:table-cell>
          <table:table-cell office:value-type="float" office:value="5.82" calcext:value-type="float">
            <text:p>5,8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40]= &quot;True&quot;; [.I140] / [.F140] * 2.15; [.I140]/[.F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71" calcext:value-type="float">
            <text:p>5,71</text:p>
          </table:table-cell>
          <table:table-cell office:value-type="float" office:value="-1.29" calcext:value-type="float">
            <text:p>-1,2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41]= &quot;True&quot;; [.I141] / [.F141] * 2.15; [.I141]/[.F1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áusi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142]= &quot;True&quot;; [.I142] / [.F142] * 2.15; [.I142]/[.F1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 Silv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143]= &quot;True&quot;; [.I143] / [.F143] * 2.15; [.I143]/[.F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Furl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144]= &quot;True&quot;; [.I144] / [.F144] * 2.15; [.I144]/[.F1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145]= &quot;True&quot;; [.I145] / [.F145] * 2.15; [.I145]/[.F1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ique Matto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146]= &quot;True&quot;; [.I146] / [.F146] * 2.15; [.I146]/[.F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úcio Flávi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47]= &quot;True&quot;; [.I147] / [.F147] * 2.15; [.I147]/[.F1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 Cardos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148]= &quot;True&quot;; [.I148] / [.F148] * 2.15; [.I148]/[.F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149]= &quot;True&quot;; [.I149] / [.F149] * 2.15; [.I149]/[.F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ju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150]= &quot;True&quot;; [.I150] / [.F150] * 2.15; [.I150]/[.F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Ináci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151]= &quot;True&quot;; [.I151] / [.F151] * 2.15; [.I151]/[.F1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Bertot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152]= &quot;True&quot;; [.I152] / [.F152] * 2.15; [.I152]/[.F1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da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153]= &quot;True&quot;; [.I153] / [.F153] * 2.15; [.I153]/[.F1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son Silv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154]= &quot;True&quot;; [.I154] / [.F154] * 2.15; [.I154]/[.F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ro Silv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155]= &quot;True&quot;; [.I155] / [.F155] * 2.15; [.I155]/[.F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ique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156]= &quot;True&quot;; [.I156] / [.F156] * 2.15; [.I156]/[.F1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157]= &quot;True&quot;; [.I157] / [.F157] * 2.15; [.I157]/[.F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158]= &quot;True&quot;; [.I158] / [.F158] * 2.15; [.I158]/[.F1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Bi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159]= &quot;True&quot;; [.I159] / [.F159] * 2.15; [.I159]/[.F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Bitec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160]= &quot;True&quot;; [.I160] / [.F160] * 2.15; [.I160]/[.F1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Mot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61]= &quot;True&quot;; [.I161] / [.F161] * 2.15; [.I161]/[.F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Grolli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162]= &quot;True&quot;; [.I162] / [.F162] * 2.15; [.I162]/[.F1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íqu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63]= &quot;True&quot;; [.I163] / [.F163] * 2.15; [.I163]/[.F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éo Pereir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64]= &quot;True&quot;; [.I164] / [.F164] * 2.15; [.I164]/[.F1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ucci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165]= &quot;True&quot;; [.I165] / [.F165] * 2.15; [.I165]/[.F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166]= &quot;True&quot;; [.I166] / [.F166] * 2.15; [.I166]/[.F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ne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67]= &quot;True&quot;; [.I167] / [.F167] * 2.15; [.I167]/[.F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fim 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68]= &quot;True&quot;; [.I168] / [.F168] * 2.15; [.I168]/[.F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herme Santo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69]= &quot;True&quot;; [.I169] / [.F169] * 2.15; [.I169]/[.F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Mend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70]= &quot;True&quot;; [.I170] / [.F170] * 2.15; [.I170]/[.F1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á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71]= &quot;True&quot;; [.I171] / [.F171] * 2.15; [.I171]/[.F1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Bast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4.87" calcext:value-type="float">
            <text:p>4,8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72]= &quot;True&quot;; [.I172] / [.F172] * 2.15; [.I172]/[.F1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l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4.75" calcext:value-type="float">
            <text:p>4,7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173]= &quot;True&quot;; [.I173] / [.F173] * 2.15; [.I173]/[.F1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Rangel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hapeco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75" calcext:value-type="float">
            <text:p>4,7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174]= &quot;True&quot;; [.I174] / [.F174] * 2.15; [.I174]/[.F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n Roch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175]= &quot;True&quot;; [.I175] / [.F175] * 2.15; [.I175]/[.F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ba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176]= &quot;True&quot;; [.I176] / [.F176] * 2.15; [.I176]/[.F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 Carvalh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177]= &quot;True&quot;; [.I177] / [.F177] * 2.15; [.I177]/[.F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Henriqu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78]= &quot;True&quot;; [.I178] / [.F178] * 2.15; [.I178]/[.F1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 Iv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179]= &quot;True&quot;; [.I179] / [.F179] * 2.15; [.I179]/[.F1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i Girot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180]= &quot;True&quot;; [.I180] / [.F180] * 2.15; [.I180]/[.F1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ch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181]= &quot;True&quot;; [.I181] / [.F181] * 2.15; [.I181]/[.F1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a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82]= &quot;True&quot;; [.I182] / [.F182] * 2.15; [.I182]/[.F1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183]= &quot;True&quot;; [.I183] / [.F183] * 2.15; [.I183]/[.F1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Pedro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184]= &quot;True&quot;; [.I184] / [.F184] * 2.15; [.I184]/[.F1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ogo Sodré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185]= &quot;True&quot;; [.I185] / [.F185] * 2.15; [.I185]/[.F1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186]= &quot;True&quot;; [.I186] / [.F186] * 2.15; [.I186]/[.F1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herme Lazaroni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187]= &quot;True&quot;; [.I187] / [.F187] * 2.15; [.I187]/[.F1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188]= &quot;True&quot;; [.I188] / [.F188] * 2.15; [.I188]/[.F1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sand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89]= &quot;True&quot;; [.I189] / [.F189] * 2.15; [.I189]/[.F1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pe Saturnin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190]= &quot;True&quot;; [.I190] / [.F190] * 2.15; [.I190]/[.F1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z Fernando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191]= &quot;True&quot;; [.I191] / [.F191] * 2.15; [.I191]/[.F1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inh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192]= &quot;True&quot;; [.I192] / [.F192] * 2.15; [.I192]/[.F1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Olaz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93]= &quot;True&quot;; [.I193] / [.F193] * 2.15; [.I193]/[.F1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i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194]= &quot;True&quot;; [.I194] / [.F194] * 2.15; [.I194]/[.F1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mar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195]= &quot;True&quot;; [.I195] / [.F195] * 2.15; [.I195]/[.F1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oya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196]= &quot;True&quot;; [.I196] / [.F196] * 2.15; [.I196]/[.F1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inh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97]= &quot;True&quot;; [.I197] / [.F197] * 2.15; [.I197]/[.F1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Silv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198]= &quot;True&quot;; [.I198] / [.F198] * 2.15; [.I198]/[.F1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Afons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199]= &quot;True&quot;; [.I199] / [.F199] * 2.15; [.I199]/[.F1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i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200]= &quot;True&quot;; [.I200] / [.F200] * 2.15; [.I200]/[.F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201]= &quot;True&quot;; [.I201] / [.F201] * 2.15; [.I201]/[.F2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ésa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202]= &quot;True&quot;; [.I202] / [.F202] * 2.15; [.I202]/[.F2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r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203]= &quot;True&quot;; [.I203] / [.F203] * 2.15; [.I203]/[.F2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e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204]= &quot;True&quot;; [.I204] / [.F204] * 2.15; [.I204]/[.F2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g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05]= &quot;True&quot;; [.I205] / [.F205] * 2.15; [.I205]/[.F2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é Paulin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06]= &quot;True&quot;; [.I206] / [.F206] * 2.15; [.I206]/[.F2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f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207]= &quot;True&quot;; [.I207] / [.F207] * 2.15; [.I207]/[.F2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76" calcext:value-type="float">
            <text:p>3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08]= &quot;True&quot;; [.I208] / [.F208] * 2.15; [.I208]/[.F2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o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ável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209]= &quot;True&quot;; [.I209] / [.F209] * 2.15; [.I209]/[.F2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u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210]= &quot;True&quot;; [.I210] / [.F210] * 2.15; [.I210]/[.F2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dne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211]= &quot;True&quot;; [.I211] / [.F211] * 2.15; [.I211]/[.F2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ig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212]= &quot;True&quot;; [.I212] / [.F212] * 2.15; [.I212]/[.F2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rad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213]= &quot;True&quot;; [.I213] / [.F213] * 2.15; [.I213]/[.F2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er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214]= &quot;True&quot;; [.I214] / [.F214] * 2.15; [.I214]/[.F2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nd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215]= &quot;True&quot;; [.I215] / [.F215] * 2.15; [.I215]/[.F2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tavo Scarp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216]= &quot;True&quot;; [.I216] / [.F216] * 2.15; [.I216]/[.F2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rico Júnior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217]= &quot;True&quot;; [.I217] / [.F217] * 2.15; [.I217]/[.F2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218]= &quot;True&quot;; [.I218] / [.F218] * 2.15; [.I218]/[.F2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wand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219]= &quot;True&quot;; [.I219] / [.F219] * 2.15; [.I219]/[.F2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ld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220]= &quot;True&quot;; [.I220] / [.F220] * 2.15; [.I220]/[.F2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al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221]= &quot;True&quot;; [.I221] / [.F221] * 2.15; [.I221]/[.F2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ve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222]= &quot;True&quot;; [.I222] / [.F222] * 2.15; [.I222]/[.F2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z Carlos 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223]= &quot;True&quot;; [.I223] / [.F223] * 2.15; [.I223]/[.F2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224]= &quot;True&quot;; [.I224] / [.F224] * 2.15; [.I224]/[.F2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225]= &quot;True&quot;; [.I225] / [.F225] * 2.15; [.I225]/[.F2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226]= &quot;True&quot;; [.I226] / [.F226] * 2.15; [.I226]/[.F2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sla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227]= &quot;True&quot;; [.I227] / [.F227] * 2.15; [.I227]/[.F2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Sávi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228]= &quot;True&quot;; [.I228] / [.F228] * 2.15; [.I228]/[.F2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herme Batat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29]= &quot;True&quot;; [.I229] / [.F229] * 2.15; [.I229]/[.F2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herme Andrad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230]= &quot;True&quot;; [.I230] / [.F230] * 2.15; [.I230]/[.F2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n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231]= &quot;True&quot;; [.I231] / [.F231] * 2.15; [.I231]/[.F2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ípodi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232]= &quot;True&quot;; [.I232] / [.F232] * 2.15; [.I232]/[.F2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33]= &quot;True&quot;; [.I233] / [.F233] * 2.15; [.I233]/[.F2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34]= &quot;True&quot;; [.I234] / [.F234] * 2.15; [.I234]/[.F2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an Lucc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35]= &quot;True&quot;; [.I235] / [.F235] * 2.15; [.I235]/[.F2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Pelissar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36]= &quot;True&quot;; [.I236] / [.F236] * 2.15; [.I236]/[.F2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mel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37]= &quot;True&quot;; [.I237] / [.F237] * 2.15; [.I237]/[.F2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vald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38]= &quot;True&quot;; [.I238] / [.F238] * 2.15; [.I238]/[.F2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d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239]= &quot;True&quot;; [.I239] / [.F239] * 2.15; [.I239]/[.F2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40]= &quot;True&quot;; [.I240] / [.F240] * 2.15; [.I240]/[.F2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úbio Flávio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41]= &quot;True&quot;; [.I241] / [.F241] * 2.15; [.I241]/[.F2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ago Cost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42]= &quot;True&quot;; [.I242] / [.F242] * 2.15; [.I242]/[.F2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Crispim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43]= &quot;True&quot;; [.I243] / [.F243] * 2.15; [.I243]/[.F2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sé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244]= &quot;True&quot;; [.I244] / [.F244] * 2.15; [.I244]/[.F2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Herme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245]= &quot;True&quot;; [.I245] / [.F245] * 2.15; [.I245]/[.F2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ário Sérgi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46]= &quot;True&quot;; [.I246] / [.F246] * 2.15; [.I246]/[.F2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m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247]= &quot;True&quot;; [.I247] / [.F247] * 2.15; [.I247]/[.F2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c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48]= &quot;True&quot;; [.I248] / [.F248] * 2.15; [.I248]/[.F2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Donat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249]= &quot;True&quot;; [.I249] / [.F249] * 2.15; [.I249]/[.F2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únior Lope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50]= &quot;True&quot;; [.I250] / [.F250] * 2.15; [.I250]/[.F2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251]= &quot;True&quot;; [.I251] / [.F251] * 2.15; [.I251]/[.F2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yton Sale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52]= &quot;True&quot;; [.I252] / [.F252] * 2.15; [.I252]/[.F2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Cândi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253]= &quot;True&quot;; [.I253] / [.F253] * 2.15; [.I253]/[.F2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Viníciu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254]= &quot;True&quot;; [.I254] / [.F254] * 2.15; [.I254]/[.F2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con Talhett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255]= &quot;True&quot;; [.I255] / [.F255] * 2.15; [.I255]/[.F2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256]= &quot;True&quot;; [.I256] / [.F256] * 2.15; [.I256]/[.F2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cas Barre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257]= &quot;True&quot;; [.I257] / [.F257] * 2.15; [.I257]/[.F2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 Oliveir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37" calcext:value-type="float">
            <text:p>2,3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258]= &quot;True&quot;; [.I258] / [.F258] * 2.15; [.I258]/[.F2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37" calcext:value-type="float">
            <text:p>2,3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59]= &quot;True&quot;; [.I259] / [.F259] * 2.15; [.I259]/[.F2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eus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60]= &quot;True&quot;; [.I260] / [.F260] * 2.15; [.I260]/[.F2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Zuchi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61]= &quot;True&quot;; [.I261] / [.F261] * 2.15; [.I261]/[.F2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k Dalt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262]= &quot;True&quot;; [.I262] / [.F262] * 2.15; [.I262]/[.F2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 Oliveir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263]= &quot;True&quot;; [.I263] / [.F263] * 2.15; [.I263]/[.F2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64]= &quot;True&quot;; [.I264] / [.F264] * 2.15; [.I264]/[.F2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 Bolt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265]= &quot;True&quot;; [.I265] / [.F265] * 2.15; [.I265]/[.F2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pens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266]= &quot;True&quot;; [.I266] / [.F266] * 2.15; [.I266]/[.F2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67]= &quot;True&quot;; [.I267] / [.F267] * 2.15; [.I267]/[.F2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g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268]= &quot;True&quot;; [.I268] / [.F268] * 2.15; [.I268]/[.F2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Ramon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269]= &quot;True&quot;; [.I269] / [.F269] * 2.15; [.I269]/[.F2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Vaz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270]= &quot;True&quot;; [.I270] / [.F270] * 2.15; [.I270]/[.F2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an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71]= &quot;True&quot;; [.I271] / [.F271] * 2.15; [.I271]/[.F2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l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72]= &quot;True&quot;; [.I272] / [.F272] * 2.15; [.I272]/[.F2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Cassi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273]= &quot;True&quot;; [.I273] / [.F273] * 2.15; [.I273]/[.F2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k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274]= &quot;True&quot;; [.I274] / [.F274] * 2.15; [.I274]/[.F2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tavo Ferrarei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275]= &quot;True&quot;; [.I275] / [.F275] * 2.15; [.I275]/[.F2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k Samuel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276]= &quot;True&quot;; [.I276] / [.F276] * 2.15; [.I276]/[.F2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 Silv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277]= &quot;True&quot;; [.I277] / [.F277] * 2.15; [.I277]/[.F2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i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78]= &quot;True&quot;; [.I278] / [.F278] * 2.15; [.I278]/[.F2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erson Conceiçã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279]= &quot;True&quot;; [.I279] / [.F279] * 2.15; [.I279]/[.F2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280]= &quot;True&quot;; [.I280] / [.F280] * 2.15; [.I280]/[.F2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ncib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281]= &quot;True&quot;; [.I281] / [.F281] * 2.15; [.I281]/[.F2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282]= &quot;True&quot;; [.I282] / [.F282] * 2.15; [.I282]/[.F2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ável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283]= &quot;True&quot;; [.I283] / [.F283] * 2.15; [.I283]/[.F2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go Gumier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84]= &quot;True&quot;; [.I284] / [.F284] * 2.15; [.I284]/[.F2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bin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285]= &quot;True&quot;; [.I285] / [.F285] * 2.15; [.I285]/[.F2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han Índi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286]= &quot;True&quot;; [.I286] / [.F286] * 2.15; [.I286]/[.F2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287]= &quot;True&quot;; [.I287] / [.F287] * 2.15; [.I287]/[.F2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z Paulo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288]= &quot;True&quot;; [.I288] / [.F288] * 2.15; [.I288]/[.F2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289]= &quot;True&quot;; [.I289] / [.F289] * 2.15; [.I289]/[.F2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ivid Duart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90]= &quot;True&quot;; [.I290] / [.F290] * 2.15; [.I290]/[.F2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291]= &quot;True&quot;; [.I291] / [.F291] * 2.15; [.I291]/[.F2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ik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292]= &quot;True&quot;; [.I292] / [.F292] * 2.15; [.I292]/[.F2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293]= &quot;True&quot;; [.I293] / [.F293] * 2.15; [.I293]/[.F2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or 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294]= &quot;True&quot;; [.I294] / [.F294] * 2.15; [.I294]/[.F2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is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295]= &quot;True&quot;; [.I295] / [.F295] * 2.15; [.I295]/[.F2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éo Rodrigue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296]= &quot;True&quot;; [.I296] / [.F296] * 2.15; [.I296]/[.F2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g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297]= &quot;True&quot;; [.I297] / [.F297] * 2.15; [.I297]/[.F2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Ramo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298]= &quot;True&quot;; [.I298] / [.F298] * 2.15; [.I298]/[.F2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299]= &quot;True&quot;; [.I299] / [.F299] * 2.15; [.I299]/[.F2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Victor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300]= &quot;True&quot;; [.I300] / [.F300] * 2.15; [.I300]/[.F3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301]= &quot;True&quot;; [.I301] / [.F301] * 2.15; [.I301]/[.F3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pe Zang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302]= &quot;True&quot;; [.I302] / [.F302] * 2.15; [.I302]/[.F3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éo Cittadi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303]= &quot;True&quot;; [.I303] / [.F303] * 2.15; [.I303]/[.F3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herme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304]= &quot;True&quot;; [.I304] / [.F304] * 2.15; [.I304]/[.F3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05]= &quot;True&quot;; [.I305] / [.F305] * 2.15; [.I305]/[.F3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306]= &quot;True&quot;; [.I306] / [.F306] * 2.15; [.I306]/[.F3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n Ribeir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307]= &quot;True&quot;; [.I307] / [.F307] * 2.15; [.I307]/[.F3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08]= &quot;True&quot;; [.I308] / [.F308] * 2.15; [.I308]/[.F3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 Silv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09]= &quot;True&quot;; [.I309] / [.F309] * 2.15; [.I309]/[.F3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10]= &quot;True&quot;; [.I310] / [.F310] * 2.15; [.I310]/[.F3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 Gasparott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311]= &quot;True&quot;; [.I311] / [.F311] * 2.15; [.I311]/[.F3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ta Júnio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12]= &quot;True&quot;; [.I312] / [.F312] * 2.15; [.I312]/[.F3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h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313]= &quot;True&quot;; [.I313] / [.F313] * 2.15; [.I313]/[.F3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úlio Césa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314]= &quot;True&quot;; [.I314] / [.F314] * 2.15; [.I314]/[.F3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Macha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315]= &quot;True&quot;; [.I315] / [.F315] * 2.15; [.I315]/[.F3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Santo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316]= &quot;True&quot;; [.I316] / [.F316] * 2.15; [.I316]/[.F3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Ítal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317]= &quot;True&quot;; [.I317] / [.F317] * 2.15; [.I317]/[.F3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zinh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undid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18]= &quot;True&quot;; [.I318] / [.F318] * 2.15; [.I318]/[.F3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rlei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19]= &quot;True&quot;; [.I319] / [.F319] * 2.15; [.I319]/[.F3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20]= &quot;True&quot;; [.I320] / [.F320] * 2.15; [.I320]/[.F3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áci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321]= &quot;True&quot;; [.I321] / [.F321] * 2.15; [.I321]/[.F3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an Poncian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322]= &quot;True&quot;; [.I322] / [.F322] * 2.15; [.I322]/[.F3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323]= &quot;True&quot;; [.I323] / [.F323] * 2.15; [.I323]/[.F3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324]= &quot;True&quot;; [.I324] / [.F324] * 2.15; [.I324]/[.F3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ago 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.58" calcext:value-type="float">
            <text:p>1,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325]= &quot;True&quot;; [.I325] / [.F325] * 2.15; [.I325]/[.F3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ers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26]= &quot;True&quot;; [.I326] / [.F326] * 2.15; [.I326]/[.F3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Carlo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27]= &quot;True&quot;; [.I327] / [.F327] * 2.15; [.I327]/[.F3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o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328]= &quot;True&quot;; [.I328] / [.F328] * 2.15; [.I328]/[.F3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ynaldo 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29]= &quot;True&quot;; [.I329] / [.F329] * 2.15; [.I329]/[.F3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uê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30]= &quot;True&quot;; [.I330] / [.F330] * 2.15; [.I330]/[.F3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 Silv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331]= &quot;True&quot;; [.I331] / [.F331] * 2.15; [.I331]/[.F3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Lobã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32]= &quot;True&quot;; [.I332] / [.F332] * 2.15; [.I332]/[.F3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Ribei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33]= &quot;True&quot;; [.I333] / [.F333] * 2.15; [.I333]/[.F3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334]= &quot;True&quot;; [.I334] / [.F334] * 2.15; [.I334]/[.F3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io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35]= &quot;True&quot;; [.I335] / [.F335] * 2.15; [.I335]/[.F3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or Xavier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336]= &quot;True&quot;; [.I336] / [.F336] * 2.15; [.I336]/[.F3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honata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37]= &quot;True&quot;; [.I337] / [.F337] * 2.15; [.I337]/[.F3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38]= &quot;True&quot;; [.I338] / [.F338] * 2.15; [.I338]/[.F3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339]= &quot;True&quot;; [.I339] / [.F339] * 2.15; [.I339]/[.F3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340]= &quot;True&quot;; [.I340] / [.F340] * 2.15; [.I340]/[.F3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341]= &quot;True&quot;; [.I341] / [.F341] * 2.15; [.I341]/[.F3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sso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342]= &quot;True&quot;; [.I342] / [.F342] * 2.15; [.I342]/[.F3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343]= &quot;True&quot;; [.I343] / [.F343] * 2.15; [.I343]/[.F3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Alve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344]= &quot;True&quot;; [.I344] / [.F344] * 2.15; [.I344]/[.F3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úli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345]= &quot;True&quot;; [.I345] / [.F345] * 2.15; [.I345]/[.F3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sso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346]= &quot;True&quot;; [.I346] / [.F346] * 2.15; [.I346]/[.F3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ícius Silvestre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347]= &quot;True&quot;; [.I347] / [.F347] * 2.15; [.I347]/[.F3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cã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348]= &quot;True&quot;; [.I348] / [.F348] * 2.15; [.I348]/[.F3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349]= &quot;True&quot;; [.I349] / [.F349] * 2.15; [.I349]/[.F3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 Félix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350]= &quot;True&quot;; [.I350] / [.F350] * 2.15; [.I350]/[.F3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Henrique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oiá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351]= &quot;True&quot;; [.I351] / [.F351] * 2.15; [.I351]/[.F3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352]= &quot;True&quot;; [.I352] / [.F352] * 2.15; [.I352]/[.F3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tobá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353]= &quot;True&quot;; [.I353] / [.F353] * 2.15; [.I353]/[.F3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é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354]= &quot;True&quot;; [.I354] / [.F354] * 2.15; [.I354]/[.F3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Ricar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355]= &quot;True&quot;; [.I355] / [.F355] * 2.15; [.I355]/[.F3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356]= &quot;True&quot;; [.I356] / [.F356] * 2.15; [.I356]/[.F3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o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57]= &quot;True&quot;; [.I357] / [.F357] * 2.15; [.I357]/[.F3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é Baumer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58]= &quot;True&quot;; [.I358] / [.F358] * 2.15; [.I358]/[.F3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359]= &quot;True&quot;; [.I359] / [.F359] * 2.15; [.I359]/[.F3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360]= &quot;True&quot;; [.I360] / [.F360] * 2.15; [.I360]/[.F3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ilso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361]= &quot;True&quot;; [.I361] / [.F361] * 2.15; [.I361]/[.F3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Martin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362]= &quot;True&quot;; [.I362] / [.F362] * 2.15; [.I362]/[.F3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Meneze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ti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363]= &quot;True&quot;; [.I363] / [.F363] * 2.15; [.I363]/[.F3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Felipe 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364]= &quot;True&quot;; [.I364] / [.F364] * 2.15; [.I364]/[.F3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tavo Marmenti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65]= &quot;True&quot;; [.I365] / [.F365] * 2.15; [.I365]/[.F3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Pedr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66]= &quot;True&quot;; [.I366] / [.F366] * 2.15; [.I366]/[.F3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Cajuru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67]= &quot;True&quot;; [.I367] / [.F367] * 2.15; [.I367]/[.F3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Macanha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68]= &quot;True&quot;; [.I368] / [.F368] * 2.15; [.I368]/[.F3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369]= &quot;True&quot;; [.I369] / [.F369] * 2.15; [.I369]/[.F3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yel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370]= &quot;True&quot;; [.I370] / [.F370] * 2.15; [.I370]/[.F3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llys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371]= &quot;True&quot;; [.I371] / [.F371] * 2.15; [.I371]/[.F3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já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372]= &quot;True&quot;; [.I372] / [.F372] * 2.15; [.I372]/[.F3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Baggi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373]= &quot;True&quot;; [.I373] / [.F373] * 2.15; [.I373]/[.F3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374]= &quot;True&quot;; [.I374] / [.F374] * 2.15; [.I374]/[.F3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sie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375]= &quot;True&quot;; [.I375] / [.F375] * 2.15; [.I375]/[.F3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Perri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376]= &quot;True&quot;; [.I376] / [.F376] * 2.15; [.I376]/[.F3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ão pau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377]= &quot;True&quot;; [.I377] / [.F377] * 2.15; [.I377]/[.F3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at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378]= &quot;True&quot;; [.I378] / [.F378] * 2.15; [.I378]/[.F3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Gom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379]= &quot;True&quot;; [.I379] / [.F379] * 2.15; [.I379]/[.F3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 Feli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80]= &quot;True&quot;; [.I380] / [.F380] * 2.15; [.I380]/[.F3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únior De Barro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81]= &quot;True&quot;; [.I381] / [.F381] * 2.15; [.I381]/[.F3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ury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382]= &quot;True&quot;; [.I382] / [.F382] * 2.15; [.I382]/[.F3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es De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383]= &quot;True&quot;; [.I383] / [.F383] * 2.15; [.I383]/[.F3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e Mai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384]= &quot;True&quot;; [.I384] / [.F384] * 2.15; [.I384]/[.F3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385]= &quot;True&quot;; [.I385] / [.F385] * 2.15; [.I385]/[.F3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Índi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386]= &quot;True&quot;; [.I386] / [.F386] * 2.15; [.I386]/[.F3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quinho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387]= &quot;True&quot;; [.I387] / [.F387] * 2.15; [.I387]/[.F3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r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388]= &quot;True&quot;; [.I388] / [.F388] * 2.15; [.I388]/[.F3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389]= &quot;True&quot;; [.I389] / [.F389] * 2.15; [.I389]/[.F3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sh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390]= &quot;True&quot;; [.I390] / [.F390] * 2.15; [.I390]/[.F3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venny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391]= &quot;True&quot;; [.I391] / [.F391] * 2.15; [.I391]/[.F3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íto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392]= &quot;True&quot;; [.I392] / [.F392] * 2.15; [.I392]/[.F3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 Oliver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393]= &quot;True&quot;; [.I393] / [.F393] * 2.15; [.I393]/[.F3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394]= &quot;True&quot;; [.I394] / [.F394] * 2.15; [.I394]/[.F3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blo Dyeg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395]= &quot;True&quot;; [.I395] / [.F395] * 2.15; [.I395]/[.F3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lso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396]= &quot;True&quot;; [.I396] / [.F396] * 2.15; [.I396]/[.F3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é Ival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397]= &quot;True&quot;; [.I397] / [.F397] * 2.15; [.I397]/[.F3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já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398]= &quot;True&quot;; [.I398] / [.F398] * 2.15; [.I398]/[.F3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gor Nogueir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399]= &quot;True&quot;; [.I399] / [.F399] * 2.15; [.I399]/[.F3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400]= &quot;True&quot;; [.I400] / [.F400] * 2.15; [.I400]/[.F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e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401]= &quot;True&quot;; [.I401] / [.F401] * 2.15; [.I401]/[.F4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Thyer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402]= &quot;True&quot;; [.I402] / [.F402] * 2.15; [.I402]/[.F4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 Leit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403]= &quot;True&quot;; [.I403] / [.F403] * 2.15; [.I403]/[.F4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z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404]= &quot;True&quot;; [.I404] / [.F404] * 2.15; [.I404]/[.F4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Sam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405]= &quot;True&quot;; [.I405] / [.F405] * 2.15; [.I405]/[.F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ique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406]= &quot;True&quot;; [.I406] / [.F406] * 2.15; [.I406]/[.F4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Vidott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407]= &quot;True&quot;; [.I407] / [.F407] * 2.15; [.I407]/[.F4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o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nte pr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408]= &quot;True&quot;; [.I408] / [.F408] * 2.15; [.I408]/[.F4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n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409]= &quot;True&quot;; [.I409] / [.F409] * 2.15; [.I409]/[.F4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Pereir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410]= &quot;True&quot;; [.I410] / [.F410] * 2.15; [.I410]/[.F4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411]= &quot;True&quot;; [.I411] / [.F411] * 2.15; [.I411]/[.F4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ame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12]= &quot;True&quot;; [.I412] / [.F412] * 2.15; [.I412]/[.F4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umin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413]= &quot;True&quot;; [.I413] / [.F413] * 2.15; [.I413]/[.F4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414]= &quot;True&quot;; [.I414] / [.F414] * 2.15; [.I414]/[.F4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Grassi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415]= &quot;True&quot;; [.I415] / [.F415] * 2.15; [.I415]/[.F4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únio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416]= &quot;True&quot;; [.I416] / [.F416] * 2.15; [.I416]/[.F4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i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417]= &quot;True&quot;; [.I417] / [.F417] * 2.15; [.I417]/[.F4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n 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418]= &quot;True&quot;; [.I418] / [.F418] * 2.15; [.I418]/[.F4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le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419]= &quot;True&quot;; [.I419] / [.F419] * 2.15; [.I419]/[.F4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eus Galdeza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o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420]= &quot;True&quot;; [.I420] / [.F420] * 2.15; [.I420]/[.F4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amen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42" calcext:value-type="float">
            <text:p>6,42</text:p>
          </table:table-cell>
          <table:table-cell office:value-type="float" office:value="1.48" calcext:value-type="float">
            <text:p>1,48</text:p>
          </table:table-cell>
          <table:table-cell office:value-type="float" office:value="5.4" calcext:value-type="float">
            <text:p>5,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21]= &quot;True&quot;; [.I421] / [.F421] * 2.15; [.I421]/[.F421])" office:value-type="float" office:value="0.0124610591900312" calcext:value-type="float">
            <text:p>0,0124610592</text:p>
          </table:table-cell>
        </table:table-row>
        <table:table-row table:style-name="ro1">
          <table:table-cell office:value-type="string" calcext:value-type="string">
            <text:p>Canter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7.64" calcext:value-type="float">
            <text:p>7,64</text:p>
          </table:table-cell>
          <table:table-cell office:value-type="float" office:value="-0.62" calcext:value-type="float">
            <text:p>-0,62</text:p>
          </table:table-cell>
          <table:table-cell office:value-type="float" office:value="-2.1" calcext:value-type="float">
            <text:p>-2,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22]= &quot;True&quot;; [.I422] / [.F422] * 2.15; [.I422]/[.F422])" office:value-type="float" office:value="0.0130890052356021" calcext:value-type="float">
            <text:p>0,0130890052</text:p>
          </table:table-cell>
        </table:table-row>
        <table:table-row table:style-name="ro1">
          <table:table-cell office:value-type="string" calcext:value-type="string">
            <text:p>Cleiton Xavi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14.14" calcext:value-type="float">
            <text:p>14,14</text:p>
          </table:table-cell>
          <table:table-cell office:value-type="float" office:value="-0.42" calcext:value-type="float">
            <text:p>-0,4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423]= &quot;True&quot;; [.I423] / [.F423] * 2.15; [.I423]/[.F423])" office:value-type="float" office:value="0.0152050919377652" calcext:value-type="float">
            <text:p>0,0152050919</text:p>
          </table:table-cell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7.23" calcext:value-type="float">
            <text:p>7,23</text:p>
          </table:table-cell>
          <table:table-cell office:value-type="float" office:value="1.56" calcext:value-type="float">
            <text:p>1,56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424]= &quot;True&quot;; [.I424] / [.F424] * 2.15; [.I424]/[.F424])" office:value-type="float" office:value="0.0221300138312586" calcext:value-type="float">
            <text:p>0,0221300138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7.98" calcext:value-type="float">
            <text:p>7,98</text:p>
          </table:table-cell>
          <table:table-cell office:value-type="float" office:value="-0.79" calcext:value-type="float">
            <text:p>-0,79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425]= &quot;True&quot;; [.I425] / [.F425] * 2.15; [.I425]/[.F425])" office:value-type="float" office:value="0.0269423558897243" calcext:value-type="float">
            <text:p>0,0269423559</text:p>
          </table:table-cell>
        </table:table-row>
        <table:table-row table:style-name="ro1">
          <table:table-cell office:value-type="string" calcext:value-type="string">
            <text:p>Lé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3.08" calcext:value-type="float">
            <text:p>13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26]= &quot;True&quot;; [.I426] / [.F426] * 2.15; [.I426]/[.F426])" office:value-type="float" office:value="0.0305810397553517" calcext:value-type="float">
            <text:p>0,0305810398</text:p>
          </table:table-cell>
        </table:table-row>
        <table:table-row table:style-name="ro1">
          <table:table-cell office:value-type="string" calcext:value-type="string">
            <text:p>Marcelo Cirin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ame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7.97" calcext:value-type="float">
            <text:p>7,97</text:p>
          </table:table-cell>
          <table:table-cell office:value-type="float" office:value="-1.29" calcext:value-type="float">
            <text:p>-1,29</text:p>
          </table:table-cell>
          <table:table-cell office:value-type="float" office:value="-3.7" calcext:value-type="float">
            <text:p>-3,7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27]= &quot;True&quot;; [.I427] / [.F427] * 2.15; [.I427]/[.F427])" office:value-type="float" office:value="0.0313676286072773" calcext:value-type="float">
            <text:p>0,0313676286</text:p>
          </table:table-cell>
        </table:table-row>
        <table:table-row table:style-name="ro1">
          <table:table-cell office:value-type="string" calcext:value-type="string">
            <text:p>Fabian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28]= &quot;True&quot;; [.I428] / [.F428] * 2.15; [.I428]/[.F428])" office:value-type="float" office:value="0.0408163265306122" calcext:value-type="float">
            <text:p>0,0408163265</text:p>
          </table:table-cell>
        </table:table-row>
        <table:table-row table:style-name="ro1">
          <table:table-cell office:value-type="string" calcext:value-type="string">
            <text:p>Magno Alv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úvida</text:p>
          </table:table-cell>
          <table:table-cell office:value-type="float" office:value="4.34" calcext:value-type="float">
            <text:p>4,34</text:p>
          </table:table-cell>
          <table:table-cell office:value-type="float" office:value="-0.17" calcext:value-type="float">
            <text:p>-0,17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429]= &quot;True&quot;; [.I429] / [.F429] * 2.15; [.I429]/[.F429])" office:value-type="float" office:value="0.0414746543778802" calcext:value-type="float">
            <text:p>0,0414746544</text:p>
          </table:table-cell>
        </table:table-row>
        <table:table-row table:style-name="ro1">
          <table:table-cell office:value-type="string" calcext:value-type="string">
            <text:p>Marcelo Cost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6.99" calcext:value-type="float">
            <text:p>6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30]= &quot;True&quot;; [.I430] / [.F430] * 2.15; [.I430]/[.F430])" office:value-type="float" office:value="0.0457796852646638" calcext:value-type="float">
            <text:p>0,0457796853</text:p>
          </table:table-cell>
        </table:table-row>
        <table:table-row table:style-name="ro1">
          <table:table-cell office:value-type="string" calcext:value-type="string">
            <text:p>Edigar Juni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11" calcext:value-type="float">
            <text:p>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431]= &quot;True&quot;; [.I431] / [.F431] * 2.15; [.I431]/[.F431])" office:value-type="float" office:value="0.0489236790606654" calcext:value-type="float">
            <text:p>0,0489236791</text:p>
          </table:table-cell>
        </table:table-row>
        <table:table-row table:style-name="ro1">
          <table:table-cell office:value-type="string" calcext:value-type="string">
            <text:p>Arme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ame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9.95" calcext:value-type="float">
            <text:p>9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32]= &quot;True&quot;; [.I432] / [.F432] * 2.15; [.I432]/[.F432])" office:value-type="float" office:value="0.0552763819095478" calcext:value-type="float">
            <text:p>0,0552763819</text:p>
          </table:table-cell>
        </table:table-row>
        <table:table-row table:style-name="ro1">
          <table:table-cell office:value-type="string" calcext:value-type="string">
            <text:p>Lucas Marqu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.66" calcext:value-type="float">
            <text:p>1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33]= &quot;True&quot;; [.I433] / [.F433] * 2.15; [.I433]/[.F433])" office:value-type="float" office:value="0.0602409638554217" calcext:value-type="float">
            <text:p>0,0602409639</text:p>
          </table:table-cell>
        </table:table-row>
        <table:table-row table:style-name="ro1">
          <table:table-cell office:value-type="string" calcext:value-type="string">
            <text:p>Péricl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1.63" calcext:value-type="float">
            <text:p>1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434]= &quot;True&quot;; [.I434] / [.F434] * 2.15; [.I434]/[.F434])" office:value-type="float" office:value="0.0613496932515337" calcext:value-type="float">
            <text:p>0,0613496933</text:p>
          </table:table-cell>
        </table:table-row>
        <table:table-row table:style-name="ro1">
          <table:table-cell office:value-type="string" calcext:value-type="string">
            <text:p>Guilherm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3.97" calcext:value-type="float">
            <text:p>13,97</text:p>
          </table:table-cell>
          <table:table-cell office:value-type="float" office:value="-3.03" calcext:value-type="float">
            <text:p>-3,0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435]= &quot;True&quot;; [.I435] / [.F435] * 2.15; [.I435]/[.F435])" office:value-type="float" office:value="0.0615604867573371" calcext:value-type="float">
            <text:p>0,0615604868</text:p>
          </table:table-cell>
        </table:table-row>
        <table:table-row table:style-name="ro1">
          <table:table-cell office:value-type="string" calcext:value-type="string">
            <text:p>Jael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51" calcext:value-type="float">
            <text:p>5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36]= &quot;True&quot;; [.I436] / [.F436] * 2.15; [.I436]/[.F436])" office:value-type="float" office:value="0.0635208711433757" calcext:value-type="float">
            <text:p>0,0635208711</text:p>
          </table:table-cell>
        </table:table-row>
        <table:table-row table:style-name="ro1">
          <table:table-cell office:value-type="string" calcext:value-type="string">
            <text:p>Marcelinho Paraíb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6.82" calcext:value-type="float">
            <text:p>6,82</text:p>
          </table:table-cell>
          <table:table-cell office:value-type="float" office:value="-0.48" calcext:value-type="float">
            <text:p>-0,48</text:p>
          </table:table-cell>
          <table:table-cell office:value-type="float" office:value="-0.4" calcext:value-type="float">
            <text:p>-0,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37]= &quot;True&quot;; [.I437] / [.F437] * 2.15; [.I437]/[.F437])" office:value-type="float" office:value="0.0733137829912023" calcext:value-type="float">
            <text:p>0,07331378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an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7.01" calcext:value-type="float">
            <text:p>7,01</text:p>
          </table:table-cell>
          <table:table-cell office:value-type="float" office:value="-0.41" calcext:value-type="float">
            <text:p>-0,41</text:p>
          </table:table-cell>
          <table:table-cell office:value-type="float" office:value="0.7" calcext:value-type="float">
            <text:p>0,7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438]= &quot;True&quot;; [.I438] / [.F438] * 2.15; [.I438]/[.F438])" office:value-type="float" office:value="0.0784593437945792" calcext:value-type="float">
            <text:p>0,0784593438</text:p>
          </table:table-cell>
        </table:table-row>
        <table:table-row table:style-name="ro1">
          <table:table-cell office:value-type="string" calcext:value-type="string">
            <text:p>Mayk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ruz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10.18" calcext:value-type="float">
            <text:p>10,18</text:p>
          </table:table-cell>
          <table:table-cell office:value-type="float" office:value="-0.26" calcext:value-type="float">
            <text:p>-0,26</text:p>
          </table:table-cell>
          <table:table-cell office:value-type="float" office:value="2.2" calcext:value-type="float">
            <text:p>2,2</text:p>
          </table:table-cell>
          <table:table-cell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39]= &quot;True&quot;; [.I439] / [.F439] * 2.15; [.I439]/[.F439])" office:value-type="float" office:value="0.081532416502947" calcext:value-type="float">
            <text:p>0,0815324165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4.16" calcext:value-type="float">
            <text:p>14,16</text:p>
          </table:table-cell>
          <table:table-cell office:value-type="float" office:value="-0.72" calcext:value-type="float">
            <text:p>-0,7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440]= &quot;True&quot;; [.I440] / [.F440] * 2.15; [.I440]/[.F440])" office:value-type="float" office:value="0.0847457627118644" calcext:value-type="float">
            <text:p>0,0847457627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3.58" calcext:value-type="float">
            <text:p>13,58</text:p>
          </table:table-cell>
          <table:table-cell office:value-type="float" office:value="-0.98" calcext:value-type="float">
            <text:p>-0,98</text:p>
          </table:table-cell>
          <table:table-cell office:value-type="float" office:value="-3" calcext:value-type="float">
            <text:p>-3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441]= &quot;True&quot;; [.I441] / [.F441] * 2.15; [.I441]/[.F441])" office:value-type="float" office:value="0.0870765832106038" calcext:value-type="float">
            <text:p>0,0870765832</text:p>
          </table:table-cell>
        </table:table-row>
        <table:table-row table:style-name="ro1">
          <table:table-cell office:value-type="string" calcext:value-type="string">
            <text:p>Paolo Guerre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ame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23.49" calcext:value-type="float">
            <text:p>23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42]= &quot;True&quot;; [.I442] / [.F442] * 2.15; [.I442]/[.F442])" office:value-type="float" office:value="0.0915283099191145" calcext:value-type="float">
            <text:p>0,0915283099</text:p>
          </table:table-cell>
        </table:table-row>
        <table:table-row table:style-name="ro1">
          <table:table-cell office:value-type="string" calcext:value-type="string">
            <text:p>Marlon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03" calcext:value-type="float">
            <text:p>5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443]= &quot;True&quot;; [.I443] / [.F443] * 2.15; [.I443]/[.F443])" office:value-type="float" office:value="0.099403578528827" calcext:value-type="float">
            <text:p>0,0994035785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4.95" calcext:value-type="float">
            <text:p>4,95</text:p>
          </table:table-cell>
          <table:table-cell office:value-type="float" office:value="-0.3" calcext:value-type="float">
            <text:p>-0,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44]= &quot;True&quot;; [.I444] / [.F444] * 2.15; [.I444]/[.F444])" office:value-type="float" office:value="0.101010101010101" calcext:value-type="float">
            <text:p>0,101010101</text:p>
          </table:table-cell>
        </table:table-row>
        <table:table-row table:style-name="ro1">
          <table:table-cell office:value-type="string" calcext:value-type="string">
            <text:p>Cárden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11" calcext:value-type="float">
            <text:p>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445]= &quot;True&quot;; [.I445] / [.F445] * 2.15; [.I445]/[.F445])" office:value-type="float" office:value="0.104622871046229" calcext:value-type="float">
            <text:p>0,104622871</text:p>
          </table:table-cell>
        </table:table-row>
        <table:table-row table:style-name="ro1">
          <table:table-cell office:value-type="string" calcext:value-type="string">
            <text:p>Rodolf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11" calcext:value-type="float">
            <text:p>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446]= &quot;True&quot;; [.I446] / [.F446] * 2.15; [.I446]/[.F446])" office:value-type="float" office:value="0.104622871046229" calcext:value-type="float">
            <text:p>0,104622871</text:p>
          </table:table-cell>
        </table:table-row>
        <table:table-row table:style-name="ro1">
          <table:table-cell office:value-type="string" calcext:value-type="string">
            <text:p>Rafael Longuin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4.78" calcext:value-type="float">
            <text:p>4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447]= &quot;True&quot;; [.I447] / [.F447] * 2.15; [.I447]/[.F447])" office:value-type="float" office:value="0.110878661087866" calcext:value-type="float">
            <text:p>0,110878661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88" calcext:value-type="float">
            <text:p>12,88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,4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48]= &quot;True&quot;; [.I448] / [.F448] * 2.15; [.I448]/[.F448])" office:value-type="float" office:value="0.111024844720497" calcext:value-type="float">
            <text:p>0,1110248447</text:p>
          </table:table-cell>
        </table:table-row>
        <table:table-row table:style-name="ro1">
          <table:table-cell office:value-type="string" calcext:value-type="string">
            <text:p>Jun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2.7" calcext:value-type="float">
            <text:p>2,7</text:p>
          </table:table-cell>
          <table:table-cell office:value-type="float" office:value="-0.06" calcext:value-type="float">
            <text:p>-0,06</text:p>
          </table:table-cell>
          <table:table-cell office:value-type="float" office:value="0.5" calcext:value-type="float">
            <text:p>0,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449]= &quot;True&quot;; [.I449] / [.F449] * 2.15; [.I449]/[.F449])" office:value-type="float" office:value="0.111481481481481" calcext:value-type="float">
            <text:p>0,1114814815</text:p>
          </table:table-cell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10.84" calcext:value-type="float">
            <text:p>10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,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450]= &quot;True&quot;; [.I450] / [.F450] * 2.15; [.I450]/[.F450])" office:value-type="float" office:value="0.113468634686347" calcext:value-type="float">
            <text:p>0,1134686347</text:p>
          </table:table-cell>
        </table:table-row>
        <table:table-row table:style-name="ro1">
          <table:table-cell office:value-type="string" calcext:value-type="string">
            <text:p>Centurió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ão pau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51]= &quot;True&quot;; [.I451] / [.F451] * 2.15; [.I451]/[.F451])" office:value-type="float" office:value="0.113592233009709" calcext:value-type="float">
            <text:p>0,113592233</text:p>
          </table:table-cell>
        </table:table-row>
        <table:table-row table:style-name="ro1">
          <table:table-cell office:value-type="string" calcext:value-type="string">
            <text:p>Lucã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52]= &quot;True&quot;; [.I452] / [.F452] * 2.15; [.I452]/[.F452])" office:value-type="float" office:value="0.114942528735632" calcext:value-type="float">
            <text:p>0,1149425287</text:p>
          </table:table-cell>
        </table:table-row>
        <table:table-row table:style-name="ro1">
          <table:table-cell office:value-type="string" calcext:value-type="string">
            <text:p>Arthur Ma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5.48" calcext:value-type="float">
            <text:p>5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53]= &quot;True&quot;; [.I453] / [.F453] * 2.15; [.I453]/[.F453])" office:value-type="float" office:value="0.114963503649635" calcext:value-type="float">
            <text:p>0,1149635036</text:p>
          </table:table-cell>
        </table:table-row>
        <table:table-row table:style-name="ro1">
          <table:table-cell office:value-type="string" calcext:value-type="string">
            <text:p>Mazol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4.96" calcext:value-type="float">
            <text:p>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454]= &quot;True&quot;; [.I454] / [.F454] * 2.15; [.I454]/[.F454])" office:value-type="float" office:value="0.116935483870968" calcext:value-type="float">
            <text:p>0,1169354839</text:p>
          </table:table-cell>
        </table:table-row>
        <table:table-row table:style-name="ro1">
          <table:table-cell office:value-type="string" calcext:value-type="string">
            <text:p>William Popp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3.81" calcext:value-type="float">
            <text:p>3,81</text:p>
          </table:table-cell>
          <table:table-cell office:value-type="float" office:value="-0.65" calcext:value-type="float">
            <text:p>-0,65</text:p>
          </table:table-cell>
          <table:table-cell office:value-type="float" office:value="-0.8" calcext:value-type="float">
            <text:p>-0,8</text:p>
          </table:table-cell>
          <table:table-cell office:value-type="float" office:value="0.45" calcext:value-type="float">
            <text:p>0,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55]= &quot;True&quot;; [.I455] / [.F455] * 2.15; [.I455]/[.F455])" office:value-type="float" office:value="0.118110236220472" calcext:value-type="float">
            <text:p>0,1181102362</text:p>
          </table:table-cell>
        </table:table-row>
        <table:table-row table:style-name="ro1">
          <table:table-cell office:value-type="string" calcext:value-type="string">
            <text:p>Dankler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2.07" calcext:value-type="float">
            <text:p>2,07</text:p>
          </table:table-cell>
          <table:table-cell office:value-type="float" office:value="-0.3" calcext:value-type="float">
            <text:p>-0,3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56]= &quot;True&quot;; [.I456] / [.F456] * 2.15; [.I456]/[.F456])" office:value-type="float" office:value="0.120772946859903" calcext:value-type="float">
            <text:p>0,1207729469</text:p>
          </table:table-cell>
        </table:table-row>
        <table:table-row table:style-name="ro1">
          <table:table-cell office:value-type="string" calcext:value-type="string">
            <text:p>Samuel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9.56" calcext:value-type="float">
            <text:p>9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457]= &quot;True&quot;; [.I457] / [.F457] * 2.15; [.I457]/[.F457])" office:value-type="float" office:value="0.123692468619247" calcext:value-type="float">
            <text:p>0,1236924686</text:p>
          </table:table-cell>
        </table:table-row>
        <table:table-row table:style-name="ro1">
          <table:table-cell office:value-type="string" calcext:value-type="string">
            <text:p>Henrique Dourad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4.32" calcext:value-type="float">
            <text:p>4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58]= &quot;True&quot;; [.I458] / [.F458] * 2.15; [.I458]/[.F458])" office:value-type="float" office:value="0.127314814814815" calcext:value-type="float">
            <text:p>0,1273148148</text:p>
          </table:table-cell>
        </table:table-row>
        <table:table-row table:style-name="ro1">
          <table:table-cell office:value-type="string" calcext:value-type="string">
            <text:p>Luis Fabian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ão pau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7.45" calcext:value-type="float">
            <text:p>17,45</text:p>
          </table:table-cell>
          <table:table-cell office:value-type="float" office:value="1.13" calcext:value-type="float">
            <text:p>1,13</text:p>
          </table:table-cell>
          <table:table-cell office:value-type="float" office:value="4.9" calcext:value-type="float">
            <text:p>4,9</text:p>
          </table:table-cell>
          <table:table-cell office:value-type="float" office:value="2.25" calcext:value-type="float">
            <text:p>2,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59]= &quot;True&quot;; [.I459] / [.F459] * 2.15; [.I459]/[.F459])" office:value-type="float" office:value="0.128939828080229" calcext:value-type="float">
            <text:p>0,1289398281</text:p>
          </table:table-cell>
        </table:table-row>
        <table:table-row table:style-name="ro1">
          <table:table-cell office:value-type="string" calcext:value-type="string">
            <text:p>Claudio Winck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interna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6.17" calcext:value-type="float">
            <text:p>6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60]= &quot;True&quot;; [.I460] / [.F460] * 2.15; [.I460]/[.F460])" office:value-type="float" office:value="0.129659643435981" calcext:value-type="float">
            <text:p>0,1296596434</text:p>
          </table:table-cell>
        </table:table-row>
        <table:table-row table:style-name="ro1">
          <table:table-cell office:value-type="string" calcext:value-type="string">
            <text:p>Arrascaet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7.77" calcext:value-type="float">
            <text:p>17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61]= &quot;True&quot;; [.I461] / [.F461] * 2.15; [.I461]/[.F461])" office:value-type="float" office:value="0.132245357343838" calcext:value-type="float">
            <text:p>0,1322453573</text:p>
          </table:table-cell>
        </table:table-row>
        <table:table-row table:style-name="ro1">
          <table:table-cell office:value-type="string" calcext:value-type="string">
            <text:p>William Henriqu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62" calcext:value-type="float">
            <text:p>5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62]= &quot;True&quot;; [.I462] / [.F462] * 2.15; [.I462]/[.F462])" office:value-type="float" office:value="0.133451957295374" calcext:value-type="float">
            <text:p>0,1334519573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enso</text:p>
          </table:table-cell>
          <table:table-cell office:value-type="float" office:value="11.05" calcext:value-type="float">
            <text:p>11,05</text:p>
          </table:table-cell>
          <table:table-cell office:value-type="float" office:value="1.91" calcext:value-type="float">
            <text:p>1,91</text:p>
          </table:table-cell>
          <table:table-cell office:value-type="float" office:value="6.1" calcext:value-type="float">
            <text:p>6,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63]= &quot;True&quot;; [.I463] / [.F463] * 2.15; [.I463]/[.F463])" office:value-type="float" office:value="0.135746606334842" calcext:value-type="float">
            <text:p>0,1357466063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interna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ável</text:p>
          </table:table-cell>
          <table:table-cell office:value-type="float" office:value="11.74" calcext:value-type="float">
            <text:p>11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64]= &quot;True&quot;; [.I464] / [.F464] * 2.15; [.I464]/[.F464])" office:value-type="float" office:value="0.136286201022147" calcext:value-type="float">
            <text:p>0,136286201</text:p>
          </table:table-cell>
        </table:table-row>
        <table:table-row table:style-name="ro1">
          <table:table-cell office:value-type="string" calcext:value-type="string">
            <text:p>Martín Luqu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09" calcext:value-type="float">
            <text:p>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65]= &quot;True&quot;; [.I465] / [.F465] * 2.15; [.I465]/[.F465])" office:value-type="float" office:value="0.137524557956778" calcext:value-type="float">
            <text:p>0,137524558</text:p>
          </table:table-cell>
        </table:table-row>
        <table:table-row table:style-name="ro1">
          <table:table-cell office:value-type="string" calcext:value-type="string">
            <text:p>Yag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5.01" calcext:value-type="float">
            <text:p>5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466]= &quot;True&quot;; [.I466] / [.F466] * 2.15; [.I466]/[.F466])" office:value-type="float" office:value="0.141616766467066" calcext:value-type="float">
            <text:p>0,1416167665</text:p>
          </table:table-cell>
        </table:table-row>
        <table:table-row table:style-name="ro1">
          <table:table-cell office:value-type="string" calcext:value-type="string">
            <text:p>Jonathan Cafu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41" calcext:value-type="float">
            <text:p>3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67]= &quot;True&quot;; [.I467] / [.F467] * 2.15; [.I467]/[.F467])" office:value-type="float" office:value="0.146627565982405" calcext:value-type="float">
            <text:p>0,146627566</text:p>
          </table:table-cell>
        </table:table-row>
        <table:table-row table:style-name="ro1">
          <table:table-cell office:value-type="string" calcext:value-type="string">
            <text:p>Márcio Araúj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6.52" calcext:value-type="float">
            <text:p>6,52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68]= &quot;True&quot;; [.I468] / [.F468] * 2.15; [.I468]/[.F468])" office:value-type="float" office:value="0.148773006134969" calcext:value-type="float">
            <text:p>0,1487730061</text:p>
          </table:table-cell>
        </table:table-row>
        <table:table-row table:style-name="ro1">
          <table:table-cell office:value-type="string" calcext:value-type="string">
            <text:p>Fábi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1.49" calcext:value-type="float">
            <text:p>11,49</text:p>
          </table:table-cell>
          <table:table-cell office:value-type="float" office:value="-0.01" calcext:value-type="float">
            <text:p>-0,01</text:p>
          </table:table-cell>
          <table:table-cell office:value-type="float" office:value="4" calcext:value-type="float">
            <text:p>4</text:p>
          </table:table-cell>
          <table:table-cell office:value-type="float" office:value="1.74" calcext:value-type="float">
            <text:p>1,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69]= &quot;True&quot;; [.I469] / [.F469] * 2.15; [.I469]/[.F469])" office:value-type="float" office:value="0.151436031331593" calcext:value-type="float">
            <text:p>0,1514360313</text:p>
          </table:table-cell>
        </table:table-row>
        <table:table-row table:style-name="ro1">
          <table:table-cell office:value-type="string" calcext:value-type="string">
            <text:p>Nené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54" calcext:value-type="float">
            <text:p>3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470]= &quot;True&quot;; [.I470] / [.F470] * 2.15; [.I470]/[.F470])" office:value-type="float" office:value="0.15183615819209" calcext:value-type="float">
            <text:p>0,1518361582</text:p>
          </table:table-cell>
        </table:table-row>
        <table:table-row table:style-name="ro1">
          <table:table-cell office:value-type="string" calcext:value-type="string">
            <text:p>Rob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undido</text:p>
          </table:table-cell>
          <table:table-cell office:value-type="float" office:value="10.81" calcext:value-type="float">
            <text:p>1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471]= &quot;True&quot;; [.I471] / [.F471] * 2.15; [.I471]/[.F471])" office:value-type="float" office:value="0.153145235892692" calcext:value-type="float">
            <text:p>0,1531452359</text:p>
          </table:table-cell>
        </table:table-row>
        <table:table-row table:style-name="ro1">
          <table:table-cell office:value-type="string" calcext:value-type="string">
            <text:p>Marco Damasceno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51" calcext:value-type="float">
            <text:p>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472]= &quot;True&quot;; [.I472] / [.F472] * 2.15; [.I472]/[.F472])" office:value-type="float" office:value="0.155210643015521" calcext:value-type="float">
            <text:p>0,155210643</text:p>
          </table:table-cell>
        </table:table-row>
        <table:table-row table:style-name="ro1">
          <table:table-cell office:value-type="string" calcext:value-type="string">
            <text:p>David Braz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undido</text:p>
          </table:table-cell>
          <table:table-cell office:value-type="float" office:value="10.25" calcext:value-type="float">
            <text:p>10,25</text:p>
          </table:table-cell>
          <table:table-cell office:value-type="float" office:value="1.63" calcext:value-type="float">
            <text:p>1,63</text:p>
          </table:table-cell>
          <table:table-cell office:value-type="float" office:value="5.2" calcext:value-type="float">
            <text:p>5,2</text:p>
          </table:table-cell>
          <table:table-cell office:value-type="float" office:value="1.6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473]= &quot;True&quot;; [.I473] / [.F473] * 2.15; [.I473]/[.F473])" office:value-type="float" office:value="0.15609756097561" calcext:value-type="float">
            <text:p>0,156097561</text:p>
          </table:table-cell>
        </table:table-row>
        <table:table-row table:style-name="ro1">
          <table:table-cell office:value-type="string" calcext:value-type="string">
            <text:p>Chiquinh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an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undido</text:p>
          </table:table-cell>
          <table:table-cell office:value-type="float" office:value="7.58" calcext:value-type="float">
            <text:p>7,58</text:p>
          </table:table-cell>
          <table:table-cell office:value-type="float" office:value="-0.42" calcext:value-type="float">
            <text:p>-0,42</text:p>
          </table:table-cell>
          <table:table-cell office:value-type="float" office:value="0.2" calcext:value-type="float">
            <text:p>0,2</text:p>
          </table:table-cell>
          <table:table-cell office:value-type="float" office:value="1.26" calcext:value-type="float">
            <text:p>1,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474]= &quot;True&quot;; [.I474] / [.F474] * 2.15; [.I474]/[.F474])" office:value-type="float" office:value="0.16622691292876" calcext:value-type="float">
            <text:p>0,1662269129</text:p>
          </table:table-cell>
        </table:table-row>
        <table:table-row table:style-name="ro1">
          <table:table-cell office:value-type="string" calcext:value-type="string">
            <text:p>Evert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23.13" calcext:value-type="float">
            <text:p>23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" calcext:value-type="float">
            <text:p>3,8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75]= &quot;True&quot;; [.I475] / [.F475] * 2.15; [.I475]/[.F475])" office:value-type="float" office:value="0.167747514051016" calcext:value-type="float">
            <text:p>0,1677475141</text:p>
          </table:table-cell>
        </table:table-row>
        <table:table-row table:style-name="ro1">
          <table:table-cell office:value-type="string" calcext:value-type="string">
            <text:p>Gans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5.32" calcext:value-type="float">
            <text:p>15,32</text:p>
          </table:table-cell>
          <table:table-cell office:value-type="float" office:value="-0.39" calcext:value-type="float">
            <text:p>-0,39</text:p>
          </table:table-cell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,5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76]= &quot;True&quot;; [.I476] / [.F476] * 2.15; [.I476]/[.F476])" office:value-type="float" office:value="0.168407310704961" calcext:value-type="float">
            <text:p>0,1684073107</text:p>
          </table:table-cell>
        </table:table-row>
        <table:table-row table:style-name="ro1">
          <table:table-cell office:value-type="string" calcext:value-type="string">
            <text:p>Willi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6.61" calcext:value-type="float">
            <text:p>16,61</text:p>
          </table:table-cell>
          <table:table-cell office:value-type="float" office:value="1.49" calcext:value-type="float">
            <text:p>1,49</text:p>
          </table:table-cell>
          <table:table-cell office:value-type="float" office:value="7.8" calcext:value-type="float">
            <text:p>7,8</text:p>
          </table:table-cell>
          <table:table-cell office:value-type="float" office:value="2.84" calcext:value-type="float">
            <text:p>2,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77]= &quot;True&quot;; [.I477] / [.F477] * 2.15; [.I477]/[.F477])" office:value-type="float" office:value="0.17098133654425" calcext:value-type="float">
            <text:p>0,1709813365</text:p>
          </table:table-cell>
        </table:table-row>
        <table:table-row table:style-name="ro1">
          <table:table-cell office:value-type="string" calcext:value-type="string">
            <text:p>Felipe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undido</text:p>
          </table:table-cell>
          <table:table-cell office:value-type="float" office:value="10.69" calcext:value-type="float">
            <text:p>10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,8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478]= &quot;True&quot;; [.I478] / [.F478] * 2.15; [.I478]/[.F478])" office:value-type="float" office:value="0.171188026192703" calcext:value-type="float">
            <text:p>0,1711880262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2.68" calcext:value-type="float">
            <text:p>2,68</text:p>
          </table:table-cell>
          <table:table-cell office:value-type="float" office:value="-0.24" calcext:value-type="float">
            <text:p>-0,24</text:p>
          </table:table-cell>
          <table:table-cell office:value-type="float" office:value="1.2" calcext:value-type="float">
            <text:p>1,2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79]= &quot;True&quot;; [.I479] / [.F479] * 2.15; [.I479]/[.F479])" office:value-type="float" office:value="0.171641791044776" calcext:value-type="float">
            <text:p>0,171641791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8.4" calcext:value-type="float">
            <text:p>18,4</text:p>
          </table:table-cell>
          <table:table-cell office:value-type="float" office:value="-0.44" calcext:value-type="float">
            <text:p>-0,44</text:p>
          </table:table-cell>
          <table:table-cell office:value-type="float" office:value="3.3" calcext:value-type="float">
            <text:p>3,3</text:p>
          </table:table-cell>
          <table:table-cell office:value-type="float" office:value="3.16" calcext:value-type="float">
            <text:p>3,1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480]= &quot;True&quot;; [.I480] / [.F480] * 2.15; [.I480]/[.F480])" office:value-type="float" office:value="0.171739130434783" calcext:value-type="float">
            <text:p>0,1717391304</text:p>
          </table:table-cell>
        </table:table-row>
        <table:table-row table:style-name="ro1">
          <table:table-cell office:value-type="string" calcext:value-type="string">
            <text:p>Marcelo Grohe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rêm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8.29" calcext:value-type="float">
            <text:p>18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481]= &quot;True&quot;; [.I481] / [.F481] * 2.15; [.I481]/[.F481])" office:value-type="float" office:value="0.176325861126298" calcext:value-type="float">
            <text:p>0,1763258611</text:p>
          </table:table-cell>
        </table:table-row>
        <table:table-row table:style-name="ro1">
          <table:table-cell office:value-type="string" calcext:value-type="string">
            <text:p>Denil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9.72" calcext:value-type="float">
            <text:p>9,72</text:p>
          </table:table-cell>
          <table:table-cell office:value-type="float" office:value="-0.79" calcext:value-type="float">
            <text:p>-0,79</text:p>
          </table:table-cell>
          <table:table-cell office:value-type="float" office:value="-1.1" calcext:value-type="float">
            <text:p>-1,1</text:p>
          </table:table-cell>
          <table:table-cell office:value-type="float" office:value="1.73" calcext:value-type="float">
            <text:p>1,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82]= &quot;True&quot;; [.I482] / [.F482] * 2.15; [.I482]/[.F482])" office:value-type="float" office:value="0.17798353909465" calcext:value-type="float">
            <text:p>0,1779835391</text:p>
          </table:table-cell>
        </table:table-row>
        <table:table-row table:style-name="ro1">
          <table:table-cell office:value-type="string" calcext:value-type="string">
            <text:p>Ger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3.52" calcext:value-type="float">
            <text:p>13,52</text:p>
          </table:table-cell>
          <table:table-cell office:value-type="float" office:value="-0.66" calcext:value-type="float">
            <text:p>-0,66</text:p>
          </table:table-cell>
          <table:table-cell office:value-type="float" office:value="0.6" calcext:value-type="float">
            <text:p>0,6</text:p>
          </table:table-cell>
          <table:table-cell office:value-type="float" office:value="2.45" calcext:value-type="float">
            <text:p>2,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483]= &quot;True&quot;; [.I483] / [.F483] * 2.15; [.I483]/[.F483])" office:value-type="float" office:value="0.181213017751479" calcext:value-type="float">
            <text:p>0,1812130178</text:p>
          </table:table-cell>
        </table:table-row>
        <table:table-row table:style-name="ro1">
          <table:table-cell office:value-type="string" calcext:value-type="string">
            <text:p>Thiago Galhar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4.03" calcext:value-type="float">
            <text:p>4,03</text:p>
          </table:table-cell>
          <table:table-cell office:value-type="float" office:value="-0.62" calcext:value-type="float">
            <text:p>-0,62</text:p>
          </table:table-cell>
          <table:table-cell office:value-type="float" office:value="-2.8" calcext:value-type="float">
            <text:p>-2,8</text:p>
          </table:table-cell>
          <table:table-cell office:value-type="float" office:value="0.34" calcext:value-type="float">
            <text:p>0,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484]= &quot;True&quot;; [.I484] / [.F484] * 2.15; [.I484]/[.F484])" office:value-type="float" office:value="0.181389578163772" calcext:value-type="float">
            <text:p>0,1813895782</text:p>
          </table:table-cell>
        </table:table-row>
        <table:table-row table:style-name="ro1">
          <table:table-cell office:value-type="string" calcext:value-type="string">
            <text:p>Nilt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2.48" calcext:value-type="float">
            <text:p>2,48</text:p>
          </table:table-cell>
          <table:table-cell office:value-type="float" office:value="-0.11" calcext:value-type="float">
            <text:p>-0,11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85]= &quot;True&quot;; [.I485] / [.F485] * 2.15; [.I485]/[.F485])" office:value-type="float" office:value="0.181451612903226" calcext:value-type="float">
            <text:p>0,18145161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22.38" calcext:value-type="float">
            <text:p>22,38</text:p>
          </table:table-cell>
          <table:table-cell office:value-type="float" office:value="1.53" calcext:value-type="float">
            <text:p>1,53</text:p>
          </table:table-cell>
          <table:table-cell office:value-type="float" office:value="8.4" calcext:value-type="float">
            <text:p>8,4</text:p>
          </table:table-cell>
          <table:table-cell office:value-type="float" office:value="4.07" calcext:value-type="float">
            <text:p>4,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86]= &quot;True&quot;; [.I486] / [.F486] * 2.15; [.I486]/[.F486])" office:value-type="float" office:value="0.181858802502234" calcext:value-type="float">
            <text:p>0,1818588025</text:p>
          </table:table-cell>
        </table:table-row>
        <table:table-row table:style-name="ro1">
          <table:table-cell office:value-type="string" calcext:value-type="string">
            <text:p>Fellipe Bast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7.35" calcext:value-type="float">
            <text:p>7,35</text:p>
          </table:table-cell>
          <table:table-cell office:value-type="float" office:value="-0.56" calcext:value-type="float">
            <text:p>-0,56</text:p>
          </table:table-cell>
          <table:table-cell office:value-type="float" office:value="0.4" calcext:value-type="float">
            <text:p>0,4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487]= &quot;True&quot;; [.I487] / [.F487] * 2.15; [.I487]/[.F487])" office:value-type="float" office:value="0.187210884353742" calcext:value-type="float">
            <text:p>0,187210884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5.34" calcext:value-type="float">
            <text:p>5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488]= &quot;True&quot;; [.I488] / [.F488] * 2.15; [.I488]/[.F488])" office:value-type="float" office:value="0.187265917602996" calcext:value-type="float">
            <text:p>0,1872659176</text:p>
          </table:table-cell>
        </table:table-row>
        <table:table-row table:style-name="ro1">
          <table:table-cell office:value-type="string" calcext:value-type="string">
            <text:p>Rogéri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join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undido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489]= &quot;True&quot;; [.I489] / [.F489] * 2.15; [.I489]/[.F489])" office:value-type="float" office:value="0.189130434782609" calcext:value-type="float">
            <text:p>0,1891304348</text:p>
          </table:table-cell>
        </table:table-row>
        <table:table-row table:style-name="ro1">
          <table:table-cell office:value-type="string" calcext:value-type="string">
            <text:p>Souz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6.6" calcext:value-type="float">
            <text:p>16,6</text:p>
          </table:table-cell>
          <table:table-cell office:value-type="float" office:value="-0.54" calcext:value-type="float">
            <text:p>-0,54</text:p>
          </table:table-cell>
          <table:table-cell office:value-type="float" office:value="1.4" calcext:value-type="float">
            <text:p>1,4</text:p>
          </table:table-cell>
          <table:table-cell office:value-type="float" office:value="3.18" calcext:value-type="float">
            <text:p>3,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490]= &quot;True&quot;; [.I490] / [.F490] * 2.15; [.I490]/[.F490])" office:value-type="float" office:value="0.191566265060241" calcext:value-type="float">
            <text:p>0,1915662651</text:p>
          </table:table-cell>
        </table:table-row>
        <table:table-row table:style-name="ro1">
          <table:table-cell office:value-type="string" calcext:value-type="string">
            <text:p>Bressa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ame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5.11" calcext:value-type="float">
            <text:p>5,11</text:p>
          </table:table-cell>
          <table:table-cell office:value-type="float" office:value="1.75" calcext:value-type="float">
            <text:p>1,75</text:p>
          </table:table-cell>
          <table:table-cell office:value-type="float" office:value="6.4" calcext:value-type="float">
            <text:p>6,4</text:p>
          </table:table-cell>
          <table:table-cell office:value-type="float" office:value="1.02" calcext:value-type="float">
            <text:p>1,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91]= &quot;True&quot;; [.I491] / [.F491] * 2.15; [.I491]/[.F491])" office:value-type="float" office:value="0.199608610567515" calcext:value-type="float">
            <text:p>0,1996086106</text:p>
          </table:table-cell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amen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95" calcext:value-type="float">
            <text:p>12,95</text:p>
          </table:table-cell>
          <table:table-cell office:value-type="float" office:value="0.37" calcext:value-type="float">
            <text:p>0,37</text:p>
          </table:table-cell>
          <table:table-cell office:value-type="float" office:value="2.8" calcext:value-type="float">
            <text:p>2,8</text:p>
          </table:table-cell>
          <table:table-cell office:value-type="float" office:value="2.6" calcext:value-type="float">
            <text:p>2,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92]= &quot;True&quot;; [.I492] / [.F492] * 2.15; [.I492]/[.F492])" office:value-type="float" office:value="0.200772200772201" calcext:value-type="float">
            <text:p>0,2007722008</text:p>
          </table:table-cell>
        </table:table-row>
        <table:table-row table:style-name="ro1">
          <table:table-cell office:value-type="string" calcext:value-type="string">
            <text:p>Ricardo Oliveir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8.07" calcext:value-type="float">
            <text:p>18,07</text:p>
          </table:table-cell>
          <table:table-cell office:value-type="float" office:value="0.91" calcext:value-type="float">
            <text:p>0,91</text:p>
          </table:table-cell>
          <table:table-cell office:value-type="float" office:value="10.1" calcext:value-type="float">
            <text:p>10,1</text:p>
          </table:table-cell>
          <table:table-cell office:value-type="float" office:value="3.63" calcext:value-type="float">
            <text:p>3,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493]= &quot;True&quot;; [.I493] / [.F493] * 2.15; [.I493]/[.F493])" office:value-type="float" office:value="0.200885445489762" calcext:value-type="float">
            <text:p>0,2008854455</text:p>
          </table:table-cell>
        </table:table-row>
        <table:table-row table:style-name="ro1">
          <table:table-cell office:value-type="string" calcext:value-type="string">
            <text:p>Rob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an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28.72" calcext:value-type="float">
            <text:p>28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494]= &quot;True&quot;; [.I494] / [.F494] * 2.15; [.I494]/[.F494])" office:value-type="float" office:value="0.212395543175487" calcext:value-type="float">
            <text:p>0,2123955432</text:p>
          </table:table-cell>
        </table:table-row>
        <table:table-row table:style-name="ro1">
          <table:table-cell office:value-type="string" calcext:value-type="string">
            <text:p>Taiber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6.08" calcext:value-type="float">
            <text:p>6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95]= &quot;True&quot;; [.I495] / [.F495] * 2.15; [.I495]/[.F495])" office:value-type="float" office:value="0.213815789473684" calcext:value-type="float">
            <text:p>0,2138157895</text:p>
          </table:table-cell>
        </table:table-row>
        <table:table-row table:style-name="ro1">
          <table:table-cell office:value-type="string" calcext:value-type="string">
            <text:p>Almi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undido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496]= &quot;True&quot;; [.I496] / [.F496] * 2.15; [.I496]/[.F496])" office:value-type="float" office:value="0.214285714285714" calcext:value-type="float">
            <text:p>0,2142857143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2.19" calcext:value-type="float">
            <text:p>2,19</text:p>
          </table:table-cell>
          <table:table-cell office:value-type="float" office:value="-0.75" calcext:value-type="float">
            <text:p>-0,75</text:p>
          </table:table-cell>
          <table:table-cell office:value-type="float" office:value="-1.2" calcext:value-type="float">
            <text:p>-1,2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497]= &quot;True&quot;; [.I497] / [.F497] * 2.15; [.I497]/[.F497])" office:value-type="float" office:value="0.214611872146119" calcext:value-type="float">
            <text:p>0,2146118721</text:p>
          </table:table-cell>
        </table:table-row>
        <table:table-row table:style-name="ro1">
          <table:table-cell office:value-type="string" calcext:value-type="string">
            <text:p>Willian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15.72" calcext:value-type="float">
            <text:p>15,72</text:p>
          </table:table-cell>
          <table:table-cell office:value-type="float" office:value="0.44" calcext:value-type="float">
            <text:p>0,44</text:p>
          </table:table-cell>
          <table:table-cell office:value-type="float" office:value="5.9" calcext:value-type="float">
            <text:p>5,9</text:p>
          </table:table-cell>
          <table:table-cell office:value-type="float" office:value="3.45" calcext:value-type="float">
            <text:p>3,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498]= &quot;True&quot;; [.I498] / [.F498] * 2.15; [.I498]/[.F498])" office:value-type="float" office:value="0.219465648854962" calcext:value-type="float">
            <text:p>0,2194656489</text:p>
          </table:table-cell>
        </table:table-row>
        <table:table-row table:style-name="ro1">
          <table:table-cell office:value-type="string" calcext:value-type="string">
            <text:p>Vit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úvida</text:p>
          </table:table-cell>
          <table:table-cell office:value-type="float" office:value="16.15" calcext:value-type="float">
            <text:p>16,15</text:p>
          </table:table-cell>
          <table:table-cell office:value-type="float" office:value="1.82" calcext:value-type="float">
            <text:p>1,82</text:p>
          </table:table-cell>
          <table:table-cell office:value-type="float" office:value="7.5" calcext:value-type="float">
            <text:p>7,5</text:p>
          </table:table-cell>
          <table:table-cell office:value-type="float" office:value="3.55" calcext:value-type="float">
            <text:p>3,5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499]= &quot;True&quot;; [.I499] / [.F499] * 2.15; [.I499]/[.F499])" office:value-type="float" office:value="0.219814241486068" calcext:value-type="float">
            <text:p>0,2198142415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91" calcext:value-type="float">
            <text:p>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500]= &quot;True&quot;; [.I500] / [.F500] * 2.15; [.I500]/[.F500])" office:value-type="float" office:value="0.219948849104859" calcext:value-type="float">
            <text:p>0,2199488491</text:p>
          </table:table-cell>
        </table:table-row>
        <table:table-row table:style-name="ro1">
          <table:table-cell office:value-type="string" calcext:value-type="string">
            <text:p>Cristóvão Borges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flame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8.8" calcext:value-type="float">
            <text:p>8,8</text:p>
          </table:table-cell>
          <table:table-cell office:value-type="float" office:value="0.72" calcext:value-type="float">
            <text:p>0,72</text:p>
          </table:table-cell>
          <table:table-cell office:value-type="float" office:value="3.86" calcext:value-type="float">
            <text:p>3,86</text:p>
          </table:table-cell>
          <table:table-cell office:value-type="float" office:value="1.96" calcext:value-type="float">
            <text:p>1,9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501]= &quot;True&quot;; [.I501] / [.F501] * 2.15; [.I501]/[.F501])" office:value-type="float" office:value="0.222727272727273" calcext:value-type="float">
            <text:p>0,2227272727</text:p>
          </table:table-cell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joinvil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5.92" calcext:value-type="float">
            <text:p>15,92</text:p>
          </table:table-cell>
          <table:table-cell office:value-type="float" office:value="-0.11" calcext:value-type="float">
            <text:p>-0,11</text:p>
          </table:table-cell>
          <table:table-cell office:value-type="float" office:value="0.4" calcext:value-type="float">
            <text:p>0,4</text:p>
          </table:table-cell>
          <table:table-cell office:value-type="float" office:value="3.55" calcext:value-type="float">
            <text:p>3,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02]= &quot;True&quot;; [.I502] / [.F502] * 2.15; [.I502]/[.F502])" office:value-type="float" office:value="0.222989949748744" calcext:value-type="float">
            <text:p>0,2229899497</text:p>
          </table:table-cell>
        </table:table-row>
        <table:table-row table:style-name="ro1">
          <table:table-cell office:value-type="string" calcext:value-type="string">
            <text:p>Valdiv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úvida</text:p>
          </table:table-cell>
          <table:table-cell office:value-type="float" office:value="9.25" calcext:value-type="float">
            <text:p>9,25</text:p>
          </table:table-cell>
          <table:table-cell office:value-type="float" office:value="1.31" calcext:value-type="float">
            <text:p>1,31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503]= &quot;True&quot;; [.I503] / [.F503] * 2.15; [.I503]/[.F503])" office:value-type="float" office:value="0.227027027027027" calcext:value-type="float">
            <text:p>0,227027027</text:p>
          </table:table-cell>
        </table:table-row>
        <table:table-row table:style-name="ro1">
          <table:table-cell office:value-type="string" calcext:value-type="string">
            <text:p>Bruno Aguiar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6.93" calcext:value-type="float">
            <text:p>6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04]= &quot;True&quot;; [.I504] / [.F504] * 2.15; [.I504]/[.F504])" office:value-type="float" office:value="0.227994227994228" calcext:value-type="float">
            <text:p>0,227994228</text:p>
          </table:table-cell>
        </table:table-row>
        <table:table-row table:style-name="ro1">
          <table:table-cell office:value-type="string" calcext:value-type="string">
            <text:p>Kenedy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12.58" calcext:value-type="float">
            <text:p>12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05]= &quot;True&quot;; [.I505] / [.F505] * 2.15; [.I505]/[.F505])" office:value-type="float" office:value="0.230524642289348" calcext:value-type="float">
            <text:p>0,2305246423</text:p>
          </table:table-cell>
        </table:table-row>
        <table:table-row table:style-name="ro1">
          <table:table-cell office:value-type="string" calcext:value-type="string">
            <text:p>Vil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enso</text:p>
          </table:table-cell>
          <table:table-cell office:value-type="float" office:value="2.6" calcext:value-type="float">
            <text:p>2,6</text:p>
          </table:table-cell>
          <table:table-cell office:value-type="float" office:value="-2.31" calcext:value-type="float">
            <text:p>-2,31</text:p>
          </table:table-cell>
          <table:table-cell office:value-type="float" office:value="-6.1" calcext:value-type="float">
            <text:p>-6,1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506]= &quot;True&quot;; [.I506] / [.F506] * 2.15; [.I506]/[.F506])" office:value-type="float" office:value="0.231538461538462" calcext:value-type="float">
            <text:p>0,2315384615</text:p>
          </table:table-cell>
        </table:table-row>
        <table:table-row table:style-name="ro1">
          <table:table-cell office:value-type="string" calcext:value-type="string">
            <text:p>Nilt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9.68" calcext:value-type="float">
            <text:p>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,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507]= &quot;True&quot;; [.I507] / [.F507] * 2.15; [.I507]/[.F507])" office:value-type="float" office:value="0.234504132231405" calcext:value-type="float">
            <text:p>0,2345041322</text:p>
          </table:table-cell>
        </table:table-row>
        <table:table-row table:style-name="ro1">
          <table:table-cell office:value-type="string" calcext:value-type="string">
            <text:p>Ed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2.46" calcext:value-type="float">
            <text:p>22,46</text:p>
          </table:table-cell>
          <table:table-cell office:value-type="float" office:value="-1.58" calcext:value-type="float">
            <text:p>-1,58</text:p>
          </table:table-cell>
          <table:table-cell office:value-type="float" office:value="1.9" calcext:value-type="float">
            <text:p>1,9</text:p>
          </table:table-cell>
          <table:table-cell office:value-type="float" office:value="5.27" calcext:value-type="float">
            <text:p>5,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08]= &quot;True&quot;; [.I508] / [.F508] * 2.15; [.I508]/[.F508])" office:value-type="float" office:value="0.234639358860196" calcext:value-type="float">
            <text:p>0,2346393589</text:p>
          </table:table-cell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11.83" calcext:value-type="float">
            <text:p>11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09]= &quot;True&quot;; [.I509] / [.F509] * 2.15; [.I509]/[.F509])" office:value-type="float" office:value="0.239222316145393" calcext:value-type="float">
            <text:p>0,2392223161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5.88" calcext:value-type="float">
            <text:p>5,88</text:p>
          </table:table-cell>
          <table:table-cell office:value-type="float" office:value="-0.65" calcext:value-type="float">
            <text:p>-0,65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,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510]= &quot;True&quot;; [.I510] / [.F510] * 2.15; [.I510]/[.F510])" office:value-type="float" office:value="0.243197278911565" calcext:value-type="float">
            <text:p>0,2431972789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úvida</text:p>
          </table:table-cell>
          <table:table-cell office:value-type="float" office:value="25.42" calcext:value-type="float">
            <text:p>25,42</text:p>
          </table:table-cell>
          <table:table-cell office:value-type="float" office:value="-1.5" calcext:value-type="float">
            <text:p>-1,5</text:p>
          </table:table-cell>
          <table:table-cell office:value-type="float" office:value="0.7" calcext:value-type="float">
            <text:p>0,7</text:p>
          </table:table-cell>
          <table:table-cell office:value-type="float" office:value="6.23" calcext:value-type="float">
            <text:p>6,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11]= &quot;True&quot;; [.I511] / [.F511] * 2.15; [.I511]/[.F511])" office:value-type="float" office:value="0.245082612116444" calcext:value-type="float">
            <text:p>0,2450826121</text:p>
          </table:table-cell>
        </table:table-row>
        <table:table-row table:style-name="ro1">
          <table:table-cell office:value-type="string" calcext:value-type="string">
            <text:p>Cristald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7.84" calcext:value-type="float">
            <text:p>7,84</text:p>
          </table:table-cell>
          <table:table-cell office:value-type="float" office:value="-0.34" calcext:value-type="float">
            <text:p>-0,34</text:p>
          </table:table-cell>
          <table:table-cell office:value-type="float" office:value="-0.5" calcext:value-type="float">
            <text:p>-0,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512]= &quot;True&quot;; [.I512] / [.F512] * 2.15; [.I512]/[.F512])" office:value-type="float" office:value="0.246811224489796" calcext:value-type="float">
            <text:p>0,2468112245</text:p>
          </table:table-cell>
        </table:table-row>
        <table:table-row table:style-name="ro1">
          <table:table-cell office:value-type="string" calcext:value-type="string">
            <text:p>Uellit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22" calcext:value-type="float">
            <text:p>5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513]= &quot;True&quot;; [.I513] / [.F513] * 2.15; [.I513]/[.F513])" office:value-type="float" office:value="0.247126436781609" calcext:value-type="float">
            <text:p>0,2471264368</text:p>
          </table:table-cell>
        </table:table-row>
        <table:table-row table:style-name="ro1">
          <table:table-cell office:value-type="string" calcext:value-type="string">
            <text:p>Serg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5.19" calcext:value-type="float">
            <text:p>5,19</text:p>
          </table:table-cell>
          <table:table-cell office:value-type="float" office:value="-0.43" calcext:value-type="float">
            <text:p>-0,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514]= &quot;True&quot;; [.I514] / [.F514] * 2.15; [.I514]/[.F514])" office:value-type="float" office:value="0.248554913294798" calcext:value-type="float">
            <text:p>0,2485549133</text:p>
          </table:table-cell>
        </table:table-row>
        <table:table-row table:style-name="ro1">
          <table:table-cell office:value-type="string" calcext:value-type="string">
            <text:p>Alex Alve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oiá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8.16" calcext:value-type="float">
            <text:p>8,16</text:p>
          </table:table-cell>
          <table:table-cell office:value-type="float" office:value="-1.34" calcext:value-type="float">
            <text:p>-1,34</text:p>
          </table:table-cell>
          <table:table-cell office:value-type="float" office:value="-4.5" calcext:value-type="float">
            <text:p>-4,5</text:p>
          </table:table-cell>
          <table:table-cell office:value-type="float" office:value="2.03" calcext:value-type="float">
            <text:p>2,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515]= &quot;True&quot;; [.I515] / [.F515] * 2.15; [.I515]/[.F515])" office:value-type="float" office:value="0.248774509803922" calcext:value-type="float">
            <text:p>0,2487745098</text:p>
          </table:table-cell>
        </table:table-row>
        <table:table-row table:style-name="ro1">
          <table:table-cell office:value-type="string" calcext:value-type="string">
            <text:p>Everald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3.89" calcext:value-type="float">
            <text:p>3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516]= &quot;True&quot;; [.I516] / [.F516] * 2.15; [.I516]/[.F516])" office:value-type="float" office:value="0.249357326478149" calcext:value-type="float">
            <text:p>0,2493573265</text:p>
          </table:table-cell>
        </table:table-row>
        <table:table-row table:style-name="ro1">
          <table:table-cell office:value-type="string" calcext:value-type="string">
            <text:p>Renato Augus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11.96" calcext:value-type="float">
            <text:p>11,96</text:p>
          </table:table-cell>
          <table:table-cell office:value-type="float" office:value="-0.52" calcext:value-type="float">
            <text:p>-0,52</text:p>
          </table:table-cell>
          <table:table-cell office:value-type="float" office:value="0.3" calcext:value-type="float">
            <text:p>0,3</text:p>
          </table:table-cell>
          <table:table-cell office:value-type="float" office:value="1.4" calcext:value-type="float">
            <text:p>1,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517]= &quot;True&quot;; [.I517] / [.F517] * 2.15; [.I517]/[.F517])" office:value-type="float" office:value="0.251672240802676" calcext:value-type="float">
            <text:p>0,2516722408</text:p>
          </table:table-cell>
        </table:table-row>
        <table:table-row table:style-name="ro1">
          <table:table-cell office:value-type="string" calcext:value-type="string">
            <text:p>Herna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3.35" calcext:value-type="float">
            <text:p>3,35</text:p>
          </table:table-cell>
          <table:table-cell office:value-type="float" office:value="-0.29" calcext:value-type="float">
            <text:p>-0,29</text:p>
          </table:table-cell>
          <table:table-cell office:value-type="float" office:value="1.6" calcext:value-type="float">
            <text:p>1,6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18]= &quot;True&quot;; [.I518] / [.F518] * 2.15; [.I518]/[.F518])" office:value-type="float" office:value="0.253731343283582" calcext:value-type="float">
            <text:p>0,253731343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19]= &quot;True&quot;; [.I519] / [.F519] * 2.15; [.I519]/[.F519])" office:value-type="float" office:value="0.253846153846154" calcext:value-type="float">
            <text:p>0,2538461538</text:p>
          </table:table-cell>
        </table:table-row>
        <table:table-row table:style-name="ro1">
          <table:table-cell office:value-type="string" calcext:value-type="string">
            <text:p>Rodrigo Cai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5.9" calcext:value-type="float">
            <text:p>5,9</text:p>
          </table:table-cell>
          <table:table-cell office:value-type="float" office:value="0.58" calcext:value-type="float">
            <text:p>0,58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520]= &quot;True&quot;; [.I520] / [.F520] * 2.15; [.I520]/[.F520])" office:value-type="float" office:value="0.254237288135593" calcext:value-type="float">
            <text:p>0,2542372881</text:p>
          </table:table-cell>
        </table:table-row>
        <table:table-row table:style-name="ro1">
          <table:table-cell office:value-type="string" calcext:value-type="string">
            <text:p>Anderson Pic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ame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6.95" calcext:value-type="float">
            <text:p>6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" calcext:value-type="float">
            <text:p>1,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521]= &quot;True&quot;; [.I521] / [.F521] * 2.15; [.I521]/[.F521])" office:value-type="float" office:value="0.254676258992806" calcext:value-type="float">
            <text:p>0,254676259</text:p>
          </table:table-cell>
        </table:table-row>
        <table:table-row table:style-name="ro1">
          <table:table-cell office:value-type="string" calcext:value-type="string">
            <text:p>Wesley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10.87" calcext:value-type="float">
            <text:p>10,87</text:p>
          </table:table-cell>
          <table:table-cell office:value-type="float" office:value="0.92" calcext:value-type="float">
            <text:p>0,92</text:p>
          </table:table-cell>
          <table:table-cell office:value-type="float" office:value="5.8" calcext:value-type="float">
            <text:p>5,8</text:p>
          </table:table-cell>
          <table:table-cell office:value-type="float" office:value="2.78" calcext:value-type="float">
            <text:p>2,7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522]= &quot;True&quot;; [.I522] / [.F522] * 2.15; [.I522]/[.F522])" office:value-type="float" office:value="0.2557497700092" calcext:value-type="float">
            <text:p>0,25574977</text:p>
          </table:table-cell>
        </table:table-row>
        <table:table-row table:style-name="ro1">
          <table:table-cell office:value-type="string" calcext:value-type="string">
            <text:p>Víto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88" calcext:value-type="float">
            <text:p>5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523]= &quot;True&quot;; [.I523] / [.F523] * 2.15; [.I523]/[.F523])" office:value-type="float" office:value="0.255952380952381" calcext:value-type="float">
            <text:p>0,255952381</text:p>
          </table:table-cell>
        </table:table-row>
        <table:table-row table:style-name="ro1">
          <table:table-cell office:value-type="string" calcext:value-type="string">
            <text:p>Suelit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join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0.21" calcext:value-type="float">
            <text:p>10,21</text:p>
          </table:table-cell>
          <table:table-cell office:value-type="float" office:value="0.36" calcext:value-type="float">
            <text:p>0,36</text:p>
          </table:table-cell>
          <table:table-cell office:value-type="float" office:value="2.1" calcext:value-type="float">
            <text:p>2,1</text:p>
          </table:table-cell>
          <table:table-cell office:value-type="float" office:value="2.62" calcext:value-type="float">
            <text:p>2,6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24]= &quot;True&quot;; [.I524] / [.F524] * 2.15; [.I524]/[.F524])" office:value-type="float" office:value="0.256611165523996" calcext:value-type="float">
            <text:p>0,2566111655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7.26" calcext:value-type="float">
            <text:p>7,26</text:p>
          </table:table-cell>
          <table:table-cell office:value-type="float" office:value="0.71" calcext:value-type="float">
            <text:p>0,71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,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25]= &quot;True&quot;; [.I525] / [.F525] * 2.15; [.I525]/[.F525])" office:value-type="float" office:value="0.258953168044077" calcext:value-type="float">
            <text:p>0,258953168</text:p>
          </table:table-cell>
        </table:table-row>
        <table:table-row table:style-name="ro1">
          <table:table-cell office:value-type="string" calcext:value-type="string">
            <text:p>Gum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7.11" calcext:value-type="float">
            <text:p>17,11</text:p>
          </table:table-cell>
          <table:table-cell office:value-type="float" office:value="0.67" calcext:value-type="float">
            <text:p>0,67</text:p>
          </table:table-cell>
          <table:table-cell office:value-type="float" office:value="7.9" calcext:value-type="float">
            <text:p>7,9</text:p>
          </table:table-cell>
          <table:table-cell office:value-type="float" office:value="4.45" calcext:value-type="float">
            <text:p>4,4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26]= &quot;True&quot;; [.I526] / [.F526] * 2.15; [.I526]/[.F526])" office:value-type="float" office:value="0.260081823495032" calcext:value-type="float">
            <text:p>0,2600818235</text:p>
          </table:table-cell>
        </table:table-row>
        <table:table-row table:style-name="ro1">
          <table:table-cell office:value-type="string" calcext:value-type="string">
            <text:p>Robert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4.98" calcext:value-type="float">
            <text:p>4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27]= &quot;True&quot;; [.I527] / [.F527] * 2.15; [.I527]/[.F527])" office:value-type="float" office:value="0.261044176706827" calcext:value-type="float">
            <text:p>0,2610441767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6.74" calcext:value-type="float">
            <text:p>6,74</text:p>
          </table:table-cell>
          <table:table-cell office:value-type="float" office:value="-0.38" calcext:value-type="float">
            <text:p>-0,38</text:p>
          </table:table-cell>
          <table:table-cell office:value-type="float" office:value="0.1" calcext:value-type="float">
            <text:p>0,1</text:p>
          </table:table-cell>
          <table:table-cell office:value-type="float" office:value="1.76" calcext:value-type="float">
            <text:p>1,7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528]= &quot;True&quot;; [.I528] / [.F528] * 2.15; [.I528]/[.F528])" office:value-type="float" office:value="0.261127596439169" calcext:value-type="float">
            <text:p>0,2611275964</text:p>
          </table:table-cell>
        </table:table-row>
        <table:table-row table:style-name="ro1">
          <table:table-cell office:value-type="string" calcext:value-type="string">
            <text:p>Victor Ferraz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2.52" calcext:value-type="float">
            <text:p>12,52</text:p>
          </table:table-cell>
          <table:table-cell office:value-type="float" office:value="-0.53" calcext:value-type="float">
            <text:p>-0,53</text:p>
          </table:table-cell>
          <table:table-cell office:value-type="float" office:value="0.3" calcext:value-type="float">
            <text:p>0,3</text:p>
          </table:table-cell>
          <table:table-cell office:value-type="float" office:value="3.27" calcext:value-type="float">
            <text:p>3,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29]= &quot;True&quot;; [.I529] / [.F529] * 2.15; [.I529]/[.F529])" office:value-type="float" office:value="0.261182108626198" calcext:value-type="float">
            <text:p>0,2611821086</text:p>
          </table:table-cell>
        </table:table-row>
        <table:table-row table:style-name="ro1">
          <table:table-cell office:value-type="string" calcext:value-type="string">
            <text:p>Wellington Silv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umin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4.3" calcext:value-type="float">
            <text:p>14,3</text:p>
          </table:table-cell>
          <table:table-cell office:value-type="float" office:value="-0.19" calcext:value-type="float">
            <text:p>-0,19</text:p>
          </table:table-cell>
          <table:table-cell office:value-type="float" office:value="2.7" calcext:value-type="float">
            <text:p>2,7</text:p>
          </table:table-cell>
          <table:table-cell office:value-type="float" office:value="3.76" calcext:value-type="float">
            <text:p>3,7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30]= &quot;True&quot;; [.I530] / [.F530] * 2.15; [.I530]/[.F530])" office:value-type="float" office:value="0.262937062937063" calcext:value-type="float">
            <text:p>0,2629370629</text:p>
          </table:table-cell>
        </table:table-row>
        <table:table-row table:style-name="ro1">
          <table:table-cell office:value-type="string" calcext:value-type="string">
            <text:p>Felipe Menez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9.95" calcext:value-type="float">
            <text:p>9,95</text:p>
          </table:table-cell>
          <table:table-cell office:value-type="float" office:value="-0.38" calcext:value-type="float">
            <text:p>-0,38</text:p>
          </table:table-cell>
          <table:table-cell office:value-type="float" office:value="-1.1" calcext:value-type="float">
            <text:p>-1,1</text:p>
          </table:table-cell>
          <table:table-cell office:value-type="float" office:value="2.62" calcext:value-type="float">
            <text:p>2,6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531]= &quot;True&quot;; [.I531] / [.F531] * 2.15; [.I531]/[.F531])" office:value-type="float" office:value="0.263316582914573" calcext:value-type="float">
            <text:p>0,2633165829</text:p>
          </table:table-cell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undido</text:p>
          </table:table-cell>
          <table:table-cell office:value-type="float" office:value="4.36" calcext:value-type="float">
            <text:p>4,36</text:p>
          </table:table-cell>
          <table:table-cell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office:value-type="float" office:value="1.15" calcext:value-type="float">
            <text:p>1,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32]= &quot;True&quot;; [.I532] / [.F532] * 2.15; [.I532]/[.F532])" office:value-type="float" office:value="0.263761467889908" calcext:value-type="float">
            <text:p>0,2637614679</text:p>
          </table:table-cell>
        </table:table-row>
        <table:table-row table:style-name="ro1">
          <table:table-cell office:value-type="string" calcext:value-type="string">
            <text:p>Geuvâni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9.24" calcext:value-type="float">
            <text:p>19,24</text:p>
          </table:table-cell>
          <table:table-cell office:value-type="float" office:value="1.74" calcext:value-type="float">
            <text:p>1,74</text:p>
          </table:table-cell>
          <table:table-cell office:value-type="float" office:value="9.6" calcext:value-type="float">
            <text:p>9,6</text:p>
          </table:table-cell>
          <table:table-cell office:value-type="float" office:value="5.08" calcext:value-type="float">
            <text:p>5,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33]= &quot;True&quot;; [.I533] / [.F533] * 2.15; [.I533]/[.F533])" office:value-type="float" office:value="0.264033264033264" calcext:value-type="float">
            <text:p>0,264033264</text:p>
          </table:table-cell>
        </table:table-row>
        <table:table-row table:style-name="ro1">
          <table:table-cell office:value-type="string" calcext:value-type="string">
            <text:p>Cereced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6.99" calcext:value-type="float">
            <text:p>6,99</text:p>
          </table:table-cell>
          <table:table-cell office:value-type="float" office:value="0.78" calcext:value-type="float">
            <text:p>0,78</text:p>
          </table:table-cell>
          <table:table-cell office:value-type="float" office:value="3" calcext:value-type="float">
            <text:p>3</text:p>
          </table:table-cell>
          <table:table-cell office:value-type="float" office:value="1.86" calcext:value-type="float">
            <text:p>1,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534]= &quot;True&quot;; [.I534] / [.F534] * 2.15; [.I534]/[.F534])" office:value-type="float" office:value="0.266094420600858" calcext:value-type="float">
            <text:p>0,2660944206</text:p>
          </table:table-cell>
        </table:table-row>
        <table:table-row table:style-name="ro1">
          <table:table-cell office:value-type="string" calcext:value-type="string">
            <text:p>Diogo Barbos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oiá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4.3" calcext:value-type="float">
            <text:p>4,3</text:p>
          </table:table-cell>
          <table:table-cell office:value-type="float" office:value="-0.34" calcext:value-type="float">
            <text:p>-0,34</text:p>
          </table:table-cell>
          <table:table-cell office:value-type="float" office:value="0.2" calcext:value-type="float">
            <text:p>0,2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535]= &quot;True&quot;; [.I535] / [.F535] * 2.15; [.I535]/[.F535])" office:value-type="float" office:value="0.267441860465116" calcext:value-type="float">
            <text:p>0,2674418605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umin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5.7" calcext:value-type="float">
            <text:p>15,7</text:p>
          </table:table-cell>
          <table:table-cell office:value-type="float" office:value="2.48" calcext:value-type="float">
            <text:p>2,48</text:p>
          </table:table-cell>
          <table:table-cell office:value-type="float" office:value="9.9" calcext:value-type="float">
            <text:p>9,9</text:p>
          </table:table-cell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36]= &quot;True&quot;; [.I536] / [.F536] * 2.15; [.I536]/[.F536])" office:value-type="float" office:value="0.267515923566879" calcext:value-type="float">
            <text:p>0,2675159236</text:p>
          </table:table-cell>
        </table:table-row>
        <table:table-row table:style-name="ro1">
          <table:table-cell office:value-type="string" calcext:value-type="string">
            <text:p>Weverto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3.85" calcext:value-type="float">
            <text:p>23,85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float" office:value="6.42" calcext:value-type="float">
            <text:p>6,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37]= &quot;True&quot;; [.I537] / [.F537] * 2.15; [.I537]/[.F537])" office:value-type="float" office:value="0.269182389937107" calcext:value-type="float">
            <text:p>0,2691823899</text:p>
          </table:table-cell>
        </table:table-row>
        <table:table-row table:style-name="ro1">
          <table:table-cell office:value-type="string" calcext:value-type="string">
            <text:p>Elan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0.57" calcext:value-type="float">
            <text:p>10,57</text:p>
          </table:table-cell>
          <table:table-cell office:value-type="float" office:value="-0.3" calcext:value-type="float">
            <text:p>-0,3</text:p>
          </table:table-cell>
          <table:table-cell office:value-type="float" office:value="4.5" calcext:value-type="float">
            <text:p>4,5</text:p>
          </table:table-cell>
          <table:table-cell office:value-type="float" office:value="2.85" calcext:value-type="float">
            <text:p>2,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38]= &quot;True&quot;; [.I538] / [.F538] * 2.15; [.I538]/[.F538])" office:value-type="float" office:value="0.269631031220435" calcext:value-type="float">
            <text:p>0,2696310312</text:p>
          </table:table-cell>
        </table:table-row>
        <table:table-row table:style-name="ro1">
          <table:table-cell office:value-type="string" calcext:value-type="string">
            <text:p>Augusto Césa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4.82" calcext:value-type="float">
            <text:p>4,82</text:p>
          </table:table-cell>
          <table:table-cell office:value-type="float" office:value="-0.97" calcext:value-type="float">
            <text:p>-0,97</text:p>
          </table:table-cell>
          <table:table-cell office:value-type="float" office:value="-0.1" calcext:value-type="float">
            <text:p>-0,1</text:p>
          </table:table-cell>
          <table:table-cell office:value-type="float" office:value="1.32" calcext:value-type="float">
            <text:p>1,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39]= &quot;True&quot;; [.I539] / [.F539] * 2.15; [.I539]/[.F539])" office:value-type="float" office:value="0.273858921161826" calcext:value-type="float">
            <text:p>0,2738589212</text:p>
          </table:table-cell>
        </table:table-row>
        <table:table-row table:style-name="ro1">
          <table:table-cell office:value-type="string" calcext:value-type="string">
            <text:p>Réver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internac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11.49" calcext:value-type="float">
            <text:p>11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540]= &quot;True&quot;; [.I540] / [.F540] * 2.15; [.I540]/[.F540])" office:value-type="float" office:value="0.275892080069626" calcext:value-type="float">
            <text:p>0,2758920801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ti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.47" calcext:value-type="float">
            <text:p>2,47</text:p>
          </table:table-cell>
          <table:table-cell office:value-type="float" office:value="-1.51" calcext:value-type="float">
            <text:p>-1,51</text:p>
          </table:table-cell>
          <table:table-cell office:value-type="float" office:value="-4.3" calcext:value-type="float">
            <text:p>-4,3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41]= &quot;True&quot;; [.I541] / [.F541] * 2.15; [.I541]/[.F541])" office:value-type="float" office:value="0.278542510121457" calcext:value-type="float">
            <text:p>0,2785425101</text:p>
          </table:table-cell>
        </table:table-row>
        <table:table-row table:style-name="ro1">
          <table:table-cell office:value-type="string" calcext:value-type="string">
            <text:p>Ítal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.79" calcext:value-type="float">
            <text:p>1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42]= &quot;True&quot;; [.I542] / [.F542] * 2.15; [.I542]/[.F542])" office:value-type="float" office:value="0.279329608938547" calcext:value-type="float">
            <text:p>0,2793296089</text:p>
          </table:table-cell>
        </table:table-row>
        <table:table-row table:style-name="ro1">
          <table:table-cell office:value-type="string" calcext:value-type="string">
            <text:p>Negueb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4.71" calcext:value-type="float">
            <text:p>4,71</text:p>
          </table:table-cell>
          <table:table-cell office:value-type="float" office:value="0.56" calcext:value-type="float">
            <text:p>0,56</text:p>
          </table:table-cell>
          <table:table-cell office:value-type="float" office:value="3.4" calcext:value-type="float">
            <text:p>3,4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43]= &quot;True&quot;; [.I543] / [.F543] * 2.15; [.I543]/[.F543])" office:value-type="float" office:value="0.283014861995754" calcext:value-type="float">
            <text:p>0,283014862</text:p>
          </table:table-cell>
        </table:table-row>
        <table:table-row table:style-name="ro1">
          <table:table-cell office:value-type="string" calcext:value-type="string">
            <text:p>Alis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7.2" calcext:value-type="float">
            <text:p>7,2</text:p>
          </table:table-cell>
          <table:table-cell office:value-type="float" office:value="-0.32" calcext:value-type="float">
            <text:p>-0,32</text:p>
          </table:table-cell>
          <table:table-cell office:value-type="float" office:value="1.9" calcext:value-type="float">
            <text:p>1,9</text:p>
          </table:table-cell>
          <table:table-cell office:value-type="float" office:value="2.07" calcext:value-type="float">
            <text:p>2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544]= &quot;True&quot;; [.I544] / [.F544] * 2.15; [.I544]/[.F544])" office:value-type="float" office:value="0.2875" calcext:value-type="float">
            <text:p>0,2875</text:p>
          </table:table-cell>
        </table:table-row>
        <table:table-row table:style-name="ro1">
          <table:table-cell office:value-type="string" calcext:value-type="string">
            <text:p>Eduardo Da Silv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amen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7.16" calcext:value-type="float">
            <text:p>7,16</text:p>
          </table:table-cell>
          <table:table-cell office:value-type="float" office:value="-0.4" calcext:value-type="float">
            <text:p>-0,4</text:p>
          </table:table-cell>
          <table:table-cell office:value-type="float" office:value="-0.9" calcext:value-type="float">
            <text:p>-0,9</text:p>
          </table:table-cell>
          <table:table-cell office:value-type="float" office:value="2.06" calcext:value-type="float">
            <text:p>2,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545]= &quot;True&quot;; [.I545] / [.F545] * 2.15; [.I545]/[.F545])" office:value-type="float" office:value="0.287709497206704" calcext:value-type="float">
            <text:p>0,2877094972</text:p>
          </table:table-cell>
        </table:table-row>
        <table:table-row table:style-name="ro1">
          <table:table-cell office:value-type="string" calcext:value-type="string">
            <text:p>Jhon Cley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5.21" calcext:value-type="float">
            <text:p>5,21</text:p>
          </table:table-cell>
          <table:table-cell office:value-type="float" office:value="-0.57" calcext:value-type="float">
            <text:p>-0,57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546]= &quot;True&quot;; [.I546] / [.F546] * 2.15; [.I546]/[.F546])" office:value-type="float" office:value="0.288867562380038" calcext:value-type="float">
            <text:p>0,2888675624</text:p>
          </table:table-cell>
        </table:table-row>
        <table:table-row table:style-name="ro1">
          <table:table-cell office:value-type="string" calcext:value-type="string">
            <text:p>Diego Cavalieri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3.5" calcext:value-type="float">
            <text:p>13,5</text:p>
          </table:table-cell>
          <table:table-cell office:value-type="float" office:value="0.86" calcext:value-type="float">
            <text:p>0,86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47]= &quot;True&quot;; [.I547] / [.F547] * 2.15; [.I547]/[.F547])" office:value-type="float" office:value="0.288888888888889" calcext:value-type="float">
            <text:p>0,2888888889</text:p>
          </table:table-cell>
        </table:table-row>
        <table:table-row table:style-name="ro1">
          <table:table-cell office:value-type="string" calcext:value-type="string">
            <text:p>Borg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3.23" calcext:value-type="float">
            <text:p>13,23</text:p>
          </table:table-cell>
          <table:table-cell office:value-type="float" office:value="-1.34" calcext:value-type="float">
            <text:p>-1,34</text:p>
          </table:table-cell>
          <table:table-cell office:value-type="float" office:value="0.4" calcext:value-type="float">
            <text:p>0,4</text:p>
          </table:table-cell>
          <table:table-cell office:value-type="float" office:value="1.78" calcext:value-type="float">
            <text:p>1,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548]= &quot;True&quot;; [.I548] / [.F548] * 2.15; [.I548]/[.F548])" office:value-type="float" office:value="0.289266817838246" calcext:value-type="float">
            <text:p>0,2892668178</text:p>
          </table:table-cell>
        </table:table-row>
        <table:table-row table:style-name="ro1">
          <table:table-cell office:value-type="string" calcext:value-type="string">
            <text:p>Maicosu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6.68" calcext:value-type="float">
            <text:p>6,68</text:p>
          </table:table-cell>
          <table:table-cell office:value-type="float" office:value="-0.7" calcext:value-type="float">
            <text:p>-0,7</text:p>
          </table:table-cell>
          <table:table-cell office:value-type="float" office:value="-0.5" calcext:value-type="float">
            <text:p>-0,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549]= &quot;True&quot;; [.I549] / [.F549] * 2.15; [.I549]/[.F549])" office:value-type="float" office:value="0.289670658682635" calcext:value-type="float">
            <text:p>0,2896706587</text:p>
          </table:table-cell>
        </table:table-row>
        <table:table-row table:style-name="ro1">
          <table:table-cell office:value-type="string" calcext:value-type="string">
            <text:p>Dudu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3.64" calcext:value-type="float">
            <text:p>13,64</text:p>
          </table:table-cell>
          <table:table-cell office:value-type="float" office:value="1.17" calcext:value-type="float">
            <text:p>1,17</text:p>
          </table:table-cell>
          <table:table-cell office:value-type="float" office:value="6.4" calcext:value-type="float">
            <text:p>6,4</text:p>
          </table:table-cell>
          <table:table-cell office:value-type="float" office:value="1.85" calcext:value-type="float">
            <text:p>1,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550]= &quot;True&quot;; [.I550] / [.F550] * 2.15; [.I550]/[.F550])" office:value-type="float" office:value="0.291605571847507" calcext:value-type="float">
            <text:p>0,2916055718</text:p>
          </table:table-cell>
        </table:table-row>
        <table:table-row table:style-name="ro1">
          <table:table-cell office:value-type="string" calcext:value-type="string">
            <text:p>Rosine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undido</text:p>
          </table:table-cell>
          <table:table-cell office:value-type="float" office:value="4.93" calcext:value-type="float">
            <text:p>4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51]= &quot;True&quot;; [.I551] / [.F551] * 2.15; [.I551]/[.F551])" office:value-type="float" office:value="0.292190669371197" calcext:value-type="float">
            <text:p>0,2921906694</text:p>
          </table:table-cell>
        </table:table-row>
        <table:table-row table:style-name="ro1">
          <table:table-cell office:value-type="string" calcext:value-type="string">
            <text:p>Diego Aguirre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internac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18" calcext:value-type="float">
            <text:p>12,18</text:p>
          </table:table-cell>
          <table:table-cell office:value-type="float" office:value="1.47" calcext:value-type="float">
            <text:p>1,47</text:p>
          </table:table-cell>
          <table:table-cell office:value-type="float" office:value="6.95" calcext:value-type="float">
            <text:p>6,95</text:p>
          </table:table-cell>
          <table:table-cell office:value-type="float" office:value="3.57" calcext:value-type="float">
            <text:p>3,5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552]= &quot;True&quot;; [.I552] / [.F552] * 2.15; [.I552]/[.F552])" office:value-type="float" office:value="0.293103448275862" calcext:value-type="float">
            <text:p>0,2931034483</text:p>
          </table:table-cell>
        </table:table-row>
        <table:table-row table:style-name="ro1">
          <table:table-cell office:value-type="string" calcext:value-type="string">
            <text:p>Guti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joinvil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87" calcext:value-type="float">
            <text:p>9,87</text:p>
          </table:table-cell>
          <table:table-cell office:value-type="float" office:value="1.21" calcext:value-type="float">
            <text:p>1,21</text:p>
          </table:table-cell>
          <table:table-cell office:value-type="float" office:value="5.1" calcext:value-type="float">
            <text:p>5,1</text:p>
          </table:table-cell>
          <table:table-cell office:value-type="float" office:value="2.92" calcext:value-type="float">
            <text:p>2,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53]= &quot;True&quot;; [.I553] / [.F553] * 2.15; [.I553]/[.F553])" office:value-type="float" office:value="0.295845997973658" calcext:value-type="float">
            <text:p>0,295845998</text:p>
          </table:table-cell>
        </table:table-row>
        <table:table-row table:style-name="ro1">
          <table:table-cell office:value-type="string" calcext:value-type="string">
            <text:p>Vanderlei Luxemburgo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1.19" calcext:value-type="float">
            <text:p>11,19</text:p>
          </table:table-cell>
          <table:table-cell office:value-type="float" office:value="0.48" calcext:value-type="float">
            <text:p>0,48</text:p>
          </table:table-cell>
          <table:table-cell office:value-type="float" office:value="5.18" calcext:value-type="float">
            <text:p>5,18</text:p>
          </table:table-cell>
          <table:table-cell office:value-type="float" office:value="3.32" calcext:value-type="float">
            <text:p>3,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554]= &quot;True&quot;; [.I554] / [.F554] * 2.15; [.I554]/[.F554])" office:value-type="float" office:value="0.296693476318141" calcext:value-type="float">
            <text:p>0,2966934763</text:p>
          </table:table-cell>
        </table:table-row>
        <table:table-row table:style-name="ro1">
          <table:table-cell office:value-type="string" calcext:value-type="string">
            <text:p>Viníciu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umin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1.8" calcext:value-type="float">
            <text:p>11,8</text:p>
          </table:table-cell>
          <table:table-cell office:value-type="float" office:value="-1.58" calcext:value-type="float">
            <text:p>-1,58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,5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55]= &quot;True&quot;; [.I555] / [.F555] * 2.15; [.I555]/[.F555])" office:value-type="float" office:value="0.298305084745763" calcext:value-type="float">
            <text:p>0,2983050847</text:p>
          </table:table-cell>
        </table:table-row>
        <table:table-row table:style-name="ro1">
          <table:table-cell office:value-type="string" calcext:value-type="string">
            <text:p>Dóri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ão pau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4.84" calcext:value-type="float">
            <text:p>14,84</text:p>
          </table:table-cell>
          <table:table-cell office:value-type="float" office:value="0.91" calcext:value-type="float">
            <text:p>0,91</text:p>
          </table:table-cell>
          <table:table-cell office:value-type="float" office:value="4.7" calcext:value-type="float">
            <text:p>4,7</text:p>
          </table:table-cell>
          <table:table-cell office:value-type="float" office:value="4.43" calcext:value-type="float">
            <text:p>4,4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556]= &quot;True&quot;; [.I556] / [.F556] * 2.15; [.I556]/[.F556])" office:value-type="float" office:value="0.298517520215633" calcext:value-type="float">
            <text:p>0,2985175202</text:p>
          </table:table-cell>
        </table:table-row>
        <table:table-row table:style-name="ro1">
          <table:table-cell office:value-type="string" calcext:value-type="string">
            <text:p>Felipe Mace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oiá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92" calcext:value-type="float">
            <text:p>9,92</text:p>
          </table:table-cell>
          <table:table-cell office:value-type="float" office:value="-0.25" calcext:value-type="float">
            <text:p>-0,25</text:p>
          </table:table-cell>
          <table:table-cell office:value-type="float" office:value="-0.6" calcext:value-type="float">
            <text:p>-0,6</text:p>
          </table:table-cell>
          <table:table-cell office:value-type="float" office:value="2.97" calcext:value-type="float">
            <text:p>2,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557]= &quot;True&quot;; [.I557] / [.F557] * 2.15; [.I557]/[.F557])" office:value-type="float" office:value="0.299395161290323" calcext:value-type="float">
            <text:p>0,2993951613</text:p>
          </table:table-cell>
        </table:table-row>
        <table:table-row table:style-name="ro1">
          <table:table-cell office:value-type="string" calcext:value-type="string">
            <text:p>Carlinho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t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7.12" calcext:value-type="float">
            <text:p>7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58]= &quot;True&quot;; [.I558] / [.F558] * 2.15; [.I558]/[.F558])" office:value-type="float" office:value="0.301966292134831" calcext:value-type="float">
            <text:p>0,3019662921</text:p>
          </table:table-cell>
        </table:table-row>
        <table:table-row table:style-name="ro1">
          <table:table-cell office:value-type="string" calcext:value-type="string">
            <text:p>Anselm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joinvil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83" calcext:value-type="float">
            <text:p>6,83</text:p>
          </table:table-cell>
          <table:table-cell office:value-type="float" office:value="0.06" calcext:value-type="float">
            <text:p>0,06</text:p>
          </table:table-cell>
          <table:table-cell office:value-type="float" office:value="1.4" calcext:value-type="float">
            <text:p>1,4</text:p>
          </table:table-cell>
          <table:table-cell office:value-type="float" office:value="2.08" calcext:value-type="float">
            <text:p>2,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59]= &quot;True&quot;; [.I559] / [.F559] * 2.15; [.I559]/[.F559])" office:value-type="float" office:value="0.304538799414348" calcext:value-type="float">
            <text:p>0,3045387994</text:p>
          </table:table-cell>
        </table:table-row>
        <table:table-row table:style-name="ro1">
          <table:table-cell office:value-type="string" calcext:value-type="string">
            <text:p>Natana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6.92" calcext:value-type="float">
            <text:p>16,92</text:p>
          </table:table-cell>
          <table:table-cell office:value-type="float" office:value="-0.29" calcext:value-type="float">
            <text:p>-0,29</text:p>
          </table:table-cell>
          <table:table-cell office:value-type="float" office:value="3.4" calcext:value-type="float">
            <text:p>3,4</text:p>
          </table:table-cell>
          <table:table-cell office:value-type="float" office:value="5.17" calcext:value-type="float">
            <text:p>5,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60]= &quot;True&quot;; [.I560] / [.F560] * 2.15; [.I560]/[.F560])" office:value-type="float" office:value="0.305555555555555" calcext:value-type="float">
            <text:p>0,3055555556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6.81" calcext:value-type="float">
            <text:p>6,81</text:p>
          </table:table-cell>
          <table:table-cell office:value-type="float" office:value="0.14" calcext:value-type="float">
            <text:p>0,14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561]= &quot;True&quot;; [.I561] / [.F561] * 2.15; [.I561]/[.F561])" office:value-type="float" office:value="0.306240822320117" calcext:value-type="float">
            <text:p>0,3062408223</text:p>
          </table:table-cell>
        </table:table-row>
        <table:table-row table:style-name="ro1">
          <table:table-cell office:value-type="string" calcext:value-type="string">
            <text:p>Rogério Ceni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ão pau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8.91" calcext:value-type="float">
            <text:p>28,91</text:p>
          </table:table-cell>
          <table:table-cell office:value-type="float" office:value="1.76" calcext:value-type="float">
            <text:p>1,76</text:p>
          </table:table-cell>
          <table:table-cell office:value-type="float" office:value="12.7" calcext:value-type="float">
            <text:p>12,7</text:p>
          </table:table-cell>
          <table:table-cell office:value-type="float" office:value="8.87" calcext:value-type="float">
            <text:p>8,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562]= &quot;True&quot;; [.I562] / [.F562] * 2.15; [.I562]/[.F562])" office:value-type="float" office:value="0.306814251124178" calcext:value-type="float">
            <text:p>0,3068142511</text:p>
          </table:table-cell>
        </table:table-row>
        <table:table-row table:style-name="ro1">
          <table:table-cell office:value-type="string" calcext:value-type="string">
            <text:p>Rafhael Luca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9.09" calcext:value-type="float">
            <text:p>19,09</text:p>
          </table:table-cell>
          <table:table-cell office:value-type="float" office:value="-0.44" calcext:value-type="float">
            <text:p>-0,44</text:p>
          </table:table-cell>
          <table:table-cell office:value-type="float" office:value="0.3" calcext:value-type="float">
            <text:p>0,3</text:p>
          </table:table-cell>
          <table:table-cell office:value-type="float" office:value="2.73" calcext:value-type="float">
            <text:p>2,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63]= &quot;True&quot;; [.I563] / [.F563] * 2.15; [.I563]/[.F563])" office:value-type="float" office:value="0.307464641173389" calcext:value-type="float">
            <text:p>0,3074646412</text:p>
          </table:table-cell>
        </table:table-row>
        <table:table-row table:style-name="ro1">
          <table:table-cell office:value-type="string" calcext:value-type="string">
            <text:p>Edmíl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hapeco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7.2" calcext:value-type="float">
            <text:p>7,2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564]= &quot;True&quot;; [.I564] / [.F564] * 2.15; [.I564]/[.F564])" office:value-type="float" office:value="0.307569444444444" calcext:value-type="float">
            <text:p>0,3075694444</text:p>
          </table:table-cell>
        </table:table-row>
        <table:table-row table:style-name="ro1">
          <table:table-cell office:value-type="string" calcext:value-type="string">
            <text:p>Wallys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6.64" calcext:value-type="float">
            <text:p>6,64</text:p>
          </table:table-cell>
          <table:table-cell office:value-type="float" office:value="-0.49" calcext:value-type="float">
            <text:p>-0,49</text:p>
          </table:table-cell>
          <table:table-cell office:value-type="float" office:value="1.9" calcext:value-type="float">
            <text:p>1,9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65]= &quot;True&quot;; [.I565] / [.F565] * 2.15; [.I565]/[.F565])" office:value-type="float" office:value="0.307605421686747" calcext:value-type="float">
            <text:p>0,3076054217</text:p>
          </table:table-cell>
        </table:table-row>
        <table:table-row table:style-name="ro1">
          <table:table-cell office:value-type="string" calcext:value-type="string">
            <text:p>Evert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oiá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69" calcext:value-type="float">
            <text:p>6,69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" calcext:value-type="float">
            <text:p>-0,4</text:p>
          </table:table-cell>
          <table:table-cell office:value-type="float" office:value="2.07" calcext:value-type="float">
            <text:p>2,0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566]= &quot;True&quot;; [.I566] / [.F566] * 2.15; [.I566]/[.F566])" office:value-type="float" office:value="0.309417040358744" calcext:value-type="float">
            <text:p>0,3094170404</text:p>
          </table:table-cell>
        </table:table-row>
        <table:table-row table:style-name="ro1">
          <table:table-cell office:value-type="string" calcext:value-type="string">
            <text:p>Michel Bast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15.14" calcext:value-type="float">
            <text:p>15,14</text:p>
          </table:table-cell>
          <table:table-cell office:value-type="float" office:value="-0.89" calcext:value-type="float">
            <text:p>-0,89</text:p>
          </table:table-cell>
          <table:table-cell office:value-type="float" office:value="2.6" calcext:value-type="float">
            <text:p>2,6</text:p>
          </table:table-cell>
          <table:table-cell office:value-type="float" office:value="4.72" calcext:value-type="float">
            <text:p>4,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567]= &quot;True&quot;; [.I567] / [.F567] * 2.15; [.I567]/[.F567])" office:value-type="float" office:value="0.311756935270806" calcext:value-type="float">
            <text:p>0,3117569353</text:p>
          </table:table-cell>
        </table:table-row>
        <table:table-row table:style-name="ro1">
          <table:table-cell office:value-type="string" calcext:value-type="string">
            <text:p>Valdiv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4.07" calcext:value-type="float">
            <text:p>14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" calcext:value-type="float">
            <text:p>2,0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568]= &quot;True&quot;; [.I568] / [.F568] * 2.15; [.I568]/[.F568])" office:value-type="float" office:value="0.313255152807392" calcext:value-type="float">
            <text:p>0,3132551528</text:p>
          </table:table-cell>
        </table:table-row>
        <table:table-row table:style-name="ro1">
          <table:table-cell office:value-type="string" calcext:value-type="string">
            <text:p>Wiliam Barbi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hapeco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82" calcext:value-type="float">
            <text:p>6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569]= &quot;True&quot;; [.I569] / [.F569] * 2.15; [.I569]/[.F569])" office:value-type="float" office:value="0.31524926686217" calcext:value-type="float">
            <text:p>0,3152492669</text:p>
          </table:table-cell>
        </table:table-row>
        <table:table-row table:style-name="ro1">
          <table:table-cell office:value-type="string" calcext:value-type="string">
            <text:p>Deivid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undido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" calcext:value-type="float">
            <text:p>3,9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70]= &quot;True&quot;; [.I570] / [.F570] * 2.15; [.I570]/[.F570])" office:value-type="float" office:value="0.316" calcext:value-type="float">
            <text:p>0,316</text:p>
          </table:table-cell>
        </table:table-row>
        <table:table-row table:style-name="ro1">
          <table:table-cell office:value-type="string" calcext:value-type="string">
            <text:p>Felipe Azeved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3" calcext:value-type="float">
            <text:p>6,3</text:p>
          </table:table-cell>
          <table:table-cell office:value-type="float" office:value="2.64" calcext:value-type="float">
            <text:p>2,64</text:p>
          </table:table-cell>
          <table:table-cell office:value-type="float" office:value="9.2" calcext:value-type="float">
            <text:p>9,2</text:p>
          </table:table-cell>
          <table:table-cell office:value-type="float" office:value="0.93" calcext:value-type="float">
            <text:p>0,9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571]= &quot;True&quot;; [.I571] / [.F571] * 2.15; [.I571]/[.F571])" office:value-type="float" office:value="0.317380952380952" calcext:value-type="float">
            <text:p>0,3173809524</text:p>
          </table:table-cell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1.96" calcext:value-type="float">
            <text:p>11,96</text:p>
          </table:table-cell>
          <table:table-cell office:value-type="float" office:value="-1.01" calcext:value-type="float">
            <text:p>-1,01</text:p>
          </table:table-cell>
          <table:table-cell office:value-type="float" office:value="-0.5" calcext:value-type="float">
            <text:p>-0,5</text:p>
          </table:table-cell>
          <table:table-cell office:value-type="float" office:value="1.77" calcext:value-type="float">
            <text:p>1,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572]= &quot;True&quot;; [.I572] / [.F572] * 2.15; [.I572]/[.F572])" office:value-type="float" office:value="0.318185618729097" calcext:value-type="float">
            <text:p>0,3181856187</text:p>
          </table:table-cell>
        </table:table-row>
        <table:table-row table:style-name="ro1">
          <table:table-cell office:value-type="string" calcext:value-type="string">
            <text:p>Douglas Coutinho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8.31" calcext:value-type="float">
            <text:p>8,31</text:p>
          </table:table-cell>
          <table:table-cell office:value-type="float" office:value="0.15" calcext:value-type="float">
            <text:p>0,15</text:p>
          </table:table-cell>
          <table:table-cell office:value-type="float" office:value="1.7" calcext:value-type="float">
            <text:p>1,7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73]= &quot;True&quot;; [.I573] / [.F573] * 2.15; [.I573]/[.F573])" office:value-type="float" office:value="0.324909747292419" calcext:value-type="float">
            <text:p>0,3249097473</text:p>
          </table:table-cell>
        </table:table-row>
        <table:table-row table:style-name="ro1">
          <table:table-cell office:value-type="string" calcext:value-type="string">
            <text:p>Rafael Forste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oiá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6.26" calcext:value-type="float">
            <text:p>6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574]= &quot;True&quot;; [.I574] / [.F574] * 2.15; [.I574]/[.F574])" office:value-type="float" office:value="0.325878594249201" calcext:value-type="float">
            <text:p>0,3258785942</text:p>
          </table:table-cell>
        </table:table-row>
        <table:table-row table:style-name="ro1">
          <table:table-cell office:value-type="string" calcext:value-type="string">
            <text:p>Thall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8.71" calcext:value-type="float">
            <text:p>8,71</text:p>
          </table:table-cell>
          <table:table-cell office:value-type="float" office:value="-0.82" calcext:value-type="float">
            <text:p>-0,82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,3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575]= &quot;True&quot;; [.I575] / [.F575] * 2.15; [.I575]/[.F575])" office:value-type="float" office:value="0.333237657864523" calcext:value-type="float">
            <text:p>0,3332376579</text:p>
          </table:table-cell>
        </table:table-row>
        <table:table-row table:style-name="ro1">
          <table:table-cell office:value-type="string" calcext:value-type="string">
            <text:p>Gustav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1.04" calcext:value-type="float">
            <text:p>11,04</text:p>
          </table:table-cell>
          <table:table-cell office:value-type="float" office:value="2.07" calcext:value-type="float">
            <text:p>2,07</text:p>
          </table:table-cell>
          <table:table-cell office:value-type="float" office:value="10" calcext:value-type="float">
            <text:p>10</text:p>
          </table:table-cell>
          <table:table-cell office:value-type="float" office:value="3.72" calcext:value-type="float">
            <text:p>3,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76]= &quot;True&quot;; [.I576] / [.F576] * 2.15; [.I576]/[.F576])" office:value-type="float" office:value="0.33695652173913" calcext:value-type="float">
            <text:p>0,3369565217</text:p>
          </table:table-cell>
        </table:table-row>
        <table:table-row table:style-name="ro1">
          <table:table-cell office:value-type="string" calcext:value-type="string">
            <text:p>Adilson Batista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join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ável</text:p>
          </table:table-cell>
          <table:table-cell office:value-type="float" office:value="4.89" calcext:value-type="float">
            <text:p>4,89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1.65" calcext:value-type="float">
            <text:p>1,6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77]= &quot;True&quot;; [.I577] / [.F577] * 2.15; [.I577]/[.F577])" office:value-type="float" office:value="0.337423312883436" calcext:value-type="float">
            <text:p>0,3374233129</text:p>
          </table:table-cell>
        </table:table-row>
        <table:table-row table:style-name="ro1">
          <table:table-cell office:value-type="string" calcext:value-type="string">
            <text:p>Renan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oiá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0.65" calcext:value-type="float">
            <text:p>20,65</text:p>
          </table:table-cell>
          <table:table-cell office:value-type="float" office:value="-1.03" calcext:value-type="float">
            <text:p>-1,03</text:p>
          </table:table-cell>
          <table:table-cell office:value-type="float" office:value="-2" calcext:value-type="float">
            <text:p>-2</text:p>
          </table:table-cell>
          <table:table-cell office:value-type="float" office:value="7.02" calcext:value-type="float">
            <text:p>7,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578]= &quot;True&quot;; [.I578] / [.F578] * 2.15; [.I578]/[.F578])" office:value-type="float" office:value="0.339951573849879" calcext:value-type="float">
            <text:p>0,3399515738</text:p>
          </table:table-cell>
        </table:table-row>
        <table:table-row table:style-name="ro1">
          <table:table-cell office:value-type="string" calcext:value-type="string">
            <text:p>Rodrigo Manch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4.11" calcext:value-type="float">
            <text:p>4,11</text:p>
          </table:table-cell>
          <table:table-cell office:value-type="float" office:value="0.61" calcext:value-type="float">
            <text:p>0,61</text:p>
          </table:table-cell>
          <table:table-cell office:value-type="float" office:value="2.2" calcext:value-type="float">
            <text:p>2,2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579]= &quot;True&quot;; [.I579] / [.F579] * 2.15; [.I579]/[.F579])" office:value-type="float" office:value="0.340024330900243" calcext:value-type="float">
            <text:p>0,3400243309</text:p>
          </table:table-cell>
        </table:table-row>
        <table:table-row table:style-name="ro1">
          <table:table-cell office:value-type="string" calcext:value-type="string">
            <text:p>Kadu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3.14" calcext:value-type="float">
            <text:p>13,14</text:p>
          </table:table-cell>
          <table:table-cell office:value-type="float" office:value="-0.23" calcext:value-type="float">
            <text:p>-0,23</text:p>
          </table:table-cell>
          <table:table-cell office:value-type="float" office:value="3.6" calcext:value-type="float">
            <text:p>3,6</text:p>
          </table:table-cell>
          <table:table-cell office:value-type="float" office:value="4.47" calcext:value-type="float">
            <text:p>4,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80]= &quot;True&quot;; [.I580] / [.F580] * 2.15; [.I580]/[.F580])" office:value-type="float" office:value="0.340182648401826" calcext:value-type="float">
            <text:p>0,3401826484</text:p>
          </table:table-cell>
        </table:table-row>
        <table:table-row table:style-name="ro1">
          <table:table-cell office:value-type="string" calcext:value-type="string">
            <text:p>Enderson Moreira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flumin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12.53" calcext:value-type="float">
            <text:p>12,53</text:p>
          </table:table-cell>
          <table:table-cell office:value-type="float" office:value="-0.28" calcext:value-type="float">
            <text:p>-0,28</text:p>
          </table:table-cell>
          <table:table-cell office:value-type="float" office:value="3.64" calcext:value-type="float">
            <text:p>3,64</text:p>
          </table:table-cell>
          <table:table-cell office:value-type="float" office:value="4.28" calcext:value-type="float">
            <text:p>4,2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581]= &quot;True&quot;; [.I581] / [.F581] * 2.15; [.I581]/[.F581])" office:value-type="float" office:value="0.341580207501995" calcext:value-type="float">
            <text:p>0,3415802075</text:p>
          </table:table-cell>
        </table:table-row>
        <table:table-row table:style-name="ro1">
          <table:table-cell office:value-type="string" calcext:value-type="string">
            <text:p>Yag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3.19" calcext:value-type="float">
            <text:p>3,19</text:p>
          </table:table-cell>
          <table:table-cell office:value-type="float" office:value="0.79" calcext:value-type="float">
            <text:p>0,79</text:p>
          </table:table-cell>
          <table:table-cell office:value-type="float" office:value="3.6" calcext:value-type="float">
            <text:p>3,6</text:p>
          </table:table-cell>
          <table:table-cell office:value-type="float" office:value="1.1" calcext:value-type="float">
            <text:p>1,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582]= &quot;True&quot;; [.I582] / [.F582] * 2.15; [.I582]/[.F582])" office:value-type="float" office:value="0.344827586206897" calcext:value-type="float">
            <text:p>0,3448275862</text:p>
          </table:table-cell>
        </table:table-row>
        <table:table-row table:style-name="ro1">
          <table:table-cell office:value-type="string" calcext:value-type="string">
            <text:p>Alisson Fari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583]= &quot;True&quot;; [.I583] / [.F583] * 2.15; [.I583]/[.F583])" office:value-type="float" office:value="0.344827586206897" calcext:value-type="float">
            <text:p>0,3448275862</text:p>
          </table:table-cell>
        </table:table-row>
        <table:table-row table:style-name="ro1">
          <table:table-cell office:value-type="string" calcext:value-type="string">
            <text:p>Gabriel Xavi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undido</text:p>
          </table:table-cell>
          <table:table-cell office:value-type="float" office:value="7.16" calcext:value-type="float">
            <text:p>7,16</text:p>
          </table:table-cell>
          <table:table-cell office:value-type="float" office:value="3.11" calcext:value-type="float">
            <text:p>3,11</text:p>
          </table:table-cell>
          <table:table-cell office:value-type="float" office:value="11.1" calcext:value-type="float">
            <text:p>11,1</text:p>
          </table:table-cell>
          <table:table-cell office:value-type="float" office:value="2.48" calcext:value-type="float">
            <text:p>2,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584]= &quot;True&quot;; [.I584] / [.F584] * 2.15; [.I584]/[.F584])" office:value-type="float" office:value="0.346368715083799" calcext:value-type="float">
            <text:p>0,3463687151</text:p>
          </table:table-cell>
        </table:table-row>
        <table:table-row table:style-name="ro1">
          <table:table-cell office:value-type="string" calcext:value-type="string">
            <text:p>Pedro Gerome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rê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5.94" calcext:value-type="float">
            <text:p>5,94</text:p>
          </table:table-cell>
          <table:table-cell office:value-type="float" office:value="0.66" calcext:value-type="float">
            <text:p>0,66</text:p>
          </table:table-cell>
          <table:table-cell office:value-type="float" office:value="3.6" calcext:value-type="float">
            <text:p>3,6</text:p>
          </table:table-cell>
          <table:table-cell office:value-type="float" office:value="0.96" calcext:value-type="float">
            <text:p>0,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585]= &quot;True&quot;; [.I585] / [.F585] * 2.15; [.I585]/[.F585])" office:value-type="float" office:value="0.347474747474747" calcext:value-type="float">
            <text:p>0,3474747475</text:p>
          </table:table-cell>
        </table:table-row>
        <table:table-row table:style-name="ro1">
          <table:table-cell office:value-type="string" calcext:value-type="string">
            <text:p>Héld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6.93" calcext:value-type="float">
            <text:p>6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586]= &quot;True&quot;; [.I586] / [.F586] * 2.15; [.I586]/[.F586])" office:value-type="float" office:value="0.347474747474747" calcext:value-type="float">
            <text:p>0,3474747475</text:p>
          </table:table-cell>
        </table:table-row>
        <table:table-row table:style-name="ro1">
          <table:table-cell office:value-type="string" calcext:value-type="string">
            <text:p>Marcelo Fernandes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9.08" calcext:value-type="float">
            <text:p>9,08</text:p>
          </table:table-cell>
          <table:table-cell office:value-type="float" office:value="0.65" calcext:value-type="float">
            <text:p>0,65</text:p>
          </table:table-cell>
          <table:table-cell office:value-type="float" office:value="4.18" calcext:value-type="float">
            <text:p>4,18</text:p>
          </table:table-cell>
          <table:table-cell office:value-type="float" office:value="3.16" calcext:value-type="float">
            <text:p>3,1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87]= &quot;True&quot;; [.I587] / [.F587] * 2.15; [.I587]/[.F587])" office:value-type="float" office:value="0.348017621145374" calcext:value-type="float">
            <text:p>0,3480176211</text:p>
          </table:table-cell>
        </table:table-row>
        <table:table-row table:style-name="ro1">
          <table:table-cell office:value-type="string" calcext:value-type="string">
            <text:p>Diego Souz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30.03" calcext:value-type="float">
            <text:p>30,03</text:p>
          </table:table-cell>
          <table:table-cell office:value-type="float" office:value="0.15" calcext:value-type="float">
            <text:p>0,15</text:p>
          </table:table-cell>
          <table:table-cell office:value-type="float" office:value="3.2" calcext:value-type="float">
            <text:p>3,2</text:p>
          </table:table-cell>
          <table:table-cell office:value-type="float" office:value="4.88" calcext:value-type="float">
            <text:p>4,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588]= &quot;True&quot;; [.I588] / [.F588] * 2.15; [.I588]/[.F588])" office:value-type="float" office:value="0.349383949383949" calcext:value-type="float">
            <text:p>0,3493839494</text:p>
          </table:table-cell>
        </table:table-row>
        <table:table-row table:style-name="ro1">
          <table:table-cell office:value-type="string" calcext:value-type="string">
            <text:p>Boschil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57" calcext:value-type="float">
            <text:p>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589]= &quot;True&quot;; [.I589] / [.F589] * 2.15; [.I589]/[.F589])" office:value-type="float" office:value="0.350076103500761" calcext:value-type="float">
            <text:p>0,3500761035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12.33" calcext:value-type="float">
            <text:p>12,33</text:p>
          </table:table-cell>
          <table:table-cell office:value-type="float" office:value="-0.59" calcext:value-type="float">
            <text:p>-0,59</text:p>
          </table:table-cell>
          <table:table-cell office:value-type="float" office:value="2.1" calcext:value-type="float">
            <text:p>2,1</text:p>
          </table:table-cell>
          <table:table-cell office:value-type="float" office:value="4.33" calcext:value-type="float">
            <text:p>4,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590]= &quot;True&quot;; [.I590] / [.F590] * 2.15; [.I590]/[.F590])" office:value-type="float" office:value="0.35117599351176" calcext:value-type="float">
            <text:p>0,3511759935</text:p>
          </table:table-cell>
        </table:table-row>
        <table:table-row table:style-name="ro1">
          <table:table-cell office:value-type="string" calcext:value-type="string">
            <text:p>Ricard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7.19" calcext:value-type="float">
            <text:p>7,19</text:p>
          </table:table-cell>
          <table:table-cell office:value-type="float" office:value="-0.19" calcext:value-type="float">
            <text:p>-0,19</text:p>
          </table:table-cell>
          <table:table-cell office:value-type="float" office:value="0.2" calcext:value-type="float">
            <text:p>0,2</text:p>
          </table:table-cell>
          <table:table-cell office:value-type="float" office:value="2.55" calcext:value-type="float">
            <text:p>2,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591]= &quot;True&quot;; [.I591] / [.F591] * 2.15; [.I591]/[.F591])" office:value-type="float" office:value="0.354659248956884" calcext:value-type="float">
            <text:p>0,354659249</text:p>
          </table:table-cell>
        </table:table-row>
        <table:table-row table:style-name="ro1">
          <table:table-cell office:value-type="string" calcext:value-type="string">
            <text:p>Alexandre Pat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3.49" calcext:value-type="float">
            <text:p>13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592]= &quot;True&quot;; [.I592] / [.F592] * 2.15; [.I592]/[.F592])" office:value-type="float" office:value="0.357301704966642" calcext:value-type="float">
            <text:p>0,357301705</text:p>
          </table:table-cell>
        </table:table-row>
        <table:table-row table:style-name="ro1">
          <table:table-cell office:value-type="string" calcext:value-type="string">
            <text:p>Welinton Junior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3.62" calcext:value-type="float">
            <text:p>3,62</text:p>
          </table:table-cell>
          <table:table-cell office:value-type="float" office:value="0.06" calcext:value-type="float">
            <text:p>0,06</text:p>
          </table:table-cell>
          <table:table-cell office:value-type="float" office:value="1.8" calcext:value-type="float">
            <text:p>1,8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593]= &quot;True&quot;; [.I593] / [.F593] * 2.15; [.I593]/[.F593])" office:value-type="float" office:value="0.359116022099447" calcext:value-type="float">
            <text:p>0,3591160221</text:p>
          </table:table-cell>
        </table:table-row>
        <table:table-row table:style-name="ro1">
          <table:table-cell office:value-type="string" calcext:value-type="string">
            <text:p>Marquinho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3.23" calcext:value-type="float">
            <text:p>13,23</text:p>
          </table:table-cell>
          <table:table-cell office:value-type="float" office:value="2.03" calcext:value-type="float">
            <text:p>2,03</text:p>
          </table:table-cell>
          <table:table-cell office:value-type="float" office:value="11" calcext:value-type="float">
            <text:p>11</text:p>
          </table:table-cell>
          <table:table-cell office:value-type="float" office:value="4.76" calcext:value-type="float">
            <text:p>4,7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594]= &quot;True&quot;; [.I594] / [.F594] * 2.15; [.I594]/[.F594])" office:value-type="float" office:value="0.35978835978836" calcext:value-type="float">
            <text:p>0,3597883598</text:p>
          </table:table-cell>
        </table:table-row>
        <table:table-row table:style-name="ro1">
          <table:table-cell office:value-type="string" calcext:value-type="string">
            <text:p>Werley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9.74" calcext:value-type="float">
            <text:p>9,7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3.53" calcext:value-type="float">
            <text:p>3,5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95]= &quot;True&quot;; [.I595] / [.F595] * 2.15; [.I595]/[.F595])" office:value-type="float" office:value="0.362422997946612" calcext:value-type="float">
            <text:p>0,3624229979</text:p>
          </table:table-cell>
        </table:table-row>
        <table:table-row table:style-name="ro1">
          <table:table-cell office:value-type="string" calcext:value-type="string">
            <text:p>Milton Mendes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02" calcext:value-type="float">
            <text:p>12,02</text:p>
          </table:table-cell>
          <table:table-cell office:value-type="float" office:value="0.54" calcext:value-type="float">
            <text:p>0,54</text:p>
          </table:table-cell>
          <table:table-cell office:value-type="float" office:value="5.44" calcext:value-type="float">
            <text:p>5,44</text:p>
          </table:table-cell>
          <table:table-cell office:value-type="float" office:value="4.42" calcext:value-type="float">
            <text:p>4,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596]= &quot;True&quot;; [.I596] / [.F596] * 2.15; [.I596]/[.F596])" office:value-type="float" office:value="0.367720465890183" calcext:value-type="float">
            <text:p>0,3677204659</text:p>
          </table:table-cell>
        </table:table-row>
        <table:table-row table:style-name="ro1">
          <table:table-cell office:value-type="string" calcext:value-type="string">
            <text:p>Lucas Lim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0.02" calcext:value-type="float">
            <text:p>10,02</text:p>
          </table:table-cell>
          <table:table-cell office:value-type="float" office:value="-1.55" calcext:value-type="float">
            <text:p>-1,55</text:p>
          </table:table-cell>
          <table:table-cell office:value-type="float" office:value="-0.3" calcext:value-type="float">
            <text:p>-0,3</text:p>
          </table:table-cell>
          <table:table-cell office:value-type="float" office:value="3.7" calcext:value-type="float">
            <text:p>3,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597]= &quot;True&quot;; [.I597] / [.F597] * 2.15; [.I597]/[.F597])" office:value-type="float" office:value="0.369261477045908" calcext:value-type="float">
            <text:p>0,369261477</text:p>
          </table:table-cell>
        </table:table-row>
        <table:table-row table:style-name="ro1">
          <table:table-cell office:value-type="string" calcext:value-type="string">
            <text:p>Hyora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4.46" calcext:value-type="float">
            <text:p>4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598]= &quot;True&quot;; [.I598] / [.F598] * 2.15; [.I598]/[.F598])" office:value-type="float" office:value="0.371188340807175" calcext:value-type="float">
            <text:p>0,3711883408</text:p>
          </table:table-cell>
        </table:table-row>
        <table:table-row table:style-name="ro1">
          <table:table-cell office:value-type="string" calcext:value-type="string">
            <text:p>Rafael Mour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úvida</text:p>
          </table:table-cell>
          <table:table-cell office:value-type="float" office:value="8.73" calcext:value-type="float">
            <text:p>8,73</text:p>
          </table:table-cell>
          <table:table-cell office:value-type="float" office:value="-1.49" calcext:value-type="float">
            <text:p>-1,49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,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599]= &quot;True&quot;; [.I599] / [.F599] * 2.15; [.I599]/[.F599])" office:value-type="float" office:value="0.372279495990836" calcext:value-type="float">
            <text:p>0,372279496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00]= &quot;True&quot;; [.I600] / [.F600] * 2.15; [.I600]/[.F600])" office:value-type="float" office:value="0.376106194690266" calcext:value-type="float">
            <text:p>0,3761061947</text:p>
          </table:table-cell>
        </table:table-row>
        <table:table-row table:style-name="ro1">
          <table:table-cell office:value-type="string" calcext:value-type="string">
            <text:p>Bruno Henriqu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3.54" calcext:value-type="float">
            <text:p>13,54</text:p>
          </table:table-cell>
          <table:table-cell office:value-type="float" office:value="0.96" calcext:value-type="float">
            <text:p>0,96</text:p>
          </table:table-cell>
          <table:table-cell office:value-type="float" office:value="4.9" calcext:value-type="float">
            <text:p>4,9</text:p>
          </table:table-cell>
          <table:table-cell office:value-type="float" office:value="5.16" calcext:value-type="float">
            <text:p>5,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601]= &quot;True&quot;; [.I601] / [.F601] * 2.15; [.I601]/[.F601])" office:value-type="float" office:value="0.38109305760709" calcext:value-type="float">
            <text:p>0,3810930576</text:p>
          </table:table-cell>
        </table:table-row>
        <table:table-row table:style-name="ro1">
          <table:table-cell office:value-type="string" calcext:value-type="string">
            <text:p>Mads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vas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18" calcext:value-type="float">
            <text:p>12,18</text:p>
          </table:table-cell>
          <table:table-cell office:value-type="float" office:value="-0.78" calcext:value-type="float">
            <text:p>-0,78</text:p>
          </table:table-cell>
          <table:table-cell office:value-type="float" office:value="-1.7" calcext:value-type="float">
            <text:p>-1,7</text:p>
          </table:table-cell>
          <table:table-cell office:value-type="float" office:value="2.17" calcext:value-type="float">
            <text:p>2,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02]= &quot;True&quot;; [.I602] / [.F602] * 2.15; [.I602]/[.F602])" office:value-type="float" office:value="0.383045977011494" calcext:value-type="float">
            <text:p>0,383045977</text:p>
          </table:table-cell>
        </table:table-row>
        <table:table-row table:style-name="ro1">
          <table:table-cell office:value-type="string" calcext:value-type="string">
            <text:p>Yuri Mamut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rê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7.49" calcext:value-type="float">
            <text:p>17,49</text:p>
          </table:table-cell>
          <table:table-cell office:value-type="float" office:value="0.72" calcext:value-type="float">
            <text:p>0,72</text:p>
          </table:table-cell>
          <table:table-cell office:value-type="float" office:value="1.9" calcext:value-type="float">
            <text:p>1,9</text:p>
          </table:table-cell>
          <table:table-cell office:value-type="float" office:value="3.13" calcext:value-type="float">
            <text:p>3,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603]= &quot;True&quot;; [.I603] / [.F603] * 2.15; [.I603]/[.F603])" office:value-type="float" office:value="0.384762721555174" calcext:value-type="float">
            <text:p>0,3847627216</text:p>
          </table:table-cell>
        </table:table-row>
        <table:table-row table:style-name="ro1">
          <table:table-cell office:value-type="string" calcext:value-type="string">
            <text:p>Marquinh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6.83" calcext:value-type="float">
            <text:p>16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" calcext:value-type="float">
            <text:p>3,0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604]= &quot;True&quot;; [.I604] / [.F604] * 2.15; [.I604]/[.F604])" office:value-type="float" office:value="0.385799168152109" calcext:value-type="float">
            <text:p>0,3857991682</text:p>
          </table:table-cell>
        </table:table-row>
        <table:table-row table:style-name="ro1">
          <table:table-cell office:value-type="string" calcext:value-type="string">
            <text:p>Julio Dos Sant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9.86" calcext:value-type="float">
            <text:p>9,86</text:p>
          </table:table-cell>
          <table:table-cell office:value-type="float" office:value="-0.81" calcext:value-type="float">
            <text:p>-0,81</text:p>
          </table:table-cell>
          <table:table-cell office:value-type="float" office:value="-1.9" calcext:value-type="float">
            <text:p>-1,9</text:p>
          </table:table-cell>
          <table:table-cell office:value-type="float" office:value="1.78" calcext:value-type="float">
            <text:p>1,7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05]= &quot;True&quot;; [.I605] / [.F605] * 2.15; [.I605]/[.F605])" office:value-type="float" office:value="0.388133874239351" calcext:value-type="float">
            <text:p>0,3881338742</text:p>
          </table:table-cell>
        </table:table-row>
        <table:table-row table:style-name="ro1">
          <table:table-cell office:value-type="string" calcext:value-type="string">
            <text:p>Nilmar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internac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17.17" calcext:value-type="float">
            <text:p>17,17</text:p>
          </table:table-cell>
          <table:table-cell office:value-type="float" office:value="2.21" calcext:value-type="float">
            <text:p>2,21</text:p>
          </table:table-cell>
          <table:table-cell office:value-type="float" office:value="10.9" calcext:value-type="float">
            <text:p>10,9</text:p>
          </table:table-cell>
          <table:table-cell office:value-type="float" office:value="6.67" calcext:value-type="float">
            <text:p>6,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606]= &quot;True&quot;; [.I606] / [.F606] * 2.15; [.I606]/[.F606])" office:value-type="float" office:value="0.388468258590565" calcext:value-type="float">
            <text:p>0,3884682586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4.25" calcext:value-type="float">
            <text:p>4,25</text:p>
          </table:table-cell>
          <table:table-cell office:value-type="float" office:value="0.13" calcext:value-type="float">
            <text:p>0,13</text:p>
          </table:table-cell>
          <table:table-cell office:value-type="float" office:value="1.4" calcext:value-type="float">
            <text:p>1,4</text:p>
          </table:table-cell>
          <table:table-cell office:value-type="float" office:value="0.77" calcext:value-type="float">
            <text:p>0,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07]= &quot;True&quot;; [.I607] / [.F607] * 2.15; [.I607]/[.F607])" office:value-type="float" office:value="0.389529411764706" calcext:value-type="float">
            <text:p>0,3895294118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11" calcext:value-type="float">
            <text:p>9,11</text:p>
          </table:table-cell>
          <table:table-cell office:value-type="float" office:value="2.49" calcext:value-type="float">
            <text:p>2,49</text:p>
          </table:table-cell>
          <table:table-cell office:value-type="float" office:value="10.1" calcext:value-type="float">
            <text:p>10,1</text:p>
          </table:table-cell>
          <table:table-cell office:value-type="float" office:value="3.57" calcext:value-type="float">
            <text:p>3,5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608]= &quot;True&quot;; [.I608] / [.F608] * 2.15; [.I608]/[.F608])" office:value-type="float" office:value="0.391877058177827" calcext:value-type="float">
            <text:p>0,3918770582</text:p>
          </table:table-cell>
        </table:table-row>
        <table:table-row table:style-name="ro1">
          <table:table-cell office:value-type="string" calcext:value-type="string">
            <text:p>Guiñazu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6.39" calcext:value-type="float">
            <text:p>1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09]= &quot;True&quot;; [.I609] / [.F609] * 2.15; [.I609]/[.F609])" office:value-type="float" office:value="0.393532641854789" calcext:value-type="float">
            <text:p>0,3935326419</text:p>
          </table:table-cell>
        </table:table-row>
        <table:table-row table:style-name="ro1">
          <table:table-cell office:value-type="string" calcext:value-type="string">
            <text:p>Marcos Guilherme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4.95" calcext:value-type="float">
            <text:p>1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10]= &quot;True&quot;; [.I610] / [.F610] * 2.15; [.I610]/[.F610])" office:value-type="float" office:value="0.394648829431438" calcext:value-type="float">
            <text:p>0,3946488294</text:p>
          </table:table-cell>
        </table:table-row>
        <table:table-row table:style-name="ro1">
          <table:table-cell office:value-type="string" calcext:value-type="string">
            <text:p>Víctor Cácer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lame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81" calcext:value-type="float">
            <text:p>5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611]= &quot;True&quot;; [.I611] / [.F611] * 2.15; [.I611]/[.F611])" office:value-type="float" office:value="0.395869191049914" calcext:value-type="float">
            <text:p>0,395869191</text:p>
          </table:table-cell>
        </table:table-row>
        <table:table-row table:style-name="ro1">
          <table:table-cell office:value-type="string" calcext:value-type="string">
            <text:p>Reinald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4.03" calcext:value-type="float">
            <text:p>4,03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612]= &quot;True&quot;; [.I612] / [.F612] * 2.15; [.I612]/[.F612])" office:value-type="float" office:value="0.397022332506203" calcext:value-type="float">
            <text:p>0,3970223325</text:p>
          </table:table-cell>
        </table:table-row>
        <table:table-row table:style-name="ro1">
          <table:table-cell office:value-type="string" calcext:value-type="string">
            <text:p>Marquinho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9.74" calcext:value-type="float">
            <text:p>9,74</text:p>
          </table:table-cell>
          <table:table-cell office:value-type="float" office:value="-0.65" calcext:value-type="float">
            <text:p>-0,65</text:p>
          </table:table-cell>
          <table:table-cell office:value-type="float" office:value="-1.7" calcext:value-type="float">
            <text:p>-1,7</text:p>
          </table:table-cell>
          <table:table-cell office:value-type="float" office:value="3.94" calcext:value-type="float">
            <text:p>3,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13]= &quot;True&quot;; [.I613] / [.F613] * 2.15; [.I613]/[.F613])" office:value-type="float" office:value="0.404517453798768" calcext:value-type="float">
            <text:p>0,4045174538</text:p>
          </table:table-cell>
        </table:table-row>
        <table:table-row table:style-name="ro1">
          <table:table-cell office:value-type="string" calcext:value-type="string">
            <text:p>Argel Fucks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figueir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44" calcext:value-type="float">
            <text:p>6,44</text:p>
          </table:table-cell>
          <table:table-cell office:value-type="float" office:value="0.25" calcext:value-type="float">
            <text:p>0,25</text:p>
          </table:table-cell>
          <table:table-cell office:value-type="float" office:value="2.11" calcext:value-type="float">
            <text:p>2,11</text:p>
          </table:table-cell>
          <table:table-cell office:value-type="float" office:value="2.62" calcext:value-type="float">
            <text:p>2,6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14]= &quot;True&quot;; [.I614] / [.F614] * 2.15; [.I614]/[.F614])" office:value-type="float" office:value="0.406832298136646" calcext:value-type="float">
            <text:p>0,4068322981</text:p>
          </table:table-cell>
        </table:table-row>
        <table:table-row table:style-name="ro1">
          <table:table-cell office:value-type="string" calcext:value-type="string">
            <text:p>Régi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8.62" calcext:value-type="float">
            <text:p>8,62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,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615]= &quot;True&quot;; [.I615] / [.F615] * 2.15; [.I615]/[.F615])" office:value-type="float" office:value="0.414037122969838" calcext:value-type="float">
            <text:p>0,414037123</text:p>
          </table:table-cell>
        </table:table-row>
        <table:table-row table:style-name="ro1">
          <table:table-cell office:value-type="string" calcext:value-type="string">
            <text:p>Juan Carlos Osorio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ável</text:p>
          </table:table-cell>
          <table:table-cell office:value-type="float" office:value="12.74" calcext:value-type="float">
            <text:p>12,74</text:p>
          </table:table-cell>
          <table:table-cell office:value-type="float" office:value="-0.75" calcext:value-type="float">
            <text:p>-0,75</text:p>
          </table:table-cell>
          <table:table-cell table:number-columns-repeated="2" office:value-type="float" office:value="5.32" calcext:value-type="float">
            <text:p>5,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616]= &quot;True&quot;; [.I616] / [.F616] * 2.15; [.I616]/[.F616])" office:value-type="float" office:value="0.417582417582418" calcext:value-type="float">
            <text:p>0,4175824176</text:p>
          </table:table-cell>
        </table:table-row>
        <table:table-row table:style-name="ro1">
          <table:table-cell office:value-type="string" calcext:value-type="string">
            <text:p>Paulã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internac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4.65" calcext:value-type="float">
            <text:p>4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" calcext:value-type="float">
            <text:p>1,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617]= &quot;True&quot;; [.I617] / [.F617] * 2.15; [.I617]/[.F617])" office:value-type="float" office:value="0.421505376344086" calcext:value-type="float">
            <text:p>0,4215053763</text:p>
          </table:table-cell>
        </table:table-row>
        <table:table-row table:style-name="ro1">
          <table:table-cell office:value-type="string" calcext:value-type="string">
            <text:p>Hélio Dos Anjos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goiá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6" calcext:value-type="float">
            <text:p>6,6</text:p>
          </table:table-cell>
          <table:table-cell office:value-type="float" office:value="-0.34" calcext:value-type="float">
            <text:p>-0,34</text:p>
          </table:table-cell>
          <table:table-cell office:value-type="float" office:value="-0.21" calcext:value-type="float">
            <text:p>-0,21</text:p>
          </table:table-cell>
          <table:table-cell office:value-type="float" office:value="2.79" calcext:value-type="float">
            <text:p>2,7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618]= &quot;True&quot;; [.I618] / [.F618] * 2.15; [.I618]/[.F618])" office:value-type="float" office:value="0.422727272727273" calcext:value-type="float">
            <text:p>0,4227272727</text:p>
          </table:table-cell>
        </table:table-row>
        <table:table-row table:style-name="ro1">
          <table:table-cell office:value-type="string" calcext:value-type="string">
            <text:p>Clé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8.37" calcext:value-type="float">
            <text:p>8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19]= &quot;True&quot;; [.I619] / [.F619] * 2.15; [.I619]/[.F619])" office:value-type="float" office:value="0.424133811230585" calcext:value-type="float">
            <text:p>0,4241338112</text:p>
          </table:table-cell>
        </table:table-row>
        <table:table-row table:style-name="ro1">
          <table:table-cell office:value-type="string" calcext:value-type="string">
            <text:p>Lua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vas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úvida</text:p>
          </table:table-cell>
          <table:table-cell office:value-type="float" office:value="15.85" calcext:value-type="float">
            <text:p>15,85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" calcext:value-type="float">
            <text:p>-0,1</text:p>
          </table:table-cell>
          <table:table-cell office:value-type="float" office:value="3.13" calcext:value-type="float">
            <text:p>3,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20]= &quot;True&quot;; [.I620] / [.F620] * 2.15; [.I620]/[.F620])" office:value-type="float" office:value="0.424574132492114" calcext:value-type="float">
            <text:p>0,4245741325</text:p>
          </table:table-cell>
        </table:table-row>
        <table:table-row table:style-name="ro1">
          <table:table-cell office:value-type="string" calcext:value-type="string">
            <text:p>Nicolás Freit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5.58" calcext:value-type="float">
            <text:p>5,58</text:p>
          </table:table-cell>
          <table:table-cell office:value-type="float" office:value="-0.88" calcext:value-type="float">
            <text:p>-0,88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,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621]= &quot;True&quot;; [.I621] / [.F621] * 2.15; [.I621]/[.F621])" office:value-type="float" office:value="0.426523297491039" calcext:value-type="float">
            <text:p>0,4265232975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21.4" calcext:value-type="float">
            <text:p>21,4</text:p>
          </table:table-cell>
          <table:table-cell office:value-type="float" office:value="2.47" calcext:value-type="float">
            <text:p>2,47</text:p>
          </table:table-cell>
          <table:table-cell office:value-type="float" office:value="10.9" calcext:value-type="float">
            <text:p>10,9</text:p>
          </table:table-cell>
          <table:table-cell office:value-type="float" office:value="4.26" calcext:value-type="float">
            <text:p>4,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22]= &quot;True&quot;; [.I622] / [.F622] * 2.15; [.I622]/[.F622])" office:value-type="float" office:value="0.427990654205607" calcext:value-type="float">
            <text:p>0,4279906542</text:p>
          </table:table-cell>
        </table:table-row>
        <table:table-row table:style-name="ro1">
          <table:table-cell office:value-type="string" calcext:value-type="string">
            <text:p>Fab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undido</text:p>
          </table:table-cell>
          <table:table-cell office:value-type="float" office:value="3.66" calcext:value-type="float">
            <text:p>3,6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" calcext:value-type="float">
            <text:p>-0,1</text:p>
          </table:table-cell>
          <table:table-cell office:value-type="float" office:value="1.58" calcext:value-type="float">
            <text:p>1,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23]= &quot;True&quot;; [.I623] / [.F623] * 2.15; [.I623]/[.F623])" office:value-type="float" office:value="0.431693989071038" calcext:value-type="float">
            <text:p>0,4316939891</text:p>
          </table:table-cell>
        </table:table-row>
        <table:table-row table:style-name="ro1">
          <table:table-cell office:value-type="string" calcext:value-type="string">
            <text:p>Lu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rê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7.95" calcext:value-type="float">
            <text:p>27,95</text:p>
          </table:table-cell>
          <table:table-cell office:value-type="float" office:value="-2.17" calcext:value-type="float">
            <text:p>-2,17</text:p>
          </table:table-cell>
          <table:table-cell office:value-type="float" office:value="0.5" calcext:value-type="float">
            <text:p>0,5</text:p>
          </table:table-cell>
          <table:table-cell office:value-type="float" office:value="5.62" calcext:value-type="float">
            <text:p>5,6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624]= &quot;True&quot;; [.I624] / [.F624] * 2.15; [.I624]/[.F624])" office:value-type="float" office:value="0.432307692307692" calcext:value-type="float">
            <text:p>0,4323076923</text:p>
          </table:table-cell>
        </table:table-row>
        <table:table-row table:style-name="ro1">
          <table:table-cell office:value-type="string" calcext:value-type="string">
            <text:p>Thiago Helen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13.01" calcext:value-type="float">
            <text:p>13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25]= &quot;True&quot;; [.I625] / [.F625] * 2.15; [.I625]/[.F625])" office:value-type="float" office:value="0.438124519600307" calcext:value-type="float">
            <text:p>0,4381245196</text:p>
          </table:table-cell>
        </table:table-row>
        <table:table-row table:style-name="ro1">
          <table:table-cell office:value-type="string" calcext:value-type="string">
            <text:p>Jéci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va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3.58" calcext:value-type="float">
            <text:p>3,58</text:p>
          </table:table-cell>
          <table:table-cell office:value-type="float" office:value="1.1" calcext:value-type="float">
            <text:p>1,1</text:p>
          </table:table-cell>
          <table:table-cell office:value-type="float" office:value="3.7" calcext:value-type="float">
            <text:p>3,7</text:p>
          </table:table-cell>
          <table:table-cell office:value-type="float" office:value="0.74" calcext:value-type="float">
            <text:p>0,7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626]= &quot;True&quot;; [.I626] / [.F626] * 2.15; [.I626]/[.F626])" office:value-type="float" office:value="0.444413407821229" calcext:value-type="float">
            <text:p>0,4444134078</text:p>
          </table:table-cell>
        </table:table-row>
        <table:table-row table:style-name="ro1">
          <table:table-cell office:value-type="string" calcext:value-type="string">
            <text:p>Manoe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ruz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7.8" calcext:value-type="float">
            <text:p>7,8</text:p>
          </table:table-cell>
          <table:table-cell office:value-type="float" office:value="-2.2" calcext:value-type="float">
            <text:p>-2,2</text:p>
          </table:table-cell>
          <table:table-cell office:value-type="float" office:value="0.2" calcext:value-type="float">
            <text:p>0,2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627]= &quot;True&quot;; [.I627] / [.F627] * 2.15; [.I627]/[.F627])" office:value-type="float" office:value="0.448717948717949" calcext:value-type="float">
            <text:p>0,4487179487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úvida</text:p>
          </table:table-cell>
          <table:table-cell office:value-type="float" office:value="3.12" calcext:value-type="float">
            <text:p>3,12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1.43" calcext:value-type="float">
            <text:p>1,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28]= &quot;True&quot;; [.I628] / [.F628] * 2.15; [.I628]/[.F628])" office:value-type="float" office:value="0.458333333333333" calcext:value-type="float">
            <text:p>0,4583333333</text:p>
          </table:table-cell>
        </table:table-row>
        <table:table-row table:style-name="ro1">
          <table:table-cell office:value-type="string" calcext:value-type="string">
            <text:p>Antônio Carlo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0.34" calcext:value-type="float">
            <text:p>10,34</text:p>
          </table:table-cell>
          <table:table-cell office:value-type="float" office:value="1.12" calcext:value-type="float">
            <text:p>1,12</text:p>
          </table:table-cell>
          <table:table-cell office:value-type="float" office:value="8.2" calcext:value-type="float">
            <text:p>8,2</text:p>
          </table:table-cell>
          <table:table-cell office:value-type="float" office:value="4.74" calcext:value-type="float">
            <text:p>4,7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629]= &quot;True&quot;; [.I629] / [.F629] * 2.15; [.I629]/[.F629])" office:value-type="float" office:value="0.458413926499033" calcext:value-type="float">
            <text:p>0,4584139265</text:p>
          </table:table-cell>
        </table:table-row>
        <table:table-row table:style-name="ro1">
          <table:table-cell office:value-type="string" calcext:value-type="string">
            <text:p>Heracle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join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3.92" calcext:value-type="float">
            <text:p>3,92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630]= &quot;True&quot;; [.I630] / [.F630] * 2.15; [.I630]/[.F630])" office:value-type="float" office:value="0.459183673469388" calcext:value-type="float">
            <text:p>0,4591836735</text:p>
          </table:table-cell>
        </table:table-row>
        <table:table-row table:style-name="ro1">
          <table:table-cell office:value-type="string" calcext:value-type="string">
            <text:p>Nikã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1.41" calcext:value-type="float">
            <text:p>11,41</text:p>
          </table:table-cell>
          <table:table-cell office:value-type="float" office:value="0.06" calcext:value-type="float">
            <text:p>0,06</text:p>
          </table:table-cell>
          <table:table-cell office:value-type="float" office:value="4.9" calcext:value-type="float">
            <text:p>4,9</text:p>
          </table:table-cell>
          <table:table-cell office:value-type="float" office:value="5.28" calcext:value-type="float">
            <text:p>5,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31]= &quot;True&quot;; [.I631] / [.F631] * 2.15; [.I631]/[.F631])" office:value-type="float" office:value="0.462751971954426" calcext:value-type="float">
            <text:p>0,462751972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7.15" calcext:value-type="float">
            <text:p>7,15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,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632]= &quot;True&quot;; [.I632] / [.F632] * 2.15; [.I632]/[.F632])" office:value-type="float" office:value="0.471328671328671" calcext:value-type="float">
            <text:p>0,4713286713</text:p>
          </table:table-cell>
        </table:table-row>
        <table:table-row table:style-name="ro1">
          <table:table-cell office:value-type="string" calcext:value-type="string">
            <text:p>Leandro Silv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iguei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6.87" calcext:value-type="float">
            <text:p>6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" calcext:value-type="float">
            <text:p>3,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33]= &quot;True&quot;; [.I633] / [.F633] * 2.15; [.I633]/[.F633])" office:value-type="float" office:value="0.475982532751092" calcext:value-type="float">
            <text:p>0,4759825328</text:p>
          </table:table-cell>
        </table:table-row>
        <table:table-row table:style-name="ro1">
          <table:table-cell office:value-type="string" calcext:value-type="string">
            <text:p>Alan Rusch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internac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634]= &quot;True&quot;; [.I634] / [.F634] * 2.15; [.I634]/[.F634])" office:value-type="float" office:value="0.477777777777778" calcext:value-type="float">
            <text:p>0,4777777778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9.36" calcext:value-type="float">
            <text:p>9,36</text:p>
          </table:table-cell>
          <table:table-cell office:value-type="float" office:value="1.25" calcext:value-type="float">
            <text:p>1,25</text:p>
          </table:table-cell>
          <table:table-cell office:value-type="float" office:value="5.7" calcext:value-type="float">
            <text:p>5,7</text:p>
          </table:table-cell>
          <table:table-cell office:value-type="float" office:value="4.48" calcext:value-type="float">
            <text:p>4,4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635]= &quot;True&quot;; [.I635] / [.F635] * 2.15; [.I635]/[.F635])" office:value-type="float" office:value="0.478632478632479" calcext:value-type="float">
            <text:p>0,4786324786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ruzei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12.82" calcext:value-type="float">
            <text:p>1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3" calcext:value-type="float">
            <text:p>6,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636]= &quot;True&quot;; [.I636] / [.F636] * 2.15; [.I636]/[.F636])" office:value-type="float" office:value="0.485959438377535" calcext:value-type="float">
            <text:p>0,4859594384</text:p>
          </table:table-cell>
        </table:table-row>
        <table:table-row table:style-name="ro1">
          <table:table-cell office:value-type="string" calcext:value-type="string">
            <text:p>Malcom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7.05" calcext:value-type="float">
            <text:p>7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37]= &quot;True&quot;; [.I637] / [.F637] * 2.15; [.I637]/[.F637])" office:value-type="float" office:value="0.487943262411348" calcext:value-type="float">
            <text:p>0,4879432624</text:p>
          </table:table-cell>
        </table:table-row>
        <table:table-row table:style-name="ro1">
          <table:table-cell office:value-type="string" calcext:value-type="string">
            <text:p>Paulo Mirand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undido</text:p>
          </table:table-cell>
          <table:table-cell office:value-type="float" office:value="10.64" calcext:value-type="float">
            <text:p>1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638]= &quot;True&quot;; [.I638] / [.F638] * 2.15; [.I638]/[.F638])" office:value-type="float" office:value="0.488721804511278" calcext:value-type="float">
            <text:p>0,4887218045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vas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9.4" calcext:value-type="float">
            <text:p>19,4</text:p>
          </table:table-cell>
          <table:table-cell office:value-type="float" office:value="-0.61" calcext:value-type="float">
            <text:p>-0,61</text:p>
          </table:table-cell>
          <table:table-cell office:value-type="float" office:value="3.6" calcext:value-type="float">
            <text:p>3,6</text:p>
          </table:table-cell>
          <table:table-cell office:value-type="float" office:value="4.43" calcext:value-type="float">
            <text:p>4,4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39]= &quot;True&quot;; [.I639] / [.F639] * 2.15; [.I639]/[.F639])" office:value-type="float" office:value="0.490953608247423" calcext:value-type="float">
            <text:p>0,4909536082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99" calcext:value-type="float">
            <text:p>9,99</text:p>
          </table:table-cell>
          <table:table-cell office:value-type="float" office:value="-0.53" calcext:value-type="float">
            <text:p>-0,53</text:p>
          </table:table-cell>
          <table:table-cell office:value-type="float" office:value="4.5" calcext:value-type="float">
            <text:p>4,5</text:p>
          </table:table-cell>
          <table:table-cell office:value-type="float" office:value="4.92" calcext:value-type="float">
            <text:p>4,9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40]= &quot;True&quot;; [.I640] / [.F640] * 2.15; [.I640]/[.F640])" office:value-type="float" office:value="0.492492492492493" calcext:value-type="float">
            <text:p>0,4924924925</text:p>
          </table:table-cell>
        </table:table-row>
        <table:table-row table:style-name="ro1">
          <table:table-cell office:value-type="string" calcext:value-type="string">
            <text:p>Marquinhos Pedros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iguei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7.81" calcext:value-type="float">
            <text:p>7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41]= &quot;True&quot;; [.I641] / [.F641] * 2.15; [.I641]/[.F641])" office:value-type="float" office:value="0.499359795134443" calcext:value-type="float">
            <text:p>0,499359795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hapeco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3.62" calcext:value-type="float">
            <text:p>13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642]= &quot;True&quot;; [.I642] / [.F642] * 2.15; [.I642]/[.F642])" office:value-type="float" office:value="0.500403817914831" calcext:value-type="float">
            <text:p>0,5004038179</text:p>
          </table:table-cell>
        </table:table-row>
        <table:table-row table:style-name="ro1">
          <table:table-cell office:value-type="string" calcext:value-type="string">
            <text:p>Neilt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99" calcext:value-type="float">
            <text:p>2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643]= &quot;True&quot;; [.I643] / [.F643] * 2.15; [.I643]/[.F643])" office:value-type="float" office:value="0.501672240802676" calcext:value-type="float">
            <text:p>0,5016722408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almeir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" calcext:value-type="float">
            <text:p>2,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44]= &quot;True&quot;; [.I644] / [.F644] * 2.15; [.I644]/[.F644])" office:value-type="float" office:value="0.508695652173913" calcext:value-type="float">
            <text:p>0,5086956522</text:p>
          </table:table-cell>
        </table:table-row>
        <table:table-row table:style-name="ro1">
          <table:table-cell office:value-type="string" calcext:value-type="string">
            <text:p>Jadso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8.27" calcext:value-type="float">
            <text:p>18,27</text:p>
          </table:table-cell>
          <table:table-cell office:value-type="float" office:value="2.49" calcext:value-type="float">
            <text:p>2,49</text:p>
          </table:table-cell>
          <table:table-cell office:value-type="float" office:value="10.3" calcext:value-type="float">
            <text:p>10,3</text:p>
          </table:table-cell>
          <table:table-cell office:value-type="float" office:value="4.34" calcext:value-type="float">
            <text:p>4,3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45]= &quot;True&quot;; [.I645] / [.F645] * 2.15; [.I645]/[.F645])" office:value-type="float" office:value="0.510727969348659" calcext:value-type="float">
            <text:p>0,5107279693</text:p>
          </table:table-cell>
        </table:table-row>
        <table:table-row table:style-name="ro1">
          <table:table-cell office:value-type="string" calcext:value-type="string">
            <text:p>Martín Silva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va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8.51" calcext:value-type="float">
            <text:p>18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,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46]= &quot;True&quot;; [.I646] / [.F646] * 2.15; [.I646]/[.F646])" office:value-type="float" office:value="0.519205834683955" calcext:value-type="float">
            <text:p>0,5192058347</text:p>
          </table:table-cell>
        </table:table-row>
        <table:table-row table:style-name="ro1">
          <table:table-cell office:value-type="string" calcext:value-type="string">
            <text:p>Fernando Bob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5.11" calcext:value-type="float">
            <text:p>15,11</text:p>
          </table:table-cell>
          <table:table-cell office:value-type="float" office:value="0.17" calcext:value-type="float">
            <text:p>0,17</text:p>
          </table:table-cell>
          <table:table-cell office:value-type="float" office:value="3.6" calcext:value-type="float">
            <text:p>3,6</text:p>
          </table:table-cell>
          <table:table-cell office:value-type="float" office:value="3.65" calcext:value-type="float">
            <text:p>3,6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647]= &quot;True&quot;; [.I647] / [.F647] * 2.15; [.I647]/[.F647])" office:value-type="float" office:value="0.519358041032429" calcext:value-type="float">
            <text:p>0,519358041</text:p>
          </table:table-cell>
        </table:table-row>
        <table:table-row table:style-name="ro1">
          <table:table-cell office:value-type="string" calcext:value-type="string">
            <text:p>Tite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6.3" calcext:value-type="float">
            <text:p>16,3</text:p>
          </table:table-cell>
          <table:table-cell office:value-type="float" office:value="0.78" calcext:value-type="float">
            <text:p>0,78</text:p>
          </table:table-cell>
          <table:table-cell office:value-type="float" office:value="5.15" calcext:value-type="float">
            <text:p>5,15</text:p>
          </table:table-cell>
          <table:table-cell office:value-type="float" office:value="3.94" calcext:value-type="float">
            <text:p>3,9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48]= &quot;True&quot;; [.I648] / [.F648] * 2.15; [.I648]/[.F648])" office:value-type="float" office:value="0.519693251533742" calcext:value-type="float">
            <text:p>0,5196932515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649]= &quot;True&quot;; [.I649] / [.F649] * 2.15; [.I649]/[.F649])" office:value-type="float" office:value="0.521739130434783" calcext:value-type="float">
            <text:p>0,5217391304</text:p>
          </table:table-cell>
        </table:table-row>
        <table:table-row table:style-name="ro1">
          <table:table-cell office:value-type="string" calcext:value-type="string">
            <text:p>Ernan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8.69" calcext:value-type="float">
            <text:p>8,69</text:p>
          </table:table-cell>
          <table:table-cell office:value-type="float" office:value="2.1" calcext:value-type="float">
            <text:p>2,1</text:p>
          </table:table-cell>
          <table:table-cell office:value-type="float" office:value="8.6" calcext:value-type="float">
            <text:p>8,6</text:p>
          </table:table-cell>
          <table:table-cell office:value-type="float" office:value="4.55" calcext:value-type="float">
            <text:p>4,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650]= &quot;True&quot;; [.I650] / [.F650] * 2.15; [.I650]/[.F650])" office:value-type="float" office:value="0.523590333716916" calcext:value-type="float">
            <text:p>0,5235903337</text:p>
          </table:table-cell>
        </table:table-row>
        <table:table-row table:style-name="ro1">
          <table:table-cell office:value-type="string" calcext:value-type="string">
            <text:p>Ytal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4.02" calcext:value-type="float">
            <text:p>4,02</text:p>
          </table:table-cell>
          <table:table-cell office:value-type="float" office:value="2.77" calcext:value-type="float">
            <text:p>2,77</text:p>
          </table:table-cell>
          <table:table-cell office:value-type="float" office:value="8.7" calcext:value-type="float">
            <text:p>8,7</text:p>
          </table:table-cell>
          <table:table-cell office:value-type="float" office:value="2.13" calcext:value-type="float">
            <text:p>2,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651]= &quot;True&quot;; [.I651] / [.F651] * 2.15; [.I651]/[.F651])" office:value-type="float" office:value="0.529850746268657" calcext:value-type="float">
            <text:p>0,5298507463</text:p>
          </table:table-cell>
        </table:table-row>
        <table:table-row table:style-name="ro1">
          <table:table-cell office:value-type="string" calcext:value-type="string">
            <text:p>Rafael Marqu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6.77" calcext:value-type="float">
            <text:p>16,77</text:p>
          </table:table-cell>
          <table:table-cell office:value-type="float" office:value="-0.01" calcext:value-type="float">
            <text:p>-0,01</text:p>
          </table:table-cell>
          <table:table-cell office:value-type="float" office:value="2.5" calcext:value-type="float">
            <text:p>2,5</text:p>
          </table:table-cell>
          <table:table-cell office:value-type="float" office:value="4.14" calcext:value-type="float">
            <text:p>4,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52]= &quot;True&quot;; [.I652] / [.F652] * 2.15; [.I652]/[.F652])" office:value-type="float" office:value="0.530769230769231" calcext:value-type="float">
            <text:p>0,5307692308</text:p>
          </table:table-cell>
        </table:table-row>
        <table:table-row table:style-name="ro1">
          <table:table-cell office:value-type="string" calcext:value-type="string">
            <text:p>Jô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1.32" calcext:value-type="float">
            <text:p>11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53]= &quot;True&quot;; [.I653] / [.F653] * 2.15; [.I653]/[.F653])" office:value-type="float" office:value="0.531802120141343" calcext:value-type="float">
            <text:p>0,5318021201</text:p>
          </table:table-cell>
        </table:table-row>
        <table:table-row table:style-name="ro1">
          <table:table-cell office:value-type="string" calcext:value-type="string">
            <text:p>Lucas Pratt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21.94" calcext:value-type="float">
            <text:p>21,94</text:p>
          </table:table-cell>
          <table:table-cell office:value-type="float" office:value="-2.23" calcext:value-type="float">
            <text:p>-2,23</text:p>
          </table:table-cell>
          <table:table-cell office:value-type="float" office:value="-0.4" calcext:value-type="float">
            <text:p>-0,4</text:p>
          </table:table-cell>
          <table:table-cell office:value-type="float" office:value="5.46" calcext:value-type="float">
            <text:p>5,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54]= &quot;True&quot;; [.I654] / [.F654] * 2.15; [.I654]/[.F654])" office:value-type="float" office:value="0.535050136736554" calcext:value-type="float">
            <text:p>0,5350501367</text:p>
          </table:table-cell>
        </table:table-row>
        <table:table-row table:style-name="ro1">
          <table:table-cell office:value-type="string" calcext:value-type="string">
            <text:p>Lé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undido</text:p>
          </table:table-cell>
          <table:table-cell office:value-type="float" office:value="9.55" calcext:value-type="float">
            <text:p>9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" calcext:value-type="float">
            <text:p>5,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655]= &quot;True&quot;; [.I655] / [.F655] * 2.15; [.I655]/[.F655])" office:value-type="float" office:value="0.539267015706806" calcext:value-type="float">
            <text:p>0,5392670157</text:p>
          </table:table-cell>
        </table:table-row>
        <table:table-row table:style-name="ro1">
          <table:table-cell office:value-type="string" calcext:value-type="string">
            <text:p>Carlos 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oiá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.75" calcext:value-type="float">
            <text:p>1,75</text:p>
          </table:table-cell>
          <table:table-cell office:value-type="float" office:value="-0.7" calcext:value-type="float">
            <text:p>-0,7</text:p>
          </table:table-cell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,9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656]= &quot;True&quot;; [.I656] / [.F656] * 2.15; [.I656]/[.F656])" office:value-type="float" office:value="0.542857142857143" calcext:value-type="float">
            <text:p>0,5428571429</text:p>
          </table:table-cell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04" calcext:value-type="float">
            <text:p>9,04</text:p>
          </table:table-cell>
          <table:table-cell office:value-type="float" office:value="-0.94" calcext:value-type="float">
            <text:p>-0,94</text:p>
          </table:table-cell>
          <table:table-cell office:value-type="float" office:value="-0.2" calcext:value-type="float">
            <text:p>-0,2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657]= &quot;True&quot;; [.I657] / [.F657] * 2.15; [.I657]/[.F657])" office:value-type="float" office:value="0.547013274336283" calcext:value-type="float">
            <text:p>0,5470132743</text:p>
          </table:table-cell>
        </table:table-row>
        <table:table-row table:style-name="ro1">
          <table:table-cell office:value-type="string" calcext:value-type="string">
            <text:p>Marquinh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29" calcext:value-type="float">
            <text:p>3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658]= &quot;True&quot;; [.I658] / [.F658] * 2.15; [.I658]/[.F658])" office:value-type="float" office:value="0.547112462006079" calcext:value-type="float">
            <text:p>0,547112462</text:p>
          </table:table-cell>
        </table:table-row>
        <table:table-row table:style-name="ro1">
          <table:table-cell office:value-type="string" calcext:value-type="string">
            <text:p>Alisson Becke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internac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6.85" calcext:value-type="float">
            <text:p>6,85</text:p>
          </table:table-cell>
          <table:table-cell office:value-type="float" office:value="3.04" calcext:value-type="float">
            <text:p>3,04</text:p>
          </table:table-cell>
          <table:table-cell office:value-type="float" office:value="11" calcext:value-type="float">
            <text:p>11</text:p>
          </table:table-cell>
          <table:table-cell office:value-type="float" office:value="3.75" calcext:value-type="float">
            <text:p>3,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659]= &quot;True&quot;; [.I659] / [.F659] * 2.15; [.I659]/[.F659])" office:value-type="float" office:value="0.547445255474453" calcext:value-type="float">
            <text:p>0,5474452555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ti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4.89" calcext:value-type="float">
            <text:p>4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660]= &quot;True&quot;; [.I660] / [.F660] * 2.15; [.I660]/[.F660])" office:value-type="float" office:value="0.54959100204499" calcext:value-type="float">
            <text:p>0,549591002</text:p>
          </table:table-cell>
        </table:table-row>
        <table:table-row table:style-name="ro1">
          <table:table-cell office:value-type="string" calcext:value-type="string">
            <text:p>Dodô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61]= &quot;True&quot;; [.I661] / [.F661] * 2.15; [.I661]/[.F661])"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Riasco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6.1" calcext:value-type="float">
            <text:p>6,1</text:p>
          </table:table-cell>
          <table:table-cell office:value-type="float" office:value="-0.02" calcext:value-type="float">
            <text:p>-0,02</text:p>
          </table:table-cell>
          <table:table-cell office:value-type="float" office:value="2.1" calcext:value-type="float">
            <text:p>2,1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62]= &quot;True&quot;; [.I662] / [.F662] * 2.15; [.I662]/[.F662])" office:value-type="float" office:value="0.553360655737705" calcext:value-type="float">
            <text:p>0,5533606557</text:p>
          </table:table-cell>
        </table:table-row>
        <table:table-row table:style-name="ro1">
          <table:table-cell office:value-type="string" calcext:value-type="string">
            <text:p>Alex 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2.85" calcext:value-type="float">
            <text:p>12,85</text:p>
          </table:table-cell>
          <table:table-cell office:value-type="float" office:value="-0.41" calcext:value-type="float">
            <text:p>-0,41</text:p>
          </table:table-cell>
          <table:table-cell office:value-type="float" office:value="1.2" calcext:value-type="float">
            <text:p>1,2</text:p>
          </table:table-cell>
          <table:table-cell office:value-type="float" office:value="7.12" calcext:value-type="float">
            <text:p>7,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63]= &quot;True&quot;; [.I663] / [.F663] * 2.15; [.I663]/[.F663])" office:value-type="float" office:value="0.55408560311284" calcext:value-type="float">
            <text:p>0,5540856031</text:p>
          </table:table-cell>
        </table:table-row>
        <table:table-row table:style-name="ro1">
          <table:table-cell office:value-type="string" calcext:value-type="string">
            <text:p>Josima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7.59" calcext:value-type="float">
            <text:p>7,59</text:p>
          </table:table-cell>
          <table:table-cell office:value-type="float" office:value="-0.2" calcext:value-type="float">
            <text:p>-0,2</text:p>
          </table:table-cell>
          <table:table-cell office:value-type="float" office:value="2.8" calcext:value-type="float">
            <text:p>2,8</text:p>
          </table:table-cell>
          <table:table-cell office:value-type="float" office:value="1.97" calcext:value-type="float">
            <text:p>1,9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664]= &quot;True&quot;; [.I664] / [.F664] * 2.15; [.I664]/[.F664])" office:value-type="float" office:value="0.558036890645586" calcext:value-type="float">
            <text:p>0,5580368906</text:p>
          </table:table-cell>
        </table:table-row>
        <table:table-row table:style-name="ro1">
          <table:table-cell office:value-type="string" calcext:value-type="string">
            <text:p>Renan Oliveir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0.01" calcext:value-type="float">
            <text:p>10,01</text:p>
          </table:table-cell>
          <table:table-cell office:value-type="float" office:value="-0.64" calcext:value-type="float">
            <text:p>-0,64</text:p>
          </table:table-cell>
          <table:table-cell office:value-type="float" office:value="1.1" calcext:value-type="float">
            <text:p>1,1</text:p>
          </table:table-cell>
          <table:table-cell office:value-type="float" office:value="2.62" calcext:value-type="float">
            <text:p>2,6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665]= &quot;True&quot;; [.I665] / [.F665] * 2.15; [.I665]/[.F665])" office:value-type="float" office:value="0.562737262737263" calcext:value-type="float">
            <text:p>0,5627372627</text:p>
          </table:table-cell>
        </table:table-row>
        <table:table-row table:style-name="ro1">
          <table:table-cell office:value-type="string" calcext:value-type="string">
            <text:p>Elicarl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3.23" calcext:value-type="float">
            <text:p>13,23</text:p>
          </table:table-cell>
          <table:table-cell office:value-type="float" office:value="-0.11" calcext:value-type="float">
            <text:p>-0,11</text:p>
          </table:table-cell>
          <table:table-cell office:value-type="float" office:value="1.9" calcext:value-type="float">
            <text:p>1,9</text:p>
          </table:table-cell>
          <table:table-cell office:value-type="float" office:value="3.47" calcext:value-type="float">
            <text:p>3,4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666]= &quot;True&quot;; [.I666] / [.F666] * 2.15; [.I666]/[.F666])" office:value-type="float" office:value="0.563907785336357" calcext:value-type="float">
            <text:p>0,5639077853</text:p>
          </table:table-cell>
        </table:table-row>
        <table:table-row table:style-name="ro1">
          <table:table-cell office:value-type="string" calcext:value-type="string">
            <text:p>Alan Patrick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67]= &quot;True&quot;; [.I667] / [.F667] * 2.15; [.I667]/[.F667])" office:value-type="float" office:value="0.564830508474576" calcext:value-type="float">
            <text:p>0,5648305085</text:p>
          </table:table-cell>
        </table:table-row>
        <table:table-row table:style-name="ro1">
          <table:table-cell office:value-type="string" calcext:value-type="string">
            <text:p>Rafael Lim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7" calcext:value-type="float">
            <text:p>9,7</text:p>
          </table:table-cell>
          <table:table-cell office:value-type="float" office:value="-0.19" calcext:value-type="float">
            <text:p>-0,19</text:p>
          </table:table-cell>
          <table:table-cell office:value-type="float" office:value="1.4" calcext:value-type="float">
            <text:p>1,4</text:p>
          </table:table-cell>
          <table:table-cell office:value-type="float" office:value="2.55" calcext:value-type="float">
            <text:p>2,5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668]= &quot;True&quot;; [.I668] / [.F668] * 2.15; [.I668]/[.F668])" office:value-type="float" office:value="0.56520618556701" calcext:value-type="float">
            <text:p>0,5652061856</text:p>
          </table:table-cell>
        </table:table-row>
        <table:table-row table:style-name="ro1">
          <table:table-cell office:value-type="string" calcext:value-type="string">
            <text:p>Kelvi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almeir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enso</text:p>
          </table:table-cell>
          <table:table-cell office:value-type="float" office:value="6.73" calcext:value-type="float">
            <text:p>6,73</text:p>
          </table:table-cell>
          <table:table-cell office:value-type="float" office:value="-0.87" calcext:value-type="float">
            <text:p>-0,87</text:p>
          </table:table-cell>
          <table:table-cell office:value-type="float" office:value="-2.9" calcext:value-type="float">
            <text:p>-2,9</text:p>
          </table:table-cell>
          <table:table-cell office:value-type="float" office:value="1.77" calcext:value-type="float">
            <text:p>1,7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69]= &quot;True&quot;; [.I669] / [.F669] * 2.15; [.I669]/[.F669])" office:value-type="float" office:value="0.565453194650817" calcext:value-type="float">
            <text:p>0,5654531947</text:p>
          </table:table-cell>
        </table:table-row>
        <table:table-row table:style-name="ro1">
          <table:table-cell office:value-type="string" calcext:value-type="string">
            <text:p>Lucas Otávio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4.85" calcext:value-type="float">
            <text:p>4,85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2.76" calcext:value-type="float">
            <text:p>2,7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670]= &quot;True&quot;; [.I670] / [.F670] * 2.15; [.I670]/[.F670])" office:value-type="float" office:value="0.569072164948454" calcext:value-type="float">
            <text:p>0,5690721649</text:p>
          </table:table-cell>
        </table:table-row>
        <table:table-row table:style-name="ro1">
          <table:table-cell office:value-type="string" calcext:value-type="string">
            <text:p>Thiago Mend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6.58" calcext:value-type="float">
            <text:p>6,58</text:p>
          </table:table-cell>
          <table:table-cell office:value-type="float" office:value="-0.57" calcext:value-type="float">
            <text:p>-0,57</text:p>
          </table:table-cell>
          <table:table-cell office:value-type="float" office:value="0.6" calcext:value-type="float">
            <text:p>0,6</text:p>
          </table:table-cell>
          <table:table-cell office:value-type="float" office:value="3.78" calcext:value-type="float">
            <text:p>3,7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671]= &quot;True&quot;; [.I671] / [.F671] * 2.15; [.I671]/[.F671])" office:value-type="float" office:value="0.574468085106383" calcext:value-type="float">
            <text:p>0,5744680851</text:p>
          </table:table-cell>
        </table:table-row>
        <table:table-row table:style-name="ro1">
          <table:table-cell office:value-type="string" calcext:value-type="string">
            <text:p>Marl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umin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0.33" calcext:value-type="float">
            <text:p>20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672]= &quot;True&quot;; [.I672] / [.F672] * 2.15; [.I672]/[.F672])" office:value-type="float" office:value="0.575504181013281" calcext:value-type="float">
            <text:p>0,575504181</text:p>
          </table:table-cell>
        </table:table-row>
        <table:table-row table:style-name="ro1">
          <table:table-cell office:value-type="string" calcext:value-type="string">
            <text:p>Walac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9.71" calcext:value-type="float">
            <text:p>9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673]= &quot;True&quot;; [.I673] / [.F673] * 2.15; [.I673]/[.F673])" office:value-type="float" office:value="0.575695159629248" calcext:value-type="float">
            <text:p>0,5756951596</text:p>
          </table:table-cell>
        </table:table-row>
        <table:table-row table:style-name="ro1">
          <table:table-cell office:value-type="string" calcext:value-type="string">
            <text:p>Giovanni Augus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5.89" calcext:value-type="float">
            <text:p>5,89</text:p>
          </table:table-cell>
          <table:table-cell office:value-type="float" office:value="0.63" calcext:value-type="float">
            <text:p>0,63</text:p>
          </table:table-cell>
          <table:table-cell office:value-type="float" office:value="4.1" calcext:value-type="float">
            <text:p>4,1</text:p>
          </table:table-cell>
          <table:table-cell office:value-type="float" office:value="1.58" calcext:value-type="float">
            <text:p>1,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74]= &quot;True&quot;; [.I674] / [.F674] * 2.15; [.I674]/[.F674])" office:value-type="float" office:value="0.576740237691002" calcext:value-type="float">
            <text:p>0,5767402377</text:p>
          </table:table-cell>
        </table:table-row>
        <table:table-row table:style-name="ro1">
          <table:table-cell office:value-type="string" calcext:value-type="string">
            <text:p>Paulo Rober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7.57" calcext:value-type="float">
            <text:p>7,57</text:p>
          </table:table-cell>
          <table:table-cell office:value-type="float" office:value="-0.36" calcext:value-type="float">
            <text:p>-0,36</text:p>
          </table:table-cell>
          <table:table-cell office:value-type="float" office:value="0" calcext:value-type="float">
            <text:p>0</text:p>
          </table:table-cell>
          <table:table-cell office:value-type="float" office:value="4.38" calcext:value-type="float">
            <text:p>4,3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75]= &quot;True&quot;; [.I675] / [.F675] * 2.15; [.I675]/[.F675])" office:value-type="float" office:value="0.578599735799207" calcext:value-type="float">
            <text:p>0,5785997358</text:p>
          </table:table-cell>
        </table:table-row>
        <table:table-row table:style-name="ro1">
          <table:table-cell office:value-type="string" calcext:value-type="string">
            <text:p>Egídi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almeir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0.79" calcext:value-type="float">
            <text:p>10,79</text:p>
          </table:table-cell>
          <table:table-cell office:value-type="float" office:value="-0.23" calcext:value-type="float">
            <text:p>-0,23</text:p>
          </table:table-cell>
          <table:table-cell office:value-type="float" office:value="0.7" calcext:value-type="float">
            <text:p>0,7</text:p>
          </table:table-cell>
          <table:table-cell office:value-type="float" office:value="2.92" calcext:value-type="float">
            <text:p>2,9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76]= &quot;True&quot;; [.I676] / [.F676] * 2.15; [.I676]/[.F676])" office:value-type="float" office:value="0.581835032437442" calcext:value-type="float">
            <text:p>0,5818350324</text:p>
          </table:table-cell>
        </table:table-row>
        <table:table-row table:style-name="ro1">
          <table:table-cell office:value-type="string" calcext:value-type="string">
            <text:p>Camil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14.3" calcext:value-type="float">
            <text:p>1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" calcext:value-type="float">
            <text:p>3,8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677]= &quot;True&quot;; [.I677] / [.F677] * 2.15; [.I677]/[.F677])" office:value-type="float" office:value="0.581853146853147" calcext:value-type="float">
            <text:p>0,5818531469</text:p>
          </table:table-cell>
        </table:table-row>
        <table:table-row table:style-name="ro1">
          <table:table-cell office:value-type="string" calcext:value-type="string">
            <text:p>Doriva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vas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43" calcext:value-type="float">
            <text:p>9,43</text:p>
          </table:table-cell>
          <table:table-cell office:value-type="float" office:value="-0.14" calcext:value-type="float">
            <text:p>-0,14</text:p>
          </table:table-cell>
          <table:table-cell office:value-type="float" office:value="1.32" calcext:value-type="float">
            <text:p>1,32</text:p>
          </table:table-cell>
          <table:table-cell office:value-type="float" office:value="2.56" calcext:value-type="float">
            <text:p>2,5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678]= &quot;True&quot;; [.I678] / [.F678] * 2.15; [.I678]/[.F678])" office:value-type="float" office:value="0.583669141039236" calcext:value-type="float">
            <text:p>0,58366914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almeir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3.69" calcext:value-type="float">
            <text:p>13,69</text:p>
          </table:table-cell>
          <table:table-cell office:value-type="float" office:value="1.45" calcext:value-type="float">
            <text:p>1,45</text:p>
          </table:table-cell>
          <table:table-cell office:value-type="float" office:value="8.1" calcext:value-type="float">
            <text:p>8,1</text:p>
          </table:table-cell>
          <table:table-cell office:value-type="float" office:value="3.72" calcext:value-type="float">
            <text:p>3,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79]= &quot;True&quot;; [.I679] / [.F679] * 2.15; [.I679]/[.F679])" office:value-type="float" office:value="0.584222059897735" calcext:value-type="float">
            <text:p>0,5842220599</text:p>
          </table:table-cell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9.9" calcext:value-type="float">
            <text:p>9,9</text:p>
          </table:table-cell>
          <table:table-cell office:value-type="float" office:value="0.44" calcext:value-type="float">
            <text:p>0,44</text:p>
          </table:table-cell>
          <table:table-cell office:value-type="float" office:value="2.8" calcext:value-type="float">
            <text:p>2,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80]= &quot;True&quot;; [.I680] / [.F680] * 2.15; [.I680]/[.F680])" office:value-type="float" office:value="0.586363636363636" calcext:value-type="float">
            <text:p>0,5863636364</text:p>
          </table:table-cell>
        </table:table-row>
        <table:table-row table:style-name="ro1">
          <table:table-cell office:value-type="string" calcext:value-type="string">
            <text:p>André Lim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0.12" calcext:value-type="float">
            <text:p>1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681]= &quot;True&quot;; [.I681] / [.F681] * 2.15; [.I681]/[.F681])" office:value-type="float" office:value="0.594861660079051" calcext:value-type="float">
            <text:p>0,5948616601</text:p>
          </table:table-cell>
        </table:table-row>
        <table:table-row table:style-name="ro1">
          <table:table-cell office:value-type="string" calcext:value-type="string">
            <text:p>Carlos Alber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figueir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undido</text:p>
          </table:table-cell>
          <table:table-cell office:value-type="float" office:value="9.92" calcext:value-type="float">
            <text:p>9,92</text:p>
          </table:table-cell>
          <table:table-cell office:value-type="float" office:value="1.56" calcext:value-type="float">
            <text:p>1,56</text:p>
          </table:table-cell>
          <table:table-cell office:value-type="float" office:value="7.2" calcext:value-type="float">
            <text:p>7,2</text:p>
          </table:table-cell>
          <table:table-cell office:value-type="float" office:value="5.93" calcext:value-type="float">
            <text:p>5,9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82]= &quot;True&quot;; [.I682] / [.F682] * 2.15; [.I682]/[.F682])" office:value-type="float" office:value="0.597782258064516" calcext:value-type="float">
            <text:p>0,5977822581</text:p>
          </table:table-cell>
        </table:table-row>
        <table:table-row table:style-name="ro1">
          <table:table-cell office:value-type="string" calcext:value-type="string">
            <text:p>Petro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1.79" calcext:value-type="float">
            <text:p>11,79</text:p>
          </table:table-cell>
          <table:table-cell office:value-type="float" office:value="0.56" calcext:value-type="float">
            <text:p>0,56</text:p>
          </table:table-cell>
          <table:table-cell office:value-type="float" office:value="3.4" calcext:value-type="float">
            <text:p>3,4</text:p>
          </table:table-cell>
          <table:table-cell office:value-type="float" office:value="3.28" calcext:value-type="float">
            <text:p>3,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83]= &quot;True&quot;; [.I683] / [.F683] * 2.15; [.I683]/[.F683])" office:value-type="float" office:value="0.59813401187447" calcext:value-type="float">
            <text:p>0,5981340119</text:p>
          </table:table-cell>
        </table:table-row>
        <table:table-row table:style-name="ro1">
          <table:table-cell office:value-type="string" calcext:value-type="string">
            <text:p>Douglas Santo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5.36" calcext:value-type="float">
            <text:p>5,36</text:p>
          </table:table-cell>
          <table:table-cell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84]= &quot;True&quot;; [.I684] / [.F684] * 2.15; [.I684]/[.F684])" office:value-type="float" office:value="0.601679104477612" calcext:value-type="float">
            <text:p>0,6016791045</text:p>
          </table:table-cell>
        </table:table-row>
        <table:table-row table:style-name="ro1">
          <table:table-cell office:value-type="string" calcext:value-type="string">
            <text:p>Bruno Silv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9.66" calcext:value-type="float">
            <text:p>9,66</text:p>
          </table:table-cell>
          <table:table-cell office:value-type="float" office:value="-1.56" calcext:value-type="float">
            <text:p>-1,56</text:p>
          </table:table-cell>
          <table:table-cell office:value-type="float" office:value="0.3" calcext:value-type="float">
            <text:p>0,3</text:p>
          </table:table-cell>
          <table:table-cell office:value-type="float" office:value="2.72" calcext:value-type="float">
            <text:p>2,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685]= &quot;True&quot;; [.I685] / [.F685] * 2.15; [.I685]/[.F685])" office:value-type="float" office:value="0.605383022774327" calcext:value-type="float">
            <text:p>0,6053830228</text:p>
          </table:table-cell>
        </table:table-row>
        <table:table-row table:style-name="ro1">
          <table:table-cell office:value-type="string" calcext:value-type="string">
            <text:p>Carlinho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ão pau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10.8" calcext:value-type="float">
            <text:p>10,8</text:p>
          </table:table-cell>
          <table:table-cell office:value-type="float" office:value="1.24" calcext:value-type="float">
            <text:p>1,24</text:p>
          </table:table-cell>
          <table:table-cell office:value-type="float" office:value="7.9" calcext:value-type="float">
            <text:p>7,9</text:p>
          </table:table-cell>
          <table:table-cell office:value-type="float" office:value="6.55" calcext:value-type="float">
            <text:p>6,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False</text:p>
          </table:table-cell>
          <table:table-cell table:formula="of:=IF([.AC686]= &quot;True&quot;; [.I686] / [.F686] * 2.15; [.I686]/[.F686])" office:value-type="float" office:value="0.606481481481481" calcext:value-type="float">
            <text:p>0,6064814815</text:p>
          </table:table-cell>
        </table:table-row>
        <table:table-row table:style-name="ro1">
          <table:table-cell office:value-type="string" calcext:value-type="string">
            <text:p>Everto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rêm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687]= &quot;True&quot;; [.I687] / [.F687] * 2.15; [.I687]/[.F687])" office:value-type="float" office:value="0.609834368530021" calcext:value-type="float">
            <text:p>0,6098343685</text:p>
          </table:table-cell>
        </table:table-row>
        <table:table-row table:style-name="ro1">
          <table:table-cell office:value-type="string" calcext:value-type="string">
            <text:p>Cássi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1.22" calcext:value-type="float">
            <text:p>21,22</text:p>
          </table:table-cell>
          <table:table-cell office:value-type="float" office:value="0.76" calcext:value-type="float">
            <text:p>0,76</text:p>
          </table:table-cell>
          <table:table-cell office:value-type="float" office:value="2.7" calcext:value-type="float">
            <text:p>2,7</text:p>
          </table:table-cell>
          <table:table-cell office:value-type="float" office:value="6.03" calcext:value-type="float">
            <text:p>6,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688]= &quot;True&quot;; [.I688] / [.F688] * 2.15; [.I688]/[.F688])" office:value-type="float" office:value="0.610956644674835" calcext:value-type="float">
            <text:p>0,6109566447</text:p>
          </table:table-cell>
        </table:table-row>
        <table:table-row table:style-name="ro1">
          <table:table-cell office:value-type="string" calcext:value-type="string">
            <text:p>Ruy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4.96" calcext:value-type="float">
            <text:p>4,96</text:p>
          </table:table-cell>
          <table:table-cell office:value-type="float" office:value="0.27" calcext:value-type="float">
            <text:p>0,27</text:p>
          </table:table-cell>
          <table:table-cell office:value-type="float" office:value="1.1" calcext:value-type="float">
            <text:p>1,1</text:p>
          </table:table-cell>
          <table:table-cell office:value-type="float" office:value="1.42" calcext:value-type="float">
            <text:p>1,4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689]= &quot;True&quot;; [.I689] / [.F689] * 2.15; [.I689]/[.F689])" office:value-type="float" office:value="0.615524193548387" calcext:value-type="float">
            <text:p>0,6155241935</text:p>
          </table:table-cell>
        </table:table-row>
        <table:table-row table:style-name="ro1">
          <table:table-cell office:value-type="string" calcext:value-type="string">
            <text:p>Denn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14" calcext:value-type="float">
            <text:p>3,14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690]= &quot;True&quot;; [.I690] / [.F690] * 2.15; [.I690]/[.F690])" office:value-type="float" office:value="0.61624203821656" calcext:value-type="float">
            <text:p>0,6162420382</text:p>
          </table:table-cell>
        </table:table-row>
        <table:table-row table:style-name="ro1">
          <table:table-cell office:value-type="string" calcext:value-type="string">
            <text:p>Rild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7.24" calcext:value-type="float">
            <text:p>17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5" calcext:value-type="float">
            <text:p>4,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691]= &quot;True&quot;; [.I691] / [.F691] * 2.15; [.I691]/[.F691])" office:value-type="float" office:value="0.617314385150812" calcext:value-type="float">
            <text:p>0,6173143852</text:p>
          </table:table-cell>
        </table:table-row>
        <table:table-row table:style-name="ro1">
          <table:table-cell office:value-type="string" calcext:value-type="string">
            <text:p>Élb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19.12" calcext:value-type="float">
            <text:p>19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" calcext:value-type="float">
            <text:p>5,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692]= &quot;True&quot;; [.I692] / [.F692] * 2.15; [.I692]/[.F692])" office:value-type="float" office:value="0.626333682008368" calcext:value-type="float">
            <text:p>0,626333682</text:p>
          </table:table-cell>
        </table:table-row>
        <table:table-row table:style-name="ro1">
          <table:table-cell office:value-type="string" calcext:value-type="string">
            <text:p>Zé Robert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almeir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7.72" calcext:value-type="float">
            <text:p>27,72</text:p>
          </table:table-cell>
          <table:table-cell office:value-type="float" office:value="-1.44" calcext:value-type="float">
            <text:p>-1,44</text:p>
          </table:table-cell>
          <table:table-cell office:value-type="float" office:value="1.8" calcext:value-type="float">
            <text:p>1,8</text:p>
          </table:table-cell>
          <table:table-cell office:value-type="float" office:value="8.13" calcext:value-type="float">
            <text:p>8,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693]= &quot;True&quot;; [.I693] / [.F693] * 2.15; [.I693]/[.F693])" office:value-type="float" office:value="0.630573593073593" calcext:value-type="float">
            <text:p>0,6305735931</text:p>
          </table:table-cell>
        </table:table-row>
        <table:table-row table:style-name="ro1">
          <table:table-cell office:value-type="string" calcext:value-type="string">
            <text:p>Jemer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6.68" calcext:value-type="float">
            <text:p>16,68</text:p>
          </table:table-cell>
          <table:table-cell office:value-type="float" office:value="-2.87" calcext:value-type="float">
            <text:p>-2,87</text:p>
          </table:table-cell>
          <table:table-cell office:value-type="float" office:value="-7.3" calcext:value-type="float">
            <text:p>-7,3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94]= &quot;True&quot;; [.I694] / [.F694] * 2.15; [.I694]/[.F694])" office:value-type="float" office:value="0.631594724220623" calcext:value-type="float">
            <text:p>0,6315947242</text:p>
          </table:table-cell>
        </table:table-row>
        <table:table-row table:style-name="ro1">
          <table:table-cell office:value-type="string" calcext:value-type="string">
            <text:p>Levir Culpi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atlético-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4.5" calcext:value-type="float">
            <text:p>14,5</text:p>
          </table:table-cell>
          <table:table-cell office:value-type="float" office:value="-0.41" calcext:value-type="float">
            <text:p>-0,41</text:p>
          </table:table-cell>
          <table:table-cell office:value-type="float" office:value="1.8" calcext:value-type="float">
            <text:p>1,8</text:p>
          </table:table-cell>
          <table:table-cell office:value-type="float" office:value="4.26" calcext:value-type="float">
            <text:p>4,2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95]= &quot;True&quot;; [.I695] / [.F695] * 2.15; [.I695]/[.F695])" office:value-type="float" office:value="0.631655172413793" calcext:value-type="float">
            <text:p>0,6316551724</text:p>
          </table:table-cell>
        </table:table-row>
        <table:table-row table:style-name="ro1">
          <table:table-cell office:value-type="string" calcext:value-type="string">
            <text:p>Luan Polli 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.58" calcext:value-type="float">
            <text:p>1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696]= &quot;True&quot;; [.I696] / [.F696] * 2.15; [.I696]/[.F696])" office:value-type="float" office:value="0.632911392405063" calcext:value-type="float">
            <text:p>0,6329113924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oiá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0.33" calcext:value-type="float">
            <text:p>10,33</text:p>
          </table:table-cell>
          <table:table-cell office:value-type="float" office:value="0.07" calcext:value-type="float">
            <text:p>0,07</text:p>
          </table:table-cell>
          <table:table-cell office:value-type="float" office:value="2.8" calcext:value-type="float">
            <text:p>2,8</text:p>
          </table:table-cell>
          <table:table-cell office:value-type="float" office:value="6.54" calcext:value-type="float">
            <text:p>6,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697]= &quot;True&quot;; [.I697] / [.F697] * 2.15; [.I697]/[.F697])" office:value-type="float" office:value="0.633107454017425" calcext:value-type="float">
            <text:p>0,633107454</text:p>
          </table:table-cell>
        </table:table-row>
        <table:table-row table:style-name="ro1">
          <table:table-cell office:value-type="string" calcext:value-type="string">
            <text:p>Luan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28.21" calcext:value-type="float">
            <text:p>28,21</text:p>
          </table:table-cell>
          <table:table-cell office:value-type="float" office:value="1.18" calcext:value-type="float">
            <text:p>1,18</text:p>
          </table:table-cell>
          <table:table-cell office:value-type="float" office:value="6.8" calcext:value-type="float">
            <text:p>6,8</text:p>
          </table:table-cell>
          <table:table-cell office:value-type="float" office:value="8.38" calcext:value-type="float">
            <text:p>8,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698]= &quot;True&quot;; [.I698] / [.F698] * 2.15; [.I698]/[.F698])" office:value-type="float" office:value="0.63867422899681" calcext:value-type="float">
            <text:p>0,638674229</text:p>
          </table:table-cell>
        </table:table-row>
        <table:table-row table:style-name="ro1">
          <table:table-cell office:value-type="string" calcext:value-type="string">
            <text:p>Norberto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ti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enso</text:p>
          </table:table-cell>
          <table:table-cell office:value-type="float" office:value="6.69" calcext:value-type="float">
            <text:p>6,69</text:p>
          </table:table-cell>
          <table:table-cell office:value-type="float" office:value="-1.42" calcext:value-type="float">
            <text:p>-1,42</text:p>
          </table:table-cell>
          <table:table-cell office:value-type="float" office:value="-3.8" calcext:value-type="float">
            <text:p>-3,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699]= &quot;True&quot;; [.I699] / [.F699] * 2.15; [.I699]/[.F699])" office:value-type="float" office:value="0.642750373692078" calcext:value-type="float">
            <text:p>0,6427503737</text:p>
          </table:table-cell>
        </table:table-row>
        <table:table-row table:style-name="ro1">
          <table:table-cell office:value-type="string" calcext:value-type="string">
            <text:p>Dátol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18.11" calcext:value-type="float">
            <text:p>18,11</text:p>
          </table:table-cell>
          <table:table-cell office:value-type="float" office:value="-1.9" calcext:value-type="float">
            <text:p>-1,9</text:p>
          </table:table-cell>
          <table:table-cell office:value-type="float" office:value="-0.1" calcext:value-type="float">
            <text:p>-0,1</text:p>
          </table:table-cell>
          <table:table-cell office:value-type="float" office:value="5.43" calcext:value-type="float">
            <text:p>5,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00]= &quot;True&quot;; [.I700] / [.F700] * 2.15; [.I700]/[.F700])" office:value-type="float" office:value="0.644643843180563" calcext:value-type="float">
            <text:p>0,6446438432</text:p>
          </table:table-cell>
        </table:table-row>
        <table:table-row table:style-name="ro1">
          <table:table-cell office:value-type="string" calcext:value-type="string">
            <text:p>Luís Cácere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ti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7.27" calcext:value-type="float">
            <text:p>7,27</text:p>
          </table:table-cell>
          <table:table-cell office:value-type="float" office:value="0.33" calcext:value-type="float">
            <text:p>0,33</text:p>
          </table:table-cell>
          <table:table-cell office:value-type="float" office:value="2.7" calcext:value-type="float">
            <text:p>2,7</text:p>
          </table:table-cell>
          <table:table-cell office:value-type="float" office:value="2.2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701]= &quot;True&quot;; [.I701] / [.F701] * 2.15; [.I701]/[.F701])" office:value-type="float" office:value="0.650618982118295" calcext:value-type="float">
            <text:p>0,6506189821</text:p>
          </table:table-cell>
        </table:table-row>
        <table:table-row table:style-name="ro1">
          <table:table-cell office:value-type="string" calcext:value-type="string">
            <text:p>Oswaldo De Oliveira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palmeir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1.38" calcext:value-type="float">
            <text:p>11,38</text:p>
          </table:table-cell>
          <table:table-cell office:value-type="float" office:value="-0.34" calcext:value-type="float">
            <text:p>-0,34</text:p>
          </table:table-cell>
          <table:table-cell office:value-type="float" office:value="1.18" calcext:value-type="float">
            <text:p>1,18</text:p>
          </table:table-cell>
          <table:table-cell office:value-type="float" office:value="3.45" calcext:value-type="float">
            <text:p>3,4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702]= &quot;True&quot;; [.I702] / [.F702] * 2.15; [.I702]/[.F702])" office:value-type="float" office:value="0.651801405975395" calcext:value-type="float">
            <text:p>0,651801406</text:p>
          </table:table-cell>
        </table:table-row>
        <table:table-row table:style-name="ro1">
          <table:table-cell office:value-type="string" calcext:value-type="string">
            <text:p>Fernando Pras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almeir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1.86" calcext:value-type="float">
            <text:p>11,86</text:p>
          </table:table-cell>
          <table:table-cell office:value-type="float" office:value="-1.11" calcext:value-type="float">
            <text:p>-1,11</text:p>
          </table:table-cell>
          <table:table-cell office:value-type="float" office:value="-1.3" calcext:value-type="float">
            <text:p>-1,3</text:p>
          </table:table-cell>
          <table:table-cell office:value-type="float" office:value="3.63" calcext:value-type="float">
            <text:p>3,6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703]= &quot;True&quot;; [.I703] / [.F703] * 2.15; [.I703]/[.F703])" office:value-type="float" office:value="0.658052276559865" calcext:value-type="float">
            <text:p>0,6580522766</text:p>
          </table:table-cell>
        </table:table-row>
        <table:table-row table:style-name="ro1">
          <table:table-cell office:value-type="string" calcext:value-type="string">
            <text:p>Rithely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4.2" calcext:value-type="float">
            <text:p>14,2</text:p>
          </table:table-cell>
          <table:table-cell office:value-type="float" office:value="0.53" calcext:value-type="float">
            <text:p>0,53</text:p>
          </table:table-cell>
          <table:table-cell office:value-type="float" office:value="4.6" calcext:value-type="float">
            <text:p>4,6</text:p>
          </table:table-cell>
          <table:table-cell office:value-type="float" office:value="4.35" calcext:value-type="float">
            <text:p>4,3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04]= &quot;True&quot;; [.I704] / [.F704] * 2.15; [.I704]/[.F704])" office:value-type="float" office:value="0.65862676056338" calcext:value-type="float">
            <text:p>0,6586267606</text:p>
          </table:table-cell>
        </table:table-row>
        <table:table-row table:style-name="ro1">
          <table:table-cell office:value-type="string" calcext:value-type="string">
            <text:p>Matheus Ferraz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4.02" calcext:value-type="float">
            <text:p>14,02</text:p>
          </table:table-cell>
          <table:table-cell office:value-type="float" office:value="-0.77" calcext:value-type="float">
            <text:p>-0,77</text:p>
          </table:table-cell>
          <table:table-cell office:value-type="float" office:value="2.5" calcext:value-type="float">
            <text:p>2,5</text:p>
          </table:table-cell>
          <table:table-cell office:value-type="float" office:value="4.37" calcext:value-type="float">
            <text:p>4,3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05]= &quot;True&quot;; [.I705] / [.F705] * 2.15; [.I705]/[.F705])" office:value-type="float" office:value="0.670149786019971" calcext:value-type="float">
            <text:p>0,670149786</text:p>
          </table:table-cell>
        </table:table-row>
        <table:table-row table:style-name="ro1">
          <table:table-cell office:value-type="string" calcext:value-type="string">
            <text:p>Renan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09" calcext:value-type="float">
            <text:p>6,09</text:p>
          </table:table-cell>
          <table:table-cell office:value-type="float" office:value="0.41" calcext:value-type="float">
            <text:p>0,41</text:p>
          </table:table-cell>
          <table:table-cell office:value-type="float" office:value="1.6" calcext:value-type="float">
            <text:p>1,6</text:p>
          </table:table-cell>
          <table:table-cell office:value-type="float" office:value="1.9" calcext:value-type="float">
            <text:p>1,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06]= &quot;True&quot;; [.I706] / [.F706] * 2.15; [.I706]/[.F706])" office:value-type="float" office:value="0.670771756978654" calcext:value-type="float">
            <text:p>0,670771757</text:p>
          </table:table-cell>
        </table:table-row>
        <table:table-row table:style-name="ro1">
          <table:table-cell office:value-type="string" calcext:value-type="string">
            <text:p>Diego Oliveir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1.73" calcext:value-type="float">
            <text:p>11,73</text:p>
          </table:table-cell>
          <table:table-cell office:value-type="float" office:value="-2.13" calcext:value-type="float">
            <text:p>-2,13</text:p>
          </table:table-cell>
          <table:table-cell office:value-type="float" office:value="-1.4" calcext:value-type="float">
            <text:p>-1,4</text:p>
          </table:table-cell>
          <table:table-cell office:value-type="float" office:value="3.68" calcext:value-type="float">
            <text:p>3,6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07]= &quot;True&quot;; [.I707] / [.F707] * 2.15; [.I707]/[.F707])" office:value-type="float" office:value="0.674509803921569" calcext:value-type="float">
            <text:p>0,6745098039</text:p>
          </table:table-cell>
        </table:table-row>
        <table:table-row table:style-name="ro1">
          <table:table-cell office:value-type="string" calcext:value-type="string">
            <text:p>Thiago Ribei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1.91" calcext:value-type="float">
            <text:p>11,91</text:p>
          </table:table-cell>
          <table:table-cell office:value-type="float" office:value="0.14" calcext:value-type="float">
            <text:p>0,14</text:p>
          </table:table-cell>
          <table:table-cell office:value-type="float" office:value="1.7" calcext:value-type="float">
            <text:p>1,7</text:p>
          </table:table-cell>
          <table:table-cell office:value-type="float" office:value="3.74" calcext:value-type="float">
            <text:p>3,7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08]= &quot;True&quot;; [.I708] / [.F708] * 2.15; [.I708]/[.F708])" office:value-type="float" office:value="0.675146935348447" calcext:value-type="float">
            <text:p>0,6751469353</text:p>
          </table:table-cell>
        </table:table-row>
        <table:table-row table:style-name="ro1">
          <table:table-cell office:value-type="string" calcext:value-type="string">
            <text:p>Gils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nte pre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2.78" calcext:value-type="float">
            <text:p>12,78</text:p>
          </table:table-cell>
          <table:table-cell office:value-type="float" office:value="-1.49" calcext:value-type="float">
            <text:p>-1,49</text:p>
          </table:table-cell>
          <table:table-cell office:value-type="float" office:value="-1.6" calcext:value-type="float">
            <text:p>-1,6</text:p>
          </table:table-cell>
          <table:table-cell office:value-type="float" office:value="4.02" calcext:value-type="float">
            <text:p>4,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09]= &quot;True&quot;; [.I709] / [.F709] * 2.15; [.I709]/[.F709])" office:value-type="float" office:value="0.676291079812206" calcext:value-type="float">
            <text:p>0,6762910798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48" calcext:value-type="float">
            <text:p>12,48</text:p>
          </table:table-cell>
          <table:table-cell office:value-type="float" office:value="-2.56" calcext:value-type="float">
            <text:p>-2,56</text:p>
          </table:table-cell>
          <table:table-cell office:value-type="float" office:value="-1.5" calcext:value-type="float">
            <text:p>-1,5</text:p>
          </table:table-cell>
          <table:table-cell office:value-type="float" office:value="3.93" calcext:value-type="float">
            <text:p>3,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710]= &quot;True&quot;; [.I710] / [.F710] * 2.15; [.I710]/[.F710])" office:value-type="float" office:value="0.677043269230769" calcext:value-type="float">
            <text:p>0,6770432692</text:p>
          </table:table-cell>
        </table:table-row>
        <table:table-row table:style-name="ro1">
          <table:table-cell office:value-type="string" calcext:value-type="string">
            <text:p>Durval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3.57" calcext:value-type="float">
            <text:p>13,57</text:p>
          </table:table-cell>
          <table:table-cell office:value-type="float" office:value="-0.58" calcext:value-type="float">
            <text:p>-0,58</text:p>
          </table:table-cell>
          <table:table-cell office:value-type="float" office:value="3.7" calcext:value-type="float">
            <text:p>3,7</text:p>
          </table:table-cell>
          <table:table-cell office:value-type="float" office:value="4.28" calcext:value-type="float">
            <text:p>4,2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11]= &quot;True&quot;; [.I711] / [.F711] * 2.15; [.I711]/[.F711])" office:value-type="float" office:value="0.678113485630066" calcext:value-type="float">
            <text:p>0,6781134856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cruz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44" calcext:value-type="float">
            <text:p>5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712]= &quot;True&quot;; [.I712] / [.F712] * 2.15; [.I712]/[.F712])" office:value-type="float" office:value="0.680147058823529" calcext:value-type="float">
            <text:p>0,6801470588</text:p>
          </table:table-cell>
        </table:table-row>
        <table:table-row table:style-name="ro1">
          <table:table-cell office:value-type="string" calcext:value-type="string">
            <text:p>Fagne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11.21" calcext:value-type="float">
            <text:p>11,21</text:p>
          </table:table-cell>
          <table:table-cell office:value-type="float" office:value="0.33" calcext:value-type="float">
            <text:p>0,33</text:p>
          </table:table-cell>
          <table:table-cell office:value-type="float" office:value="4.1" calcext:value-type="float">
            <text:p>4,1</text:p>
          </table:table-cell>
          <table:table-cell office:value-type="float" office:value="3.57" calcext:value-type="float">
            <text:p>3,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13]= &quot;True&quot;; [.I713] / [.F713] * 2.15; [.I713]/[.F713])" office:value-type="float" office:value="0.684701159678858" calcext:value-type="float">
            <text:p>0,6847011597</text:p>
          </table:table-cell>
        </table:table-row>
        <table:table-row table:style-name="ro1">
          <table:table-cell office:value-type="string" calcext:value-type="string">
            <text:p>Roger Machado 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grêm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10.03" calcext:value-type="float">
            <text:p>10,03</text:p>
          </table:table-cell>
          <table:table-cell office:value-type="float" office:value="-0.52" calcext:value-type="float">
            <text:p>-0,52</text:p>
          </table:table-cell>
          <table:table-cell office:value-type="float" office:value="1.87" calcext:value-type="float">
            <text:p>1,87</text:p>
          </table:table-cell>
          <table:table-cell office:value-type="float" office:value="3.2" calcext:value-type="float">
            <text:p>3,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714]= &quot;True&quot;; [.I714] / [.F714] * 2.15; [.I714]/[.F714])" office:value-type="float" office:value="0.685942173479561" calcext:value-type="float">
            <text:p>0,6859421735</text:p>
          </table:table-cell>
        </table:table-row>
        <table:table-row table:style-name="ro1">
          <table:table-cell office:value-type="string" calcext:value-type="string">
            <text:p>Allan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ruz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3.12" calcext:value-type="float">
            <text:p>3,12</text:p>
          </table:table-cell>
          <table:table-cell office:value-type="float" office:value="1.32" calcext:value-type="float">
            <text:p>1,32</text:p>
          </table:table-cell>
          <table:table-cell office:value-type="float" office:value="3.9" calcext:value-type="float">
            <text:p>3,9</text:p>
          </table:table-cell>
          <table:table-cell office:value-type="float" office:value="2.15" calcext:value-type="float">
            <text:p>2,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715]= &quot;True&quot;; [.I715] / [.F715] * 2.15; [.I715]/[.F715])" office:value-type="float" office:value="0.689102564102564" calcext:value-type="float">
            <text:p>0,6891025641</text:p>
          </table:table-cell>
        </table:table-row>
        <table:table-row table:style-name="ro1">
          <table:table-cell office:value-type="string" calcext:value-type="string">
            <text:p>Rafael Cost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join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9.14" calcext:value-type="float">
            <text:p>9,14</text:p>
          </table:table-cell>
          <table:table-cell office:value-type="float" office:value="0.72" calcext:value-type="float">
            <text:p>0,72</text:p>
          </table:table-cell>
          <table:table-cell office:value-type="float" office:value="4.9" calcext:value-type="float">
            <text:p>4,9</text:p>
          </table:table-cell>
          <table:table-cell office:value-type="float" office:value="6.3" calcext:value-type="float">
            <text:p>6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716]= &quot;True&quot;; [.I716] / [.F716] * 2.15; [.I716]/[.F716])" office:value-type="float" office:value="0.689277899343545" calcext:value-type="float">
            <text:p>0,6892778993</text:p>
          </table:table-cell>
        </table:table-row>
        <table:table-row table:style-name="ro1">
          <table:table-cell office:value-type="string" calcext:value-type="string">
            <text:p>Samir 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ame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9.31" calcext:value-type="float">
            <text:p>9,31</text:p>
          </table:table-cell>
          <table:table-cell office:value-type="float" office:value="1.71" calcext:value-type="float">
            <text:p>1,71</text:p>
          </table:table-cell>
          <table:table-cell office:value-type="float" office:value="8.9" calcext:value-type="float">
            <text:p>8,9</text:p>
          </table:table-cell>
          <table:table-cell office:value-type="float" office:value="6.45" calcext:value-type="float">
            <text:p>6,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717]= &quot;True&quot;; [.I717] / [.F717] * 2.15; [.I717]/[.F717])" office:value-type="float" office:value="0.692803437164339" calcext:value-type="float">
            <text:p>0,6928034372</text:p>
          </table:table-cell>
        </table:table-row>
        <table:table-row table:style-name="ro1">
          <table:table-cell office:value-type="string" calcext:value-type="string">
            <text:p>Anania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79" calcext:value-type="float">
            <text:p>12,79</text:p>
          </table:table-cell>
          <table:table-cell office:value-type="float" office:value="-1.83" calcext:value-type="float">
            <text:p>-1,83</text:p>
          </table:table-cell>
          <table:table-cell office:value-type="float" office:value="-0.4" calcext:value-type="float">
            <text:p>-0,4</text:p>
          </table:table-cell>
          <table:table-cell office:value-type="float" office:value="4.13" calcext:value-type="float">
            <text:p>4,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718]= &quot;True&quot;; [.I718] / [.F718] * 2.15; [.I718]/[.F718])" office:value-type="float" office:value="0.694253322908522" calcext:value-type="float">
            <text:p>0,6942533229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oiá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37" calcext:value-type="float">
            <text:p>3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False</text:p>
          </table:table-cell>
          <table:table-cell table:formula="of:=IF([.AC719]= &quot;True&quot;; [.I719] / [.F719] * 2.15; [.I719]/[.F719])" office:value-type="float" office:value="0.697329376854599" calcext:value-type="float">
            <text:p>0,6973293769</text:p>
          </table:table-cell>
        </table:table-row>
        <table:table-row table:style-name="ro1">
          <table:table-cell office:value-type="string" calcext:value-type="string">
            <text:p>Daniel Guedes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an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4.01" calcext:value-type="float">
            <text:p>4,01</text:p>
          </table:table-cell>
          <table:table-cell office:value-type="float" office:value="0.41" calcext:value-type="float">
            <text:p>0,41</text:p>
          </table:table-cell>
          <table:table-cell office:value-type="float" office:value="3.4" calcext:value-type="float">
            <text:p>3,4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720]= &quot;True&quot;; [.I720] / [.F720] * 2.15; [.I720]/[.F720])" office:value-type="float" office:value="0.698254364089776" calcext:value-type="float">
            <text:p>0,6982543641</text:p>
          </table:table-cell>
        </table:table-row>
        <table:table-row table:style-name="ro1">
          <table:table-cell office:value-type="string" calcext:value-type="string">
            <text:p>Edíls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4.28" calcext:value-type="float">
            <text:p>14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21]= &quot;True&quot;; [.I721] / [.F721] * 2.15; [.I721]/[.F721])" office:value-type="float" office:value="0.703116246498599" calcext:value-type="float">
            <text:p>0,7031162465</text:p>
          </table:table-cell>
        </table:table-row>
        <table:table-row table:style-name="ro1">
          <table:table-cell office:value-type="string" calcext:value-type="string">
            <text:p>Edcarlo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27" calcext:value-type="float">
            <text:p>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22]= &quot;True&quot;; [.I722] / [.F722] * 2.15; [.I722]/[.F722])" office:value-type="float" office:value="0.704918032786885" calcext:value-type="float">
            <text:p>0,7049180328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3.49" calcext:value-type="float">
            <text:p>3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723]= &quot;True&quot;; [.I723] / [.F723] * 2.15; [.I723]/[.F723])" office:value-type="float" office:value="0.716332378223496" calcext:value-type="float">
            <text:p>0,7163323782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0.88" calcext:value-type="float">
            <text:p>10,88</text:p>
          </table:table-cell>
          <table:table-cell office:value-type="float" office:value="-0.7" calcext:value-type="float">
            <text:p>-0,7</text:p>
          </table:table-cell>
          <table:table-cell office:value-type="float" office:value="-0.3" calcext:value-type="float">
            <text:p>-0,3</text:p>
          </table:table-cell>
          <table:table-cell office:value-type="float" office:value="3.63" calcext:value-type="float">
            <text:p>3,6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724]= &quot;True&quot;; [.I724] / [.F724] * 2.15; [.I724]/[.F724])" office:value-type="float" office:value="0.717325367647059" calcext:value-type="float">
            <text:p>0,7173253676</text:p>
          </table:table-cell>
        </table:table-row>
        <table:table-row table:style-name="ro1">
          <table:table-cell office:value-type="string" calcext:value-type="string">
            <text:p>Leonardo Silv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3.8" calcext:value-type="float">
            <text:p>13,8</text:p>
          </table:table-cell>
          <table:table-cell office:value-type="float" office:value="2.07" calcext:value-type="float">
            <text:p>2,07</text:p>
          </table:table-cell>
          <table:table-cell office:value-type="float" office:value="9" calcext:value-type="float">
            <text:p>9</text:p>
          </table:table-cell>
          <table:table-cell office:value-type="float" office:value="4.64" calcext:value-type="float">
            <text:p>4,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25]= &quot;True&quot;; [.I725] / [.F725] * 2.15; [.I725]/[.F725])" office:value-type="float" office:value="0.722898550724638" calcext:value-type="float">
            <text:p>0,7228985507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2.69" calcext:value-type="float">
            <text:p>2,69</text:p>
          </table:table-cell>
          <table:table-cell office:value-type="float" office:value="1.22" calcext:value-type="float">
            <text:p>1,22</text:p>
          </table:table-cell>
          <table:table-cell office:value-type="float" office:value="4.4" calcext:value-type="float">
            <text:p>4,4</text:p>
          </table:table-cell>
          <table:table-cell office:value-type="float" office:value="1.95" calcext:value-type="float">
            <text:p>1,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726]= &quot;True&quot;; [.I726] / [.F726] * 2.15; [.I726]/[.F726])" office:value-type="float" office:value="0.724907063197026" calcext:value-type="float">
            <text:p>0,7249070632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7.9" calcext:value-type="float">
            <text:p>7,9</text:p>
          </table:table-cell>
          <table:table-cell office:value-type="float" office:value="0.75" calcext:value-type="float">
            <text:p>0,75</text:p>
          </table:table-cell>
          <table:table-cell office:value-type="float" office:value="5.5" calcext:value-type="float">
            <text:p>5,5</text:p>
          </table:table-cell>
          <table:table-cell office:value-type="float" office:value="2.67" calcext:value-type="float">
            <text:p>2,6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27]= &quot;True&quot;; [.I727] / [.F727] * 2.15; [.I727]/[.F727])" office:value-type="float" office:value="0.726645569620253" calcext:value-type="float">
            <text:p>0,7266455696</text:p>
          </table:table-cell>
        </table:table-row>
        <table:table-row table:style-name="ro1">
          <table:table-cell office:value-type="string" calcext:value-type="string">
            <text:p>Renato Cajá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30.43" calcext:value-type="float">
            <text:p>30,43</text:p>
          </table:table-cell>
          <table:table-cell office:value-type="float" office:value="0.58" calcext:value-type="float">
            <text:p>0,58</text:p>
          </table:table-cell>
          <table:table-cell office:value-type="float" office:value="8.7" calcext:value-type="float">
            <text:p>8,7</text:p>
          </table:table-cell>
          <table:table-cell office:value-type="float" office:value="10.33" calcext:value-type="float">
            <text:p>10,3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28]= &quot;True&quot;; [.I728] / [.F728] * 2.15; [.I728]/[.F728])" office:value-type="float" office:value="0.729855405849491" calcext:value-type="float">
            <text:p>0,7298554058</text:p>
          </table:table-cell>
        </table:table-row>
        <table:table-row table:style-name="ro1">
          <table:table-cell office:value-type="string" calcext:value-type="string">
            <text:p>Ángel Rome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úvida</text:p>
          </table:table-cell>
          <table:table-cell office:value-type="float" office:value="9.42" calcext:value-type="float">
            <text:p>9,42</text:p>
          </table:table-cell>
          <table:table-cell office:value-type="float" office:value="0.26" calcext:value-type="float">
            <text:p>0,26</text:p>
          </table:table-cell>
          <table:table-cell office:value-type="float" office:value="2.2" calcext:value-type="float">
            <text:p>2,2</text:p>
          </table:table-cell>
          <table:table-cell office:value-type="float" office:value="3.2" calcext:value-type="float">
            <text:p>3,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29]= &quot;True&quot;; [.I729] / [.F729] * 2.15; [.I729]/[.F729])" office:value-type="float" office:value="0.73036093418259" calcext:value-type="float">
            <text:p>0,7303609342</text:p>
          </table:table-cell>
        </table:table-row>
        <table:table-row table:style-name="ro1">
          <table:table-cell office:value-type="string" calcext:value-type="string">
            <text:p>William Cordeir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730]= &quot;True&quot;; [.I730] / [.F730] * 2.15; [.I730]/[.F730])" office:value-type="float" office:value="0.736842105263158" calcext:value-type="float">
            <text:p>0,7368421053</text:p>
          </table:table-cell>
        </table:table-row>
        <table:table-row table:style-name="ro1">
          <table:table-cell office:value-type="string" calcext:value-type="string">
            <text:p>Fábio Santo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8.13" calcext:value-type="float">
            <text:p>18,13</text:p>
          </table:table-cell>
          <table:table-cell office:value-type="float" office:value="2.67" calcext:value-type="float">
            <text:p>2,67</text:p>
          </table:table-cell>
          <table:table-cell office:value-type="float" office:value="11.1" calcext:value-type="float">
            <text:p>11,1</text:p>
          </table:table-cell>
          <table:table-cell office:value-type="float" office:value="6.24" calcext:value-type="float">
            <text:p>6,2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31]= &quot;True&quot;; [.I731] / [.F731] * 2.15; [.I731]/[.F731])" office:value-type="float" office:value="0.739988968560397" calcext:value-type="float">
            <text:p>0,7399889686</text:p>
          </table:table-cell>
        </table:table-row>
        <table:table-row table:style-name="ro1">
          <table:table-cell office:value-type="string" calcext:value-type="string">
            <text:p>Edu Dracen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9" calcext:value-type="float">
            <text:p>12,9</text:p>
          </table:table-cell>
          <table:table-cell office:value-type="float" office:value="1.19" calcext:value-type="float">
            <text:p>1,19</text:p>
          </table:table-cell>
          <table:table-cell office:value-type="float" office:value="7.2" calcext:value-type="float">
            <text:p>7,2</text:p>
          </table:table-cell>
          <table:table-cell office:value-type="float" office:value="4.47" calcext:value-type="float">
            <text:p>4,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32]= &quot;True&quot;; [.I732] / [.F732] * 2.15; [.I732]/[.F732])" office:value-type="float" office:value="0.745" calcext:value-type="float">
            <text:p>0,745</text:p>
          </table:table-cell>
        </table:table-row>
        <table:table-row table:style-name="ro1">
          <table:table-cell office:value-type="string" calcext:value-type="string">
            <text:p>Rodinei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22.99" calcext:value-type="float">
            <text:p>22,99</text:p>
          </table:table-cell>
          <table:table-cell office:value-type="float" office:value="-0.34" calcext:value-type="float">
            <text:p>-0,34</text:p>
          </table:table-cell>
          <table:table-cell office:value-type="float" office:value="5.1" calcext:value-type="float">
            <text:p>5,1</text:p>
          </table:table-cell>
          <table:table-cell office:value-type="float" office:value="7.98" calcext:value-type="float">
            <text:p>7,9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33]= &quot;True&quot;; [.I733] / [.F733] * 2.15; [.I733]/[.F733])" office:value-type="float" office:value="0.746280991735537" calcext:value-type="float">
            <text:p>0,7462809917</text:p>
          </table:table-cell>
        </table:table-row>
        <table:table-row table:style-name="ro1">
          <table:table-cell office:value-type="string" calcext:value-type="string">
            <text:p>Mário Sérgi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jo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5.55" calcext:value-type="float">
            <text:p>5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" calcext:value-type="float">
            <text:p>4,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alse</text:p>
          </table:table-cell>
          <table:table-cell table:formula="of:=IF([.AC734]= &quot;True&quot;; [.I734] / [.F734] * 2.15; [.I734]/[.F734])" office:value-type="float" office:value="0.747747747747748" calcext:value-type="float">
            <text:p>0,7477477477</text:p>
          </table:table-cell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umin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6.3" calcext:value-type="float">
            <text:p>6,3</text:p>
          </table:table-cell>
          <table:table-cell office:value-type="float" office:value="0.59" calcext:value-type="float">
            <text:p>0,59</text:p>
          </table:table-cell>
          <table:table-cell office:value-type="float" office:value="4.7" calcext:value-type="float">
            <text:p>4,7</text:p>
          </table:table-cell>
          <table:table-cell office:value-type="float" office:value="4.75" calcext:value-type="float">
            <text:p>4,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735]= &quot;True&quot;; [.I735] / [.F735] * 2.15; [.I735]/[.F735])" office:value-type="float" office:value="0.753968253968254" calcext:value-type="float">
            <text:p>0,753968254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.98" calcext:value-type="float">
            <text:p>1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736]= &quot;True&quot;; [.I736] / [.F736] * 2.15; [.I736]/[.F736])" office:value-type="float" office:value="0.757575757575758" calcext:value-type="float">
            <text:p>0,7575757576</text:p>
          </table:table-cell>
        </table:table-row>
        <table:table-row table:style-name="ro1">
          <table:table-cell office:value-type="string" calcext:value-type="string">
            <text:p>Muriel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5" calcext:value-type="float">
            <text:p>4,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737]= &quot;True&quot;; [.I737] / [.F737] * 2.15; [.I737]/[.F737])" office:value-type="float" office:value="0.763157894736842" calcext:value-type="float">
            <text:p>0,7631578947</text:p>
          </table:table-cell>
        </table:table-row>
        <table:table-row table:style-name="ro1">
          <table:table-cell office:value-type="string" calcext:value-type="string">
            <text:p>Bruno Henrique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undido</text:p>
          </table:table-cell>
          <table:table-cell office:value-type="float" office:value="4.4" calcext:value-type="float">
            <text:p>4,4</text:p>
          </table:table-cell>
          <table:table-cell office:value-type="float" office:value="-0.47" calcext:value-type="float">
            <text:p>-0,47</text:p>
          </table:table-cell>
          <table:table-cell office:value-type="float" office:value="1.1" calcext:value-type="float">
            <text:p>1,1</text:p>
          </table:table-cell>
          <table:table-cell office:value-type="float" office:value="1.57" calcext:value-type="float">
            <text:p>1,5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38]= &quot;True&quot;; [.I738] / [.F738] * 2.15; [.I738]/[.F738])" office:value-type="float" office:value="0.767159090909091" calcext:value-type="float">
            <text:p>0,7671590909</text:p>
          </table:table-cell>
        </table:table-row>
        <table:table-row table:style-name="ro1">
          <table:table-cell office:value-type="string" calcext:value-type="string">
            <text:p>Patri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o</text:p>
          </table:table-cell>
          <table:table-cell office:value-type="float" office:value="12.06" calcext:value-type="float">
            <text:p>12,06</text:p>
          </table:table-cell>
          <table:table-cell office:value-type="float" office:value="-0.94" calcext:value-type="float">
            <text:p>-0,94</text:p>
          </table:table-cell>
          <table:table-cell office:value-type="float" office:value="1.1" calcext:value-type="float">
            <text:p>1,1</text:p>
          </table:table-cell>
          <table:table-cell office:value-type="float" office:value="4.32" calcext:value-type="float">
            <text:p>4,3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39]= &quot;True&quot;; [.I739] / [.F739] * 2.15; [.I739]/[.F739])" office:value-type="float" office:value="0.770149253731343" calcext:value-type="float">
            <text:p>0,770149253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apeco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8.97" calcext:value-type="float">
            <text:p>8,97</text:p>
          </table:table-cell>
          <table:table-cell office:value-type="float" office:value="-0.68" calcext:value-type="float">
            <text:p>-0,68</text:p>
          </table:table-cell>
          <table:table-cell office:value-type="float" office:value="-1.2" calcext:value-type="float">
            <text:p>-1,2</text:p>
          </table:table-cell>
          <table:table-cell office:value-type="float" office:value="3.26" calcext:value-type="float">
            <text:p>3,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740]= &quot;True&quot;; [.I740] / [.F740] * 2.15; [.I740]/[.F740])" office:value-type="float" office:value="0.781382385730212" calcext:value-type="float">
            <text:p>0,7813823857</text:p>
          </table:table-cell>
        </table:table-row>
        <table:table-row table:style-name="ro1">
          <table:table-cell office:value-type="string" calcext:value-type="string">
            <text:p>Biro Bir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3.9" calcext:value-type="float">
            <text:p>13,9</text:p>
          </table:table-cell>
          <table:table-cell office:value-type="float" office:value="2.12" calcext:value-type="float">
            <text:p>2,12</text:p>
          </table:table-cell>
          <table:table-cell office:value-type="float" office:value="8.5" calcext:value-type="float">
            <text:p>8,5</text:p>
          </table:table-cell>
          <table:table-cell office:value-type="float" office:value="5.08" calcext:value-type="float">
            <text:p>5,0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41]= &quot;True&quot;; [.I741] / [.F741] * 2.15; [.I741]/[.F741])" office:value-type="float" office:value="0.785755395683453" calcext:value-type="float">
            <text:p>0,7857553957</text:p>
          </table:table-cell>
        </table:table-row>
        <table:table-row table:style-name="ro1">
          <table:table-cell office:value-type="string" calcext:value-type="string">
            <text:p>Marcos Junior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lumin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4.02" calcext:value-type="float">
            <text:p>4,02</text:p>
          </table:table-cell>
          <table:table-cell office:value-type="float" office:value="-1.35" calcext:value-type="float">
            <text:p>-1,35</text:p>
          </table:table-cell>
          <table:table-cell office:value-type="float" office:value="-1" calcext:value-type="float">
            <text:p>-1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742]= &quot;True&quot;; [.I742] / [.F742] * 2.15; [.I742]/[.F742])" office:value-type="float" office:value="0.796019900497513" calcext:value-type="float">
            <text:p>0,7960199005</text:p>
          </table:table-cell>
        </table:table-row>
        <table:table-row table:style-name="ro1">
          <table:table-cell office:value-type="string" calcext:value-type="string">
            <text:p>Christiano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vas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11.19" calcext:value-type="float">
            <text:p>11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" calcext:value-type="float">
            <text:p>4,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743]= &quot;True&quot;; [.I743] / [.F743] * 2.15; [.I743]/[.F743])" office:value-type="float" office:value="0.810813226094727" calcext:value-type="float">
            <text:p>0,8108132261</text:p>
          </table:table-cell>
        </table:table-row>
        <table:table-row table:style-name="ro1">
          <table:table-cell office:value-type="string" calcext:value-type="string">
            <text:p>Josué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11.06" calcext:value-type="float">
            <text:p>1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44]= &quot;True&quot;; [.I744] / [.F744] * 2.15; [.I744]/[.F744])" office:value-type="float" office:value="0.816455696202532" calcext:value-type="float">
            <text:p>0,8164556962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45]= &quot;True&quot;; [.I745] / [.F745] * 2.15; [.I745]/[.F745])" office:value-type="float" office:value="0.825446428571429" calcext:value-type="float">
            <text:p>0,8254464286</text:p>
          </table:table-cell>
        </table:table-row>
        <table:table-row table:style-name="ro1">
          <table:table-cell office:value-type="string" calcext:value-type="string">
            <text:p>Marcelo Oliveir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rê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8.48" calcext:value-type="float">
            <text:p>8,48</text:p>
          </table:table-cell>
          <table:table-cell office:value-type="float" office:value="-0.63" calcext:value-type="float">
            <text:p>-0,63</text:p>
          </table:table-cell>
          <table:table-cell office:value-type="float" office:value="1.8" calcext:value-type="float">
            <text:p>1,8</text:p>
          </table:table-cell>
          <table:table-cell office:value-type="float" office:value="3.3" calcext:value-type="float">
            <text:p>3,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746]= &quot;True&quot;; [.I746] / [.F746] * 2.15; [.I746]/[.F746])" office:value-type="float" office:value="0.836674528301887" calcext:value-type="float">
            <text:p>0,8366745283</text:p>
          </table:table-cell>
        </table:table-row>
        <table:table-row table:style-name="ro1">
          <table:table-cell office:value-type="string" calcext:value-type="string">
            <text:p>Rhodolf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grê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6.2" calcext:value-type="float">
            <text:p>6,2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2.44" calcext:value-type="float">
            <text:p>2,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747]= &quot;True&quot;; [.I747] / [.F747] * 2.15; [.I747]/[.F747])" office:value-type="float" office:value="0.846129032258065" calcext:value-type="float">
            <text:p>0,8461290323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,53</text:p>
          </table:table-cell>
          <table:table-cell office:value-type="float" office:value="4.6" calcext:value-type="float">
            <text:p>4,6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48]= &quot;True&quot;; [.I748] / [.F748] * 2.15; [.I748]/[.F748])" office:value-type="float" office:value="0.8465625" calcext:value-type="float">
            <text:p>0,8465625</text:p>
          </table:table-cell>
        </table:table-row>
        <table:table-row table:style-name="ro1">
          <table:table-cell office:value-type="string" calcext:value-type="string">
            <text:p>Vitor Hug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almeir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8.03" calcext:value-type="float">
            <text:p>18,03</text:p>
          </table:table-cell>
          <table:table-cell office:value-type="float" office:value="-1.92" calcext:value-type="float">
            <text:p>-1,92</text:p>
          </table:table-cell>
          <table:table-cell office:value-type="float" office:value="0.1" calcext:value-type="float">
            <text:p>0,1</text:p>
          </table:table-cell>
          <table:table-cell office:value-type="float" office:value="7.12" calcext:value-type="float">
            <text:p>7,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749]= &quot;True&quot;; [.I749] / [.F749] * 2.15; [.I749]/[.F749])" office:value-type="float" office:value="0.849029395452024" calcext:value-type="float">
            <text:p>0,8490293955</text:p>
          </table:table-cell>
        </table:table-row>
        <table:table-row table:style-name="ro1">
          <table:table-cell office:value-type="string" calcext:value-type="string">
            <text:p>Guto Ferreira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2.71" calcext:value-type="float">
            <text:p>12,71</text:p>
          </table:table-cell>
          <table:table-cell office:value-type="float" office:value="-0.12" calcext:value-type="float">
            <text:p>-0,12</text:p>
          </table:table-cell>
          <table:table-cell office:value-type="float" office:value="4.05" calcext:value-type="float">
            <text:p>4,05</text:p>
          </table:table-cell>
          <table:table-cell office:value-type="float" office:value="5.08" calcext:value-type="float">
            <text:p>5,0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50]= &quot;True&quot;; [.I750] / [.F750] * 2.15; [.I750]/[.F750])" office:value-type="float" office:value="0.859323367427223" calcext:value-type="float">
            <text:p>0,8593233674</text:p>
          </table:table-cell>
        </table:table-row>
        <table:table-row table:style-name="ro1">
          <table:table-cell office:value-type="string" calcext:value-type="string">
            <text:p>Otávio 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p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8.2" calcext:value-type="float">
            <text:p>8,2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7.12" calcext:value-type="float">
            <text:p>7,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751]= &quot;True&quot;; [.I751] / [.F751] * 2.15; [.I751]/[.F751])" office:value-type="float" office:value="0.868292682926829" calcext:value-type="float">
            <text:p>0,8682926829</text:p>
          </table:table-cell>
        </table:table-row>
        <table:table-row table:style-name="ro1">
          <table:table-cell office:value-type="string" calcext:value-type="string">
            <text:p>Marcelo Lomba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ponte pre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8.49" calcext:value-type="float">
            <text:p>18,49</text:p>
          </table:table-cell>
          <table:table-cell office:value-type="float" office:value="-0.99" calcext:value-type="float">
            <text:p>-0,99</text:p>
          </table:table-cell>
          <table:table-cell office:value-type="float" office:value="4.7" calcext:value-type="float">
            <text:p>4,7</text:p>
          </table:table-cell>
          <table:table-cell office:value-type="float" office:value="7.48" calcext:value-type="float">
            <text:p>7,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52]= &quot;True&quot;; [.I752] / [.F752] * 2.15; [.I752]/[.F752])" office:value-type="float" office:value="0.869767441860465" calcext:value-type="float">
            <text:p>0,8697674419</text:p>
          </table:table-cell>
        </table:table-row>
        <table:table-row table:style-name="ro1">
          <table:table-cell office:value-type="string" calcext:value-type="string">
            <text:p>Gilson Kleina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ava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" calcext:value-type="float">
            <text:p>6</text:p>
          </table:table-cell>
          <table:table-cell office:value-type="float" office:value="1.03" calcext:value-type="float">
            <text:p>1,03</text:p>
          </table:table-cell>
          <table:table-cell office:value-type="float" office:value="5.29" calcext:value-type="float">
            <text:p>5,29</text:p>
          </table:table-cell>
          <table:table-cell office:value-type="float" office:value="2.43" calcext:value-type="float">
            <text:p>2,4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53]= &quot;True&quot;; [.I753] / [.F753] * 2.15; [.I753]/[.F753])" office:value-type="float" office:value="0.87075" calcext:value-type="float">
            <text:p>0,87075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ruz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3.22" calcext:value-type="float">
            <text:p>3,22</text:p>
          </table:table-cell>
          <table:table-cell office:value-type="float" office:value="-1.29" calcext:value-type="float">
            <text:p>-1,29</text:p>
          </table:table-cell>
          <table:table-cell office:value-type="float" office:value="0.4" calcext:value-type="float">
            <text:p>0,4</text:p>
          </table:table-cell>
          <table:table-cell office:value-type="float" office:value="2.82" calcext:value-type="float">
            <text:p>2,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False</text:p>
          </table:table-cell>
          <table:table-cell table:formula="of:=IF([.AC754]= &quot;True&quot;; [.I754] / [.F754] * 2.15; [.I754]/[.F754])" office:value-type="float" office:value="0.875776397515528" calcext:value-type="float">
            <text:p>0,8757763975</text:p>
          </table:table-cell>
        </table:table-row>
        <table:table-row table:style-name="ro1">
          <table:table-cell office:value-type="string" calcext:value-type="string">
            <text:p>Nino Paraíb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5.6" calcext:value-type="float">
            <text:p>5,6</text:p>
          </table:table-cell>
          <table:table-cell office:value-type="float" office:value="0.9" calcext:value-type="float">
            <text:p>0,9</text:p>
          </table:table-cell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55]= &quot;True&quot;; [.I755] / [.F755] * 2.15; [.I755]/[.F755])" office:value-type="float" office:value="0.883035714285714" calcext:value-type="float">
            <text:p>0,8830357143</text:p>
          </table:table-cell>
        </table:table-row>
        <table:table-row table:style-name="ro1">
          <table:table-cell office:value-type="string" calcext:value-type="string">
            <text:p>Eduardo Baptista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0.8" calcext:value-type="float">
            <text:p>10,8</text:p>
          </table:table-cell>
          <table:table-cell office:value-type="float" office:value="-0.16" calcext:value-type="float">
            <text:p>-0,16</text:p>
          </table:table-cell>
          <table:table-cell office:value-type="float" office:value="3.08" calcext:value-type="float">
            <text:p>3,08</text:p>
          </table:table-cell>
          <table:table-cell office:value-type="float" office:value="4.45" calcext:value-type="float">
            <text:p>4,4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56]= &quot;True&quot;; [.I756] / [.F756] * 2.15; [.I756]/[.F756])" office:value-type="float" office:value="0.88587962962963" calcext:value-type="float">
            <text:p>0,8858796296</text:p>
          </table:table-cell>
        </table:table-row>
        <table:table-row table:style-name="ro1">
          <table:table-cell office:value-type="string" calcext:value-type="string">
            <text:p>Giulian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14.7" calcext:value-type="float">
            <text:p>14,7</text:p>
          </table:table-cell>
          <table:table-cell office:value-type="float" office:value="-2.85" calcext:value-type="float">
            <text:p>-2,85</text:p>
          </table:table-cell>
          <table:table-cell office:value-type="float" office:value="1.6" calcext:value-type="float">
            <text:p>1,6</text:p>
          </table:table-cell>
          <table:table-cell office:value-type="float" office:value="6.07" calcext:value-type="float">
            <text:p>6,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757]= &quot;True&quot;; [.I757] / [.F757] * 2.15; [.I757]/[.F757])" office:value-type="float" office:value="0.887789115646259" calcext:value-type="float">
            <text:p>0,8877891156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12.33" calcext:value-type="float">
            <text:p>12,33</text:p>
          </table:table-cell>
          <table:table-cell office:value-type="float" office:value="-2.04" calcext:value-type="float">
            <text:p>-2,04</text:p>
          </table:table-cell>
          <table:table-cell office:value-type="float" office:value="0.7" calcext:value-type="float">
            <text:p>0,7</text:p>
          </table:table-cell>
          <table:table-cell office:value-type="float" office:value="5.18" calcext:value-type="float">
            <text:p>5,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58]= &quot;True&quot;; [.I758] / [.F758] * 2.15; [.I758]/[.F758])" office:value-type="float" office:value="0.903244120032441" calcext:value-type="float">
            <text:p>0,90324412</text:p>
          </table:table-cell>
        </table:table-row>
        <table:table-row table:style-name="ro1">
          <table:table-cell office:value-type="string" calcext:value-type="string">
            <text:p>Vinícius Eutrópio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7.58" calcext:value-type="float">
            <text:p>7,58</text:p>
          </table:table-cell>
          <table:table-cell office:value-type="float" office:value="-0.95" calcext:value-type="float">
            <text:p>-0,95</text:p>
          </table:table-cell>
          <table:table-cell office:value-type="float" office:value="-0.01" calcext:value-type="float">
            <text:p>-0,01</text:p>
          </table:table-cell>
          <table:table-cell office:value-type="float" office:value="3.23" calcext:value-type="float">
            <text:p>3,2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759]= &quot;True&quot;; [.I759] / [.F759] * 2.15; [.I759]/[.F759])" office:value-type="float" office:value="0.916160949868074" calcext:value-type="float">
            <text:p>0,9161609499</text:p>
          </table:table-cell>
        </table:table-row>
        <table:table-row table:style-name="ro1">
          <table:table-cell office:value-type="string" calcext:value-type="string">
            <text:p>Vagner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ava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17" calcext:value-type="float">
            <text:p>6,17</text:p>
          </table:table-cell>
          <table:table-cell office:value-type="float" office:value="1.6" calcext:value-type="float">
            <text:p>1,6</text:p>
          </table:table-cell>
          <table:table-cell office:value-type="float" office:value="8" calcext:value-type="float">
            <text:p>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60]= &quot;True&quot;; [.I760] / [.F760] * 2.15; [.I760]/[.F760])" office:value-type="float" office:value="0.91645056726094" calcext:value-type="float">
            <text:p>0,9164505673</text:p>
          </table:table-cell>
        </table:table-row>
        <table:table-row table:style-name="ro1">
          <table:table-cell office:value-type="string" calcext:value-type="string">
            <text:p>Anderson Lopes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4.82" calcext:value-type="float">
            <text:p>4,82</text:p>
          </table:table-cell>
          <table:table-cell office:value-type="float" office:value="1.28" calcext:value-type="float">
            <text:p>1,28</text:p>
          </table:table-cell>
          <table:table-cell office:value-type="float" office:value="4.8" calcext:value-type="float">
            <text:p>4,8</text:p>
          </table:table-cell>
          <table:table-cell office:value-type="float" office:value="2.08" calcext:value-type="float">
            <text:p>2,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61]= &quot;True&quot;; [.I761] / [.F761] * 2.15; [.I761]/[.F761])" office:value-type="float" office:value="0.927800829875519" calcext:value-type="float">
            <text:p>0,9278008299</text:p>
          </table:table-cell>
        </table:table-row>
        <table:table-row table:style-name="ro1">
          <table:table-cell office:value-type="string" calcext:value-type="string">
            <text:p>Rodrigo Doura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5.7" calcext:value-type="float">
            <text:p>5,7</text:p>
          </table:table-cell>
          <table:table-cell office:value-type="float" office:value="1.18" calcext:value-type="float">
            <text:p>1,18</text:p>
          </table:table-cell>
          <table:table-cell office:value-type="float" office:value="6.8" calcext:value-type="float">
            <text:p>6,8</text:p>
          </table:table-cell>
          <table:table-cell office:value-type="float" office:value="5.35" calcext:value-type="float">
            <text:p>5,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762]= &quot;True&quot;; [.I762] / [.F762] * 2.15; [.I762]/[.F762])" office:value-type="float" office:value="0.93859649122807" calcext:value-type="float">
            <text:p>0,9385964912</text:p>
          </table:table-cell>
        </table:table-row>
        <table:table-row table:style-name="ro1">
          <table:table-cell office:value-type="string" calcext:value-type="string">
            <text:p>Rafael Silv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vas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6.4" calcext:value-type="float">
            <text:p>6,4</text:p>
          </table:table-cell>
          <table:table-cell office:value-type="float" office:value="0.41" calcext:value-type="float">
            <text:p>0,41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,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763]= &quot;True&quot;; [.I763] / [.F763] * 2.15; [.I763]/[.F763])" office:value-type="float" office:value="0.940625" calcext:value-type="float">
            <text:p>0,940625</text:p>
          </table:table-cell>
        </table:table-row>
        <table:table-row table:style-name="ro1">
          <table:table-cell office:value-type="string" calcext:value-type="string">
            <text:p>Braian Rodríguez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rêm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7.57" calcext:value-type="float">
            <text:p>7,57</text:p>
          </table:table-cell>
          <table:table-cell office:value-type="float" office:value="0.4" calcext:value-type="float">
            <text:p>0,4</text:p>
          </table:table-cell>
          <table:table-cell office:value-type="float" office:value="2.9" calcext:value-type="float">
            <text:p>2,9</text:p>
          </table:table-cell>
          <table:table-cell office:value-type="float" office:value="3.33" calcext:value-type="float">
            <text:p>3,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764]= &quot;True&quot;; [.I764] / [.F764] * 2.15; [.I764]/[.F764])" office:value-type="float" office:value="0.945772787318362" calcext:value-type="float">
            <text:p>0,945772787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7.58" calcext:value-type="float">
            <text:p>7,58</text:p>
          </table:table-cell>
          <table:table-cell office:value-type="float" office:value="-1.33" calcext:value-type="float">
            <text:p>-1,33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,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765]= &quot;True&quot;; [.I765] / [.F765] * 2.15; [.I765]/[.F765])" office:value-type="float" office:value="0.955870712401055" calcext:value-type="float">
            <text:p>0,9558707124</text:p>
          </table:table-cell>
        </table:table-row>
        <table:table-row table:style-name="ro1">
          <table:table-cell office:value-type="string" calcext:value-type="string">
            <text:p>Alan Costa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8.4" calcext:value-type="float">
            <text:p>8,4</text:p>
          </table:table-cell>
          <table:table-cell office:value-type="float" office:value="0.67" calcext:value-type="float">
            <text:p>0,67</text:p>
          </table:table-cell>
          <table:table-cell office:value-type="float" office:value="7.3" calcext:value-type="float">
            <text:p>7,3</text:p>
          </table:table-cell>
          <table:table-cell office:value-type="float" office:value="8.05" calcext:value-type="float">
            <text:p>8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766]= &quot;True&quot;; [.I766] / [.F766] * 2.15; [.I766]/[.F766])" office:value-type="float" office:value="0.958333333333333" calcext:value-type="float">
            <text:p>0,9583333333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6.64" calcext:value-type="float">
            <text:p>6,64</text:p>
          </table:table-cell>
          <table:table-cell office:value-type="float" office:value="-1.15" calcext:value-type="float">
            <text:p>-1,15</text:p>
          </table:table-cell>
          <table:table-cell office:value-type="float" office:value="2" calcext:value-type="float">
            <text:p>2</text:p>
          </table:table-cell>
          <table:table-cell office:value-type="float" office:value="2.97" calcext:value-type="float">
            <text:p>2,9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67]= &quot;True&quot;; [.I767] / [.F767] * 2.15; [.I767]/[.F767])" office:value-type="float" office:value="0.961671686746988" calcext:value-type="float">
            <text:p>0,9616716867</text:p>
          </table:table-cell>
        </table:table-row>
        <table:table-row table:style-name="ro1">
          <table:table-cell office:value-type="string" calcext:value-type="string">
            <text:p>Leandr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19" calcext:value-type="float">
            <text:p>5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768]= &quot;True&quot;; [.I768] / [.F768] * 2.15; [.I768]/[.F768])" office:value-type="float" office:value="1.0019267822736" calcext:value-type="float">
            <text:p>1,0019267823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ame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undido</text:p>
          </table:table-cell>
          <table:table-cell office:value-type="float" office:value="2.63" calcext:value-type="float">
            <text:p>2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769]= &quot;True&quot;; [.I769] / [.F769] * 2.15; [.I769]/[.F769])" office:value-type="float" office:value="1.02661596958175" calcext:value-type="float">
            <text:p>1,0266159696</text:p>
          </table:table-cell>
        </table:table-row>
        <table:table-row table:style-name="ro1">
          <table:table-cell office:value-type="string" calcext:value-type="string">
            <text:p>Welint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ti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10.68" calcext:value-type="float">
            <text:p>10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" calcext:value-type="float">
            <text:p>5,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770]= &quot;True&quot;; [.I770] / [.F770] * 2.15; [.I770]/[.F770])" office:value-type="float" office:value="1.05688202247191" calcext:value-type="float">
            <text:p>1,0568820225</text:p>
          </table:table-cell>
        </table:table-row>
        <table:table-row table:style-name="ro1">
          <table:table-cell office:value-type="string" calcext:value-type="string">
            <text:p>Eduardo Net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va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3.9" calcext:value-type="float">
            <text:p>3,9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,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71]= &quot;True&quot;; [.I771] / [.F771] * 2.15; [.I771]/[.F771])" office:value-type="float" office:value="1.06948717948718" calcext:value-type="float">
            <text:p>1,0694871795</text:p>
          </table:table-cell>
        </table:table-row>
        <table:table-row table:style-name="ro1">
          <table:table-cell office:value-type="string" calcext:value-type="string">
            <text:p>Romário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va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3.75" calcext:value-type="float">
            <text:p>3,75</text:p>
          </table:table-cell>
          <table:table-cell office:value-type="float" office:value="0.43" calcext:value-type="float">
            <text:p>0,43</text:p>
          </table:table-cell>
          <table:table-cell office:value-type="float" office:value="4.7" calcext:value-type="float">
            <text:p>4,7</text:p>
          </table:table-cell>
          <table:table-cell office:value-type="float" office:value="1.92" calcext:value-type="float">
            <text:p>1,9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72]= &quot;True&quot;; [.I772] / [.F772] * 2.15; [.I772]/[.F772])" office:value-type="float" office:value="1.1008" calcext:value-type="float">
            <text:p>1,1008</text:p>
          </table:table-cell>
        </table:table-row>
        <table:table-row table:style-name="ro1">
          <table:table-cell office:value-type="string" calcext:value-type="string">
            <text:p>Gefers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773]= &quot;True&quot;; [.I773] / [.F773] * 2.15; [.I773]/[.F773])" office:value-type="float" office:value="1.16104868913858" calcext:value-type="float">
            <text:p>1,1610486891</text:p>
          </table:table-cell>
        </table:table-row>
        <table:table-row table:style-name="ro1">
          <table:table-cell office:value-type="string" calcext:value-type="string">
            <text:p>Neto Mour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s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3.05" calcext:value-type="float">
            <text:p>3,05</text:p>
          </table:table-cell>
          <table:table-cell office:value-type="float" office:value="-0.69" calcext:value-type="float">
            <text:p>-0,69</text:p>
          </table:table-cell>
          <table:table-cell office:value-type="float" office:value="-1.2" calcext:value-type="float">
            <text:p>-1,2</text:p>
          </table:table-cell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74]= &quot;True&quot;; [.I774] / [.F774] * 2.15; [.I774]/[.F774])" office:value-type="float" office:value="1.1772131147541" calcext:value-type="float">
            <text:p>1,1772131148</text:p>
          </table:table-cell>
        </table:table-row>
        <table:table-row table:style-name="ro1">
          <table:table-cell office:value-type="string" calcext:value-type="string">
            <text:p>Rafael Galhard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rêm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ndido</text:p>
          </table:table-cell>
          <table:table-cell office:value-type="float" office:value="9.11" calcext:value-type="float">
            <text:p>9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" calcext:value-type="float">
            <text:p>5,0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775]= &quot;True&quot;; [.I775] / [.F775] * 2.15; [.I775]/[.F775])" office:value-type="float" office:value="1.19182217343578" calcext:value-type="float">
            <text:p>1,1918221734</text:p>
          </table:table-cell>
        </table:table-row>
        <table:table-row table:style-name="ro1">
          <table:table-cell office:value-type="string" calcext:value-type="string">
            <text:p>Dener Assunção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apecoe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9.33" calcext:value-type="float">
            <text:p>9,33</text:p>
          </table:table-cell>
          <table:table-cell office:value-type="float" office:value="0.35" calcext:value-type="float">
            <text:p>0,35</text:p>
          </table:table-cell>
          <table:table-cell office:value-type="float" office:value="5.4" calcext:value-type="float">
            <text:p>5,4</text:p>
          </table:table-cell>
          <table:table-cell office:value-type="float" office:value="5.32" calcext:value-type="float">
            <text:p>5,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776]= &quot;True&quot;; [.I776] / [.F776] * 2.15; [.I776]/[.F776])" office:value-type="float" office:value="1.22593783494105" calcext:value-type="float">
            <text:p>1,2259378349</text:p>
          </table:table-cell>
        </table:table-row>
        <table:table-row table:style-name="ro1">
          <table:table-cell office:value-type="string" calcext:value-type="string">
            <text:p>Rafael Carioc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o</text:p>
          </table:table-cell>
          <table:table-cell office:value-type="float" office:value="6.92" calcext:value-type="float">
            <text:p>6,92</text:p>
          </table:table-cell>
          <table:table-cell office:value-type="float" office:value="0.99" calcext:value-type="float">
            <text:p>0,99</text:p>
          </table:table-cell>
          <table:table-cell office:value-type="float" office:value="6.5" calcext:value-type="float">
            <text:p>6,5</text:p>
          </table:table-cell>
          <table:table-cell office:value-type="float" office:value="4.02" calcext:value-type="float">
            <text:p>4,0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777]= &quot;True&quot;; [.I777] / [.F777] * 2.15; [.I777]/[.F777])" office:value-type="float" office:value="1.24898843930636" calcext:value-type="float">
            <text:p>1,2489884393</text:p>
          </table:table-cell>
        </table:table-row>
        <table:table-row table:style-name="ro1">
          <table:table-cell office:value-type="string" calcext:value-type="string">
            <text:p>Digu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6.02" calcext:value-type="float">
            <text:p>6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778]= &quot;True&quot;; [.I778] / [.F778] * 2.15; [.I778]/[.F778])"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Charles 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va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0.82" calcext:value-type="float">
            <text:p>0,82</text:p>
          </table:table-cell>
          <table:table-cell office:value-type="float" office:value="-0.57" calcext:value-type="float">
            <text:p>-0,57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779]= &quot;True&quot;; [.I779] / [.F779] * 2.15; [.I779]/[.F779])" office:value-type="float" office:value="1.3109756097561" calcext:value-type="float">
            <text:p>1,3109756098</text:p>
          </table:table-cell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ava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3.82" calcext:value-type="float">
            <text:p>3,82</text:p>
          </table:table-cell>
          <table:table-cell office:value-type="float" office:value="3.01" calcext:value-type="float">
            <text:p>3,01</text:p>
          </table:table-cell>
          <table:table-cell office:value-type="float" office:value="11.5" calcext:value-type="float">
            <text:p>11,5</text:p>
          </table:table-cell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80]= &quot;True&quot;; [.I780] / [.F780] * 2.15; [.I780]/[.F780])" office:value-type="float" office:value="1.31138743455497" calcext:value-type="float">
            <text:p>1,3113874346</text:p>
          </table:table-cell>
        </table:table-row>
        <table:table-row table:style-name="ro1">
          <table:table-cell office:value-type="string" calcext:value-type="string">
            <text:p>Guilherme Arana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5.64" calcext:value-type="float">
            <text:p>5,64</text:p>
          </table:table-cell>
          <table:table-cell office:value-type="float" office:value="0.86" calcext:value-type="float">
            <text:p>0,86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False</text:p>
          </table:table-cell>
          <table:table-cell table:formula="of:=IF([.AC781]= &quot;True&quot;; [.I781] / [.F781] * 2.15; [.I781]/[.F781])" office:value-type="float" office:value="1.31205673758865" calcext:value-type="float">
            <text:p>1,3120567376</text:p>
          </table:table-cell>
        </table:table-row>
        <table:table-row table:style-name="ro1">
          <table:table-cell office:value-type="string" calcext:value-type="string">
            <text:p>Neto Berol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08" calcext:value-type="float">
            <text:p>5,08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mg</text:p>
          </table:table-cell>
          <table:table-cell office:value-type="string" calcext:value-type="string">
            <text:p>False</text:p>
          </table:table-cell>
          <table:table-cell table:formula="of:=IF([.AC782]= &quot;True&quot;; [.I782] / [.F782] * 2.15; [.I782]/[.F782])" office:value-type="float" office:value="1.31889763779528" calcext:value-type="float">
            <text:p>1,3188976378</text:p>
          </table:table-cell>
        </table:table-row>
        <table:table-row table:style-name="ro1">
          <table:table-cell office:value-type="string" calcext:value-type="string">
            <text:p>Rômul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1.81" calcext:value-type="float">
            <text:p>1,81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1.13" calcext:value-type="float">
            <text:p>1,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83]= &quot;True&quot;; [.I783] / [.F783] * 2.15; [.I783]/[.F783])" office:value-type="float" office:value="1.34226519337017" calcext:value-type="float">
            <text:p>1,3422651934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ava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9.43" calcext:value-type="float">
            <text:p>9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gueirense</text:p>
          </table:table-cell>
          <table:table-cell office:value-type="string" calcext:value-type="string">
            <text:p>True</text:p>
          </table:table-cell>
          <table:table-cell table:formula="of:=IF([.AC784]= &quot;True&quot;; [.I784] / [.F784] * 2.15; [.I784]/[.F784])" office:value-type="float" office:value="1.34517497348887" calcext:value-type="float">
            <text:p>1,3451749735</text:p>
          </table:table-cell>
        </table:table-row>
        <table:table-row table:style-name="ro1">
          <table:table-cell office:value-type="string" calcext:value-type="string">
            <text:p>Yago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33" calcext:value-type="float">
            <text:p>6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85]= &quot;True&quot;; [.I785] / [.F785] * 2.15; [.I785]/[.F785])" office:value-type="float" office:value="1.35860979462875" calcext:value-type="float">
            <text:p>1,3586097946</text:p>
          </table:table-cell>
        </table:table-row>
        <table:table-row table:style-name="ro1">
          <table:table-cell office:value-type="string" calcext:value-type="string">
            <text:p>Ayrto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almei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4.77" calcext:value-type="float">
            <text:p>4,77</text:p>
          </table:table-cell>
          <table:table-cell office:value-type="float" office:value="-1.11" calcext:value-type="float">
            <text:p>-1,11</text:p>
          </table:table-cell>
          <table:table-cell office:value-type="float" office:value="-1.1" calcext:value-type="float">
            <text:p>-1,1</text:p>
          </table:table-cell>
          <table:table-cell office:value-type="float" office:value="3.03" calcext:value-type="float">
            <text:p>3,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786]= &quot;True&quot;; [.I786] / [.F786] * 2.15; [.I786]/[.F786])" office:value-type="float" office:value="1.36572327044025" calcext:value-type="float">
            <text:p>1,3657232704</text:p>
          </table:table-cell>
        </table:table-row>
        <table:table-row table:style-name="ro1">
          <table:table-cell office:value-type="string" calcext:value-type="string">
            <text:p>Pedro Roch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grê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2.19" calcext:value-type="float">
            <text:p>2,19</text:p>
          </table:table-cell>
          <table:table-cell office:value-type="float" office:value="-0.67" calcext:value-type="float">
            <text:p>-0,6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787]= &quot;True&quot;; [.I787] / [.F787] * 2.15; [.I787]/[.F787])" office:value-type="float" office:value="1.37442922374429" calcext:value-type="float">
            <text:p>1,3744292237</text:p>
          </table:table-cell>
        </table:table-row>
        <table:table-row table:style-name="ro1">
          <table:table-cell office:value-type="string" calcext:value-type="string">
            <text:p>Paulinh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ponte pr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98" calcext:value-type="float">
            <text:p>4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88]= &quot;True&quot;; [.I788] / [.F788] * 2.15; [.I788]/[.F788])" office:value-type="float" office:value="1.42469879518072" calcext:value-type="float">
            <text:p>1,4246987952</text:p>
          </table:table-cell>
        </table:table-row>
        <table:table-row table:style-name="ro1">
          <table:table-cell office:value-type="string" calcext:value-type="string">
            <text:p>Cesinh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ponte pre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3.29" calcext:value-type="float">
            <text:p>3,29</text:p>
          </table:table-cell>
          <table:table-cell office:value-type="float" office:value="-0.1" calcext:value-type="float">
            <text:p>-0,1</text:p>
          </table:table-cell>
          <table:table-cell office:value-type="float" office:value="-0.3" calcext:value-type="float">
            <text:p>-0,3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89]= &quot;True&quot;; [.I789] / [.F789] * 2.15; [.I789]/[.F789])" office:value-type="float" office:value="1.43768996960486" calcext:value-type="float">
            <text:p>1,4376899696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almei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undido</text:p>
          </table:table-cell>
          <table:table-cell office:value-type="float" office:value="4.79" calcext:value-type="float">
            <text:p>4,79</text:p>
          </table:table-cell>
          <table:table-cell office:value-type="float" office:value="-0.7" calcext:value-type="float">
            <text:p>-0,7</text:p>
          </table:table-cell>
          <table:table-cell office:value-type="float" office:value="-0.9" calcext:value-type="float">
            <text:p>-0,9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True</text:p>
          </table:table-cell>
          <table:table-cell table:formula="of:=IF([.AC790]= &quot;True&quot;; [.I790] / [.F790] * 2.15; [.I790]/[.F790])" office:value-type="float" office:value="1.52609603340292" calcext:value-type="float">
            <text:p>1,5260960334</text:p>
          </table:table-cell>
        </table:table-row>
        <table:table-row table:style-name="ro1">
          <table:table-cell office:value-type="string" calcext:value-type="string">
            <text:p>Frauches 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flame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2.83" calcext:value-type="float">
            <text:p>2,83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tiba</text:p>
          </table:table-cell>
          <table:table-cell office:value-type="string" calcext:value-type="string">
            <text:p>False</text:p>
          </table:table-cell>
          <table:table-cell table:formula="of:=IF([.AC791]= &quot;True&quot;; [.I791] / [.F791] * 2.15; [.I791]/[.F791])" office:value-type="float" office:value="1.5547703180212" calcext:value-type="float">
            <text:p>1,554770318</text:p>
          </table:table-cell>
        </table:table-row>
        <table:table-row table:style-name="ro1">
          <table:table-cell office:value-type="string" calcext:value-type="string">
            <text:p>Samuel Xavie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9.13" calcext:value-type="float">
            <text:p>9,13</text:p>
          </table:table-cell>
          <table:table-cell office:value-type="float" office:value="0.18" calcext:value-type="float">
            <text:p>0,18</text:p>
          </table:table-cell>
          <table:table-cell office:value-type="float" office:value="4.7" calcext:value-type="float">
            <text:p>4,7</text:p>
          </table:table-cell>
          <table:table-cell office:value-type="float" office:value="6.68" calcext:value-type="float">
            <text:p>6,6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92]= &quot;True&quot;; [.I792] / [.F792] * 2.15; [.I792]/[.F792])" office:value-type="float" office:value="1.57305585980285" calcext:value-type="float">
            <text:p>1,5730558598</text:p>
          </table:table-cell>
        </table:table-row>
        <table:table-row table:style-name="ro1">
          <table:table-cell office:value-type="string" calcext:value-type="string">
            <text:p>Thiago Santana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5.71" calcext:value-type="float">
            <text:p>5,71</text:p>
          </table:table-cell>
          <table:table-cell office:value-type="float" office:value="1.71" calcext:value-type="float">
            <text:p>1,7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vaí</text:p>
          </table:table-cell>
          <table:table-cell office:value-type="string" calcext:value-type="string">
            <text:p>False</text:p>
          </table:table-cell>
          <table:table-cell table:formula="of:=IF([.AC793]= &quot;True&quot;; [.I793] / [.F793] * 2.15; [.I793]/[.F793])" office:value-type="float" office:value="1.57618213660245" calcext:value-type="float">
            <text:p>1,5761821366</text:p>
          </table:table-cell>
        </table:table-row>
        <table:table-row table:style-name="ro1">
          <table:table-cell office:value-type="string" calcext:value-type="string">
            <text:p>Uend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11.39" calcext:value-type="float">
            <text:p>11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rue</text:p>
          </table:table-cell>
          <table:table-cell table:formula="of:=IF([.AC794]= &quot;True&quot;; [.I794] / [.F794] * 2.15; [.I794]/[.F794])" office:value-type="float" office:value="1.585601404741" calcext:value-type="float">
            <text:p>1,5856014047</text:p>
          </table:table-cell>
        </table:table-row>
        <table:table-row table:style-name="ro1">
          <table:table-cell office:value-type="string" calcext:value-type="string">
            <text:p>Renê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vável</text:p>
          </table:table-cell>
          <table:table-cell office:value-type="float" office:value="5.01" calcext:value-type="float">
            <text:p>5,01</text:p>
          </table:table-cell>
          <table:table-cell office:value-type="float" office:value="-0.68" calcext:value-type="float">
            <text:p>-0,68</text:p>
          </table:table-cell>
          <table:table-cell office:value-type="float" office:value="2.1" calcext:value-type="float">
            <text:p>2,1</text:p>
          </table:table-cell>
          <table:table-cell office:value-type="float" office:value="3.78" calcext:value-type="float">
            <text:p>3,7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95]= &quot;True&quot;; [.I795] / [.F795] * 2.15; [.I795]/[.F795])" office:value-type="float" office:value="1.62215568862275" calcext:value-type="float">
            <text:p>1,6221556886</text:p>
          </table:table-cell>
        </table:table-row>
        <table:table-row table:style-name="ro1">
          <table:table-cell office:value-type="string" calcext:value-type="string">
            <text:p>Danilo Fernandes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s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vável</text:p>
          </table:table-cell>
          <table:table-cell office:value-type="float" office:value="9.54" calcext:value-type="float">
            <text:p>9,54</text:p>
          </table:table-cell>
          <table:table-cell office:value-type="float" office:value="1.79" calcext:value-type="float">
            <text:p>1,79</text:p>
          </table:table-cell>
          <table:table-cell office:value-type="float" office:value="10.9" calcext:value-type="float">
            <text:p>10,9</text:p>
          </table:table-cell>
          <table:table-cell office:value-type="float" office:value="7.35" calcext:value-type="float">
            <text:p>7,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796]= &quot;True&quot;; [.I796] / [.F796] * 2.15; [.I796]/[.F796])" office:value-type="float" office:value="1.6564465408805" calcext:value-type="float">
            <text:p>1,6564465409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úvida</text:p>
          </table:table-cell>
          <table:table-cell office:value-type="float" office:value="3.36" calcext:value-type="float">
            <text:p>3,36</text:p>
          </table:table-cell>
          <table:table-cell office:value-type="float" office:value="-0.82" calcext:value-type="float">
            <text:p>-0,82</text:p>
          </table:table-cell>
          <table:table-cell office:value-type="float" office:value="0.3" calcext:value-type="float">
            <text:p>0,3</text:p>
          </table:table-cell>
          <table:table-cell office:value-type="float" office:value="2.62" calcext:value-type="float">
            <text:p>2,6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797]= &quot;True&quot;; [.I797] / [.F797] * 2.15; [.I797]/[.F797])" office:value-type="float" office:value="1.6764880952381" calcext:value-type="float">
            <text:p>1,6764880952</text:p>
          </table:table-cell>
        </table:table-row>
        <table:table-row table:style-name="ro1">
          <table:table-cell office:value-type="string" calcext:value-type="string">
            <text:p>Paulinho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coriti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o</text:p>
          </table:table-cell>
          <table:table-cell office:value-type="float" office:value="7.11" calcext:value-type="float">
            <text:p>7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3" calcext:value-type="float">
            <text:p>5,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True</text:p>
          </table:table-cell>
          <table:table-cell table:formula="of:=IF([.AC798]= &quot;True&quot;; [.I798] / [.F798] * 2.15; [.I798]/[.F798])" office:value-type="float" office:value="1.70246132208158" calcext:value-type="float">
            <text:p>1,7024613221</text:p>
          </table:table-cell>
        </table:table-row>
        <table:table-row table:style-name="ro1">
          <table:table-cell office:value-type="string" calcext:value-type="string">
            <text:p>Tiago Alve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onte pre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ável</text:p>
          </table:table-cell>
          <table:table-cell office:value-type="float" office:value="3.55" calcext:value-type="float">
            <text:p>3,55</text:p>
          </table:table-cell>
          <table:table-cell office:value-type="float" office:value="-1.74" calcext:value-type="float">
            <text:p>-1,74</text:p>
          </table:table-cell>
          <table:table-cell office:value-type="float" office:value="-0.3" calcext:value-type="float">
            <text:p>-0,3</text:p>
          </table:table-cell>
          <table:table-cell office:value-type="float" office:value="2.84" calcext:value-type="float">
            <text:p>2,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799]= &quot;True&quot;; [.I799] / [.F799] * 2.15; [.I799]/[.F799])" office:value-type="float" office:value="1.72" calcext:value-type="float">
            <text:p>1,72</text:p>
          </table:table-cell>
        </table:table-row>
        <table:table-row table:style-name="ro1">
          <table:table-cell office:value-type="string" calcext:value-type="string">
            <text:p>Abud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chapeco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o</text:p>
          </table:table-cell>
          <table:table-cell office:value-type="float" office:value="2.18" calcext:value-type="float">
            <text:p>2,18</text:p>
          </table:table-cell>
          <table:table-cell office:value-type="float" office:value="-1.05" calcext:value-type="float">
            <text:p>-1,05</text:p>
          </table:table-cell>
          <table:table-cell office:value-type="float" office:value="-0.3" calcext:value-type="float">
            <text:p>-0,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rue</text:p>
          </table:table-cell>
          <table:table-cell table:formula="of:=IF([.AC800]= &quot;True&quot;; [.I800] / [.F800] * 2.15; [.I800]/[.F800])" office:value-type="float" office:value="1.77522935779816" calcext:value-type="float">
            <text:p>1,7752293578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5.03" calcext:value-type="float">
            <text:p>5,03</text:p>
          </table:table-cell>
          <table:table-cell office:value-type="float" office:value="0.42" calcext:value-type="float">
            <text:p>0,42</text:p>
          </table:table-cell>
          <table:table-cell office:value-type="float" office:value="6.5" calcext:value-type="float">
            <text:p>6,5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False</text:p>
          </table:table-cell>
          <table:table-cell table:formula="of:=IF([.AC801]= &quot;True&quot;; [.I801] / [.F801] * 2.15; [.I801]/[.F801])" office:value-type="float" office:value="1.80914512922465" calcext:value-type="float">
            <text:p>1,8091451292</text:p>
          </table:table-cell>
        </table:table-row>
        <table:table-row table:style-name="ro1">
          <table:table-cell office:value-type="string" calcext:value-type="string">
            <text:p>Araúj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grêm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3.21" calcext:value-type="float">
            <text:p>3,2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802]= &quot;True&quot;; [.I802] / [.F802] * 2.15; [.I802]/[.F802])" office:value-type="float" office:value="1.87538940809969" calcext:value-type="float">
            <text:p>1,8753894081</text:p>
          </table:table-cell>
        </table:table-row>
        <table:table-row table:style-name="ro1">
          <table:table-cell office:value-type="string" calcext:value-type="string">
            <text:p>Renato Chaves</text:p>
          </table:table-cell>
          <table:table-cell office:value-type="string" calcext:value-type="string">
            <text:p>Zagueiro</text:p>
          </table:table-cell>
          <table:table-cell office:value-type="string" calcext:value-type="string">
            <text:p>ponte pr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6.76" calcext:value-type="float">
            <text:p>6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True</text:p>
          </table:table-cell>
          <table:table-cell table:formula="of:=IF([.AC803]= &quot;True&quot;; [.I803] / [.F803] * 2.15; [.I803]/[.F803])" office:value-type="float" office:value="1.87647928994083" calcext:value-type="float">
            <text:p>1,8764792899</text:p>
          </table:table-cell>
        </table:table-row>
        <table:table-row table:style-name="ro1">
          <table:table-cell office:value-type="string" calcext:value-type="string">
            <text:p>Maikon Leite</text:p>
          </table:table-cell>
          <table:table-cell office:value-type="string" calcext:value-type="string">
            <text:p>Atacante</text:p>
          </table:table-cell>
          <table:table-cell office:value-type="string" calcext:value-type="string">
            <text:p>s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ável</text:p>
          </table:table-cell>
          <table:table-cell office:value-type="float" office:value="5.05" calcext:value-type="float">
            <text:p>5,05</text:p>
          </table:table-cell>
          <table:table-cell office:value-type="float" office:value="-1.98" calcext:value-type="float">
            <text:p>-1,98</text:p>
          </table:table-cell>
          <table:table-cell office:value-type="float" office:value="-0.2" calcext:value-type="float">
            <text:p>-0,2</text:p>
          </table:table-cell>
          <table:table-cell office:value-type="float" office:value="4.47" calcext:value-type="float">
            <text:p>4,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True</text:p>
          </table:table-cell>
          <table:table-cell table:formula="of:=IF([.AC804]= &quot;True&quot;; [.I804] / [.F804] * 2.15; [.I804]/[.F804])" office:value-type="float" office:value="1.90306930693069" calcext:value-type="float">
            <text:p>1,9030693069</text:p>
          </table:table-cell>
        </table:table-row>
        <table:table-row table:style-name="ro1">
          <table:table-cell office:value-type="string" calcext:value-type="string">
            <text:p>Jackson Caucaia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va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o</text:p>
          </table:table-cell>
          <table:table-cell office:value-type="float" office:value="4.96" calcext:value-type="float">
            <text:p>4,96</text:p>
          </table:table-cell>
          <table:table-cell office:value-type="float" office:value="1.64" calcext:value-type="float">
            <text:p>1,64</text:p>
          </table:table-cell>
          <table:table-cell office:value-type="float" office:value="7.1" calcext:value-type="float">
            <text:p>7,1</text:p>
          </table:table-cell>
          <table:table-cell office:value-type="float" office:value="4.95" calcext:value-type="float">
            <text:p>4,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True</text:p>
          </table:table-cell>
          <table:table-cell table:formula="of:=IF([.AC805]= &quot;True&quot;; [.I805] / [.F805] * 2.15; [.I805]/[.F805])" office:value-type="float" office:value="2.14566532258064" calcext:value-type="float">
            <text:p>2,1456653226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Meia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806]= &quot;True&quot;; [.I806] / [.F806] * 2.15; [.I806]/[.F806])" office:value-type="float" office:value="2.2558886509636" calcext:value-type="float">
            <text:p>2,255888651</text:p>
          </table:table-cell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Goleiro</text:p>
          </table:table-cell>
          <table:table-cell office:value-type="string" calcext:value-type="string">
            <text:p>grê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ável</text:p>
          </table:table-cell>
          <table:table-cell office:value-type="float" office:value="3.86" calcext:value-type="float">
            <text:p>3,86</text:p>
          </table:table-cell>
          <table:table-cell office:value-type="float" office:value="-0.5" calcext:value-type="float">
            <text:p>-0,5</text:p>
          </table:table-cell>
          <table:table-cell office:value-type="float" office:value="1.7" calcext:value-type="float">
            <text:p>1,7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rue</text:p>
          </table:table-cell>
          <table:table-cell table:formula="of:=IF([.AC807]= &quot;True&quot;; [.I807] / [.F807] * 2.15; [.I807]/[.F807])" office:value-type="float" office:value="2.33937823834197" calcext:value-type="float">
            <text:p>2,3393782383</text:p>
          </table:table-cell>
        </table:table-row>
        <table:table-row table:style-name="ro1">
          <table:table-cell office:value-type="string" calcext:value-type="string">
            <text:p>Breno Lope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flumin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29" calcext:value-type="float">
            <text:p>4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False</text:p>
          </table:table-cell>
          <table:table-cell table:formula="of:=IF([.AC808]= &quot;True&quot;; [.I808] / [.F808] * 2.15; [.I808]/[.F808])" office:value-type="float" office:value="2.7972027972028" calcext:value-type="float">
            <text:p>2,7972027972</text:p>
          </table:table-cell>
        </table:table-row>
        <table:table-row table:style-name="ro1">
          <table:table-cell office:value-type="string" calcext:value-type="string">
            <text:p>Carlos Cesar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o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ue</text:p>
          </table:table-cell>
          <table:table-cell table:formula="of:=IF([.AC809]= &quot;True&quot;; [.I809] / [.F809] * 2.15; [.I809]/[.F809])" office:value-type="float" office:value="3.04424778761062" calcext:value-type="float">
            <text:p>3,0442477876</text:p>
          </table:table-cell>
        </table:table-row>
      </table:table>
      <table:named-expressions/>
      <table:database-ranges>
        <table:database-range table:name="__Anonymous_Sheet_DB__0" table:target-range-address="jogadores.A1:jogadores.AD809">
          <table:sort>
            <table:sort-by table:field-number="2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6:01:28.704106596</dc:date>
    <meta:editing-duration>PT21H23M10S</meta:editing-duration>
    <meta:editing-cycles>1</meta:editing-cycles>
    <meta:document-statistic meta:table-count="1" meta:cell-count="24270" meta:object-count="0"/>
    <meta:generator>LibreOffice/4.4.2.2$Linux_X86_64 LibreOffice_project/40m0$Build-2</meta:generator>
  </office:meta>
</office:document-meta>
</file>